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4000001AE59BF7B3FAD5784C1.png" manifest:media-type="image/png"/>
  <manifest:file-entry manifest:full-path="Pictures/100000000000019000000190E7ABE2A75C522F13.png" manifest:media-type="image/png"/>
  <manifest:file-entry manifest:full-path="Pictures/1000000000000C300000107049C403F91784F1B4.jpg" manifest:media-type="image/jpeg"/>
  <manifest:file-entry manifest:full-path="Pictures/100000000000019000000190998ECE14BEA8353B.png" manifest:media-type="image/png"/>
  <manifest:file-entry manifest:full-path="Pictures/100000000000032000000190A74EDB033691DE54.png" manifest:media-type="image/png"/>
  <manifest:file-entry manifest:full-path="Pictures/100000000000021E000001AE1F3A9CDEE26E22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3333ff" draw:marker-start-width="0.359cm" draw:marker-end-width="0.359cm" draw:fill-color="#ffffff" draw:textarea-horizontal-align="justify" draw:textarea-vertical-align="middle" draw:auto-grow-height="false" fo:min-height="0.406cm" fo:min-width="6.934cm" fo:padding-top="0.178cm" fo:padding-bottom="0.178cm" fo:padding-left="0.303cm" fo:padding-right="0.303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528cm" fo:min-width="5.596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418cm" fo:min-width="1.088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826cm" fo:min-width="5.438cm"/>
    </style:style>
    <style:style style:name="gr6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3.819cm" fo:min-width="0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  <style:paragraph-properties style:writing-mode="lr-tb"/>
    </style:style>
    <style:style style:name="gr8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3.739cm" fo:min-width="0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8.083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11" style:family="graphic" style:parent-style-name="objectwithoutfill">
      <style:graphic-properties svg:stroke-width="0.081cm" svg:stroke-color="#3333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1cm"/>
      <style:paragraph-properties style:writing-mode="lr-tb"/>
    </style:style>
    <style:style style:name="gr13" style:family="graphic" style:parent-style-name="objectwithoutfill">
      <style:graphic-properties svg:stroke-width="0.081cm" svg:stroke-color="#ff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5cm"/>
      <style:paragraph-properties style:writing-mode="lr-tb"/>
    </style:style>
    <style:style style:name="gr15" style:family="graphic" style:parent-style-name="objectwithoutfill">
      <style:graphic-properties svg:stroke-width="0.081cm" svg:stroke-color="#33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8cm"/>
      <style:paragraph-properties style:writing-mode="lr-tb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418cm" fo:min-width="2.308cm"/>
    </style:style>
    <style:style style:name="gr18" style:family="graphic" style:parent-style-name="objectwithoutfill">
      <style:graphic-properties draw:stroke="dash" draw:stroke-dash="Fine_20_Dashed" svg:stroke-width="0.102cm" svg:stroke-color="#666666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draw:stroke="dash" draw:stroke-dash="Fine_20_Dashed" svg:stroke-width="0.102cm" svg:stroke-color="#666666" draw:marker-start-width="0.508cm" draw:marker-end-width="0.508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424cm" fo:min-width="8.04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22" style:family="graphic" style:parent-style-name="standard">
      <style:graphic-properties svg:stroke-width="0.106cm" svg:stroke-color="#3333ff" draw:marker-start-width="0.359cm" draw:marker-end-width="0.359cm" draw:fill-color="#ffffff" draw:textarea-horizontal-align="justify" draw:textarea-vertical-align="middle" draw:auto-grow-height="false" fo:min-height="0.512cm" fo:min-width="9.66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3333ff" draw:marker-start-width="0.359cm" draw:marker-end-width="0.359cm" draw:fill-color="#3333ff" draw:textarea-horizontal-align="justify" draw:textarea-vertical-align="middle" draw:auto-grow-height="false" fo:min-height="0.406cm" fo:min-width="4.434cm" fo:padding-top="0.178cm" fo:padding-bottom="0.178cm" fo:padding-left="0.303cm" fo:padding-right="0.303cm"/>
    </style:style>
    <style:style style:name="gr2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418cm" fo:min-width="7.3cm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923cm" fo:min-width="1.4cm"/>
    </style:style>
    <style:style style:name="gr2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037cm" fo:min-width="6.604cm"/>
    </style:style>
    <style:style style:name="gr28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4.538cm" fo:min-width="0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30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9.736cm" fo:min-width="0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92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1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1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  <style:paragraph-properties style:writing-mode="lr-tb"/>
    </style:style>
    <style:style style:name="gr35" style:family="graphic" style:parent-style-name="standard">
      <style:graphic-properties svg:stroke-width="0.106cm" svg:stroke-color="#3333ff" draw:marker-start-width="0.359cm" draw:marker-end-width="0.359cm" draw:fill-color="#ffffff" draw:textarea-horizontal-align="justify" draw:textarea-vertical-align="middle" draw:auto-grow-height="false" fo:min-height="0.406cm" fo:min-width="4.474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3333ff" draw:marker-start-width="0.359cm" draw:marker-end-width="0.359cm" draw:fill-color="#3333ff" draw:textarea-horizontal-align="justify" draw:textarea-vertical-align="middle" draw:auto-grow-height="false" fo:min-height="0.406cm" fo:min-width="1.883cm" fo:padding-top="0.178cm" fo:padding-bottom="0.178cm" fo:padding-left="0.303cm" fo:padding-right="0.303cm"/>
    </style:style>
    <style:style style:name="gr3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418cm" fo:min-width="2.732cm"/>
    </style:style>
    <style:style style:name="gr38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svg:stroke-width="0.106cm" svg:stroke-color="#ff0000" draw:marker-start-width="0.359cm" draw:marker-end-width="0.359cm" draw:fill-color="#ffffff" draw:textarea-horizontal-align="justify" draw:textarea-vertical-align="middle" draw:auto-grow-height="false" fo:min-height="0.406cm" fo:min-width="1.973cm" fo:padding-top="0.178cm" fo:padding-bottom="0.178cm" fo:padding-left="0.303cm" fo:padding-right="0.303cm"/>
    </style:style>
    <style:style style:name="gr41" style:family="graphic" style:parent-style-name="standard">
      <style:graphic-properties svg:stroke-width="0.106cm" svg:stroke-color="#ff0000" draw:marker-start-width="0.359cm" draw:marker-end-width="0.359cm" draw:fill-color="#ff0000" draw:textarea-horizontal-align="justify" draw:textarea-vertical-align="middle" draw:auto-grow-height="false" fo:min-height="0.406cm" fo:min-width="4.454cm" fo:padding-top="0.178cm" fo:padding-bottom="0.178cm" fo:padding-left="0.303cm" fo:padding-right="0.303cm"/>
    </style:style>
    <style:style style:name="gr42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52cm" fo:min-width="0cm"/>
    </style:style>
    <style:style style:name="gr44" style:family="graphic" style:parent-style-name="standard">
      <style:graphic-properties svg:stroke-width="0.106cm" svg:stroke-color="#ff0000" draw:marker-start-width="0.359cm" draw:marker-end-width="0.359cm" draw:fill-color="#ff0000" draw:textarea-horizontal-align="justify" draw:textarea-vertical-align="middle" draw:auto-grow-height="false" fo:min-height="0.406cm" fo:min-width="7.033cm" fo:padding-top="0.178cm" fo:padding-bottom="0.178cm" fo:padding-left="0.303cm" fo:padding-right="0.303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4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9.61cm" fo:min-width="1.573cm"/>
    </style:style>
    <style:style style:name="gr4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27cm" fo:min-width="7.21cm"/>
    </style:style>
    <style:style style:name="gr49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4.947cm" fo:min-width="0cm" fo:padding-top="0.165cm" fo:padding-bottom="0.165cm" fo:padding-left="0.29cm" fo:padding-right="0.2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07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52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10.588cm" fo:min-width="0cm" fo:padding-top="0.165cm" fo:padding-bottom="0.165cm" fo:padding-left="0.29cm" fo:padding-right="0.2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  <style:paragraph-properties style:writing-mode="lr-tb"/>
    </style:style>
    <style:style style:name="gr5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763cm" fo:min-width="1.351cm"/>
    </style:style>
    <style:style style:name="gr5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19cm" fo:min-width="1.2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594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56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60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  <style:paragraph-properties style:writing-mode="lr-tb"/>
    </style:style>
    <style:style style:name="gr6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19cm" fo:min-width="2.63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71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716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676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711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6cm"/>
      <style:paragraph-properties style:writing-mode="lr-tb"/>
    </style:style>
    <style:style style:name="gr7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763cm" fo:min-width="2.829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714cm"/>
      <style:paragraph-properties style:writing-mode="lr-tb"/>
    </style:style>
    <style:style style:name="gr7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604cm" fo:min-width="9.018cm"/>
    </style:style>
    <style:style style:name="gr8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29cm" fo:min-width="9.556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2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17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4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0.77cm"/>
    </style:style>
    <style:style style:name="gr8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1.475cm" fo:min-width="1.965cm"/>
    </style:style>
    <style:style style:name="gr88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5.946cm" fo:min-width="0cm" fo:padding-top="0.165cm" fo:padding-bottom="0.165cm" fo:padding-left="0.29cm" fo:padding-right="0.29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327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8cm"/>
      <style:paragraph-properties style:writing-mode="lr-tb"/>
    </style:style>
    <style:style style:name="gr91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12.652cm" fo:min-width="0cm" fo:padding-top="0.165cm" fo:padding-bottom="0.165cm" fo:padding-left="0.29cm" fo:padding-right="0.29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6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885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884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2.183cm"/>
      <style:paragraph-properties style:writing-mode="lr-tb"/>
    </style:style>
    <style:style style:name="gr97" style:family="graphic" style:parent-style-name="standard">
      <style:graphic-properties svg:stroke-width="0.106cm" svg:stroke-color="#3333ff" draw:marker-start-width="0.359cm" draw:marker-end-width="0.359cm" draw:fill-color="#3333ff" draw:opacity="30%" draw:textarea-horizontal-align="justify" draw:textarea-vertical-align="middle" draw:auto-grow-height="false" fo:min-height="0.406cm" fo:min-width="1.883cm" fo:padding-top="0.178cm" fo:padding-bottom="0.178cm" fo:padding-left="0.303cm" fo:padding-right="0.303cm"/>
    </style:style>
    <style:style style:name="gr98" style:family="graphic" style:parent-style-name="objectwithoutfill">
      <style:graphic-properties svg:stroke-width="0.106cm" svg:stroke-color="#0000ff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99" style:family="graphic" style:parent-style-name="standard">
      <style:graphic-properties svg:stroke-color="#ffffff" draw:fill-color="#ffffff" draw:textarea-horizontal-align="justify" draw:textarea-vertical-align="middle" draw:auto-grow-height="false" fo:min-height="1.63cm" fo:min-width="2.954cm"/>
    </style:style>
    <style:style style:name="gr10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411cm" fo:min-width="4.234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719cm"/>
      <style:paragraph-properties style:writing-mode="lr-tb"/>
    </style:style>
    <style:style style:name="gr102" style:family="graphic" style:parent-style-name="standard">
      <style:graphic-properties svg:stroke-width="0.106cm" svg:stroke-color="#3333ff" draw:marker-start-width="0.359cm" draw:marker-end-width="0.359cm" draw:fill-color="#3333ff" draw:opacity="60%" draw:textarea-horizontal-align="justify" draw:textarea-vertical-align="middle" draw:auto-grow-height="false" fo:min-height="0.406cm" fo:min-width="4.398cm" fo:padding-top="0.178cm" fo:padding-bottom="0.178cm" fo:padding-left="0.303cm" fo:padding-right="0.303cm"/>
    </style:style>
    <style:style style:name="gr103" style:family="graphic" style:parent-style-name="standard">
      <style:graphic-properties svg:stroke-width="0.106cm" svg:stroke-color="#ff0000" draw:marker-start-width="0.359cm" draw:marker-end-width="0.359cm" draw:fill-color="#ff0000" draw:opacity="40%" draw:textarea-horizontal-align="justify" draw:textarea-vertical-align="middle" draw:auto-grow-height="false" fo:min-height="0.406cm" fo:min-width="4.454cm" fo:padding-top="0.178cm" fo:padding-bottom="0.178cm" fo:padding-left="0.303cm" fo:padding-right="0.303cm"/>
    </style:style>
    <style:style style:name="gr104" style:family="graphic" style:parent-style-name="objectwithoutfill">
      <style:graphic-properties svg:stroke-width="0.081cm" svg:stroke-color="#ff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05" style:family="graphic" style:parent-style-name="standard">
      <style:graphic-properties svg:stroke-color="#ffffff" draw:fill-color="#ffffff" draw:textarea-horizontal-align="justify" draw:textarea-vertical-align="middle" draw:auto-grow-height="false" fo:min-height="1.604cm" fo:min-width="2.853cm"/>
    </style:style>
    <style:style style:name="gr106" style:family="graphic" style:parent-style-name="standard">
      <style:graphic-properties svg:stroke-width="0.106cm" svg:stroke-color="#ff0000" draw:marker-start-width="0.359cm" draw:marker-end-width="0.359cm" draw:fill-color="#ff0000" draw:opacity="60%" draw:textarea-horizontal-align="justify" draw:textarea-vertical-align="middle" draw:auto-grow-height="false" fo:min-height="0.406cm" fo:min-width="1.973cm" fo:padding-top="0.178cm" fo:padding-bottom="0.178cm" fo:padding-left="0.303cm" fo:padding-right="0.303cm"/>
    </style:style>
    <style:style style:name="gr107" style:family="graphic" style:parent-style-name="standard">
      <style:graphic-properties svg:stroke-width="0.106cm" svg:stroke-color="#ff0000" draw:marker-start-width="0.359cm" draw:marker-end-width="0.359cm" draw:fill-color="#ff0000" draw:opacity="100%" draw:textarea-horizontal-align="justify" draw:textarea-vertical-align="middle" draw:auto-grow-height="false" fo:min-height="0.406cm" fo:min-width="4.454cm" fo:padding-top="0.178cm" fo:padding-bottom="0.178cm" fo:padding-left="0.303cm" fo:padding-right="0.303cm"/>
    </style:style>
    <style:style style:name="gr108" style:family="graphic" style:parent-style-name="standard">
      <style:graphic-properties svg:stroke-color="#ffffff" draw:fill-color="#ffffff" draw:textarea-horizontal-align="justify" draw:textarea-vertical-align="middle" draw:auto-grow-height="false" fo:min-height="1.864cm" fo:min-width="6.145cm"/>
    </style:style>
    <style:style style:name="gr109" style:family="graphic" style:parent-style-name="standard">
      <style:graphic-properties svg:stroke-color="#ffffff" draw:fill-color="#ffffff" draw:textarea-horizontal-align="justify" draw:textarea-vertical-align="middle" draw:auto-grow-height="false" fo:min-height="29.038cm" fo:min-width="5.088cm"/>
    </style:style>
    <style:style style:name="gr110" style:family="graphic" style:parent-style-name="objectwithoutfill">
      <style:graphic-properties svg:stroke-width="0.159cm" svg:stroke-color="#127622" draw:marker-start-width="0.437cm" draw:marker-end="Arrow" draw:marker-end-width="0.745cm" draw:fill="none" draw:textarea-vertical-align="middle" fo:padding-top="0.203cm" fo:padding-bottom="0.203cm" fo:padding-left="0.328cm" fo:padding-right="0.328cm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Times New Roman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-color="#3333ff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paragraph-properties style:writing-mode="lr-tb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text-properties fo:font-size="60pt" style:font-size-asian="60pt" style:font-size-complex="60pt"/>
    </style:style>
    <style:style style:name="P19" style:family="paragraph">
      <loext:graphic-properties draw:fill="none" draw:fill-color="#ffffff"/>
      <style:paragraph-properties style:writing-mode="lr-tb"/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P20" style:family="paragraph">
      <loext:graphic-properties draw:fill-color="#3333ff" draw:opacity="30%"/>
      <style:paragraph-properties fo:text-align="center"/>
    </style:style>
    <style:style style:name="P21" style:family="paragraph">
      <style:text-properties fo:color="#b2b2b2"/>
    </style:style>
    <style:style style:name="P22" style:family="paragraph">
      <loext:graphic-properties draw:fill="none" draw:fill-color="#ffffff"/>
      <style:paragraph-properties style:writing-mode="lr-tb"/>
      <style:text-properties fo:color="#b2b2b2" style:font-name="Times New Roman"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-color="#3333ff" draw:opacity="60%"/>
      <style:paragraph-properties fo:text-align="center"/>
    </style:style>
    <style:style style:name="P24" style:family="paragraph">
      <loext:graphic-properties draw:fill-color="#ff0000" draw:opacity="40%"/>
      <style:paragraph-properties fo:text-align="center"/>
    </style:style>
    <style:style style:name="P25" style:family="paragraph">
      <loext:graphic-properties draw:fill-color="#ff0000" draw:opacity="60%"/>
      <style:paragraph-properties fo:text-align="center"/>
    </style:style>
    <style:style style:name="P26" style:family="paragraph">
      <loext:graphic-properties draw:fill-color="#ff0000" draw:opacity="100%"/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font-size="60pt" style:font-size-asian="60pt" style:font-size-complex="60pt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font-size="40pt" style:font-size-asian="40pt" style:font-size-complex="40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4" style:family="text">
      <style:text-properties style:text-position="sub 58%" style:font-name="Times New Roman" fo:font-size="28pt" fo:font-weight="bold" style:font-size-asian="20pt" style:font-weight-asian="bold" style:font-size-complex="20pt" style:font-weight-complex="bold"/>
    </style:style>
    <style:style style:name="T5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7" style:family="text">
      <style:text-properties style:text-position="super 58%" style:font-name="Times New Roman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10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T12" style:family="text">
      <style:text-properties fo:color="#b2b2b2" style:font-name="Times New Roman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Times New Roman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9.558cm" svg:height="6.86cm" svg:x="3.082cm" svg:y="4.592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9.558cm" svg:height="6.86cm" svg:x="-11.918cm" svg:y="4.592cm">
          <draw:image xlink:href="Pictures/100000000000021E000001AE1F3A9CDEE26E2270.png" xlink:type="simple" xlink:show="embed" xlink:actuate="onLoad" loext:mime-type="image/png">
            <text:p/>
          </draw:image>
        </draw:frame>
        <draw:custom-shape draw:style-name="gr2" draw:text-style-name="P2" draw:layer="layout" svg:width="7.54cm" svg:height="0.762cm" svg:x="2.54cm" svg:y="9.81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558cm" svg:height="6.86cm" svg:x="-4.318cm" svg:y="-1.008cm">
          <draw:image xlink:href="Pictures/100000000000021E000001AE1F3A9CDEE26E2270.png" xlink:type="simple" xlink:show="embed" xlink:actuate="onLoad" loext:mime-type="image/png">
            <text:p/>
          </draw:image>
        </draw:frame>
        <draw:custom-shape draw:style-name="gr3" draw:text-style-name="P3" draw:layer="layout" svg:width="6.096cm" svg:height="1.778cm" svg:x="26.67cm" svg:y="1.77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166cm" svg:height="10.582cm" svg:x="33.528cm" svg:y="1.778cm">
          <draw:image xlink:href="Pictures/100000000000032000000190A74EDB033691DE54.png" xlink:type="simple" xlink:show="embed" xlink:actuate="onLoad" loext:mime-type="image/png">
            <text:p/>
          </draw:image>
        </draw:frame>
        <draw:custom-shape draw:style-name="gr4" draw:text-style-name="P3" draw:layer="layout" svg:width="1.588cm" svg:height="7.668cm" svg:x="33.178cm" svg:y="3.4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938cm" svg:height="1.076cm" svg:x="33.178cm" svg:y="1.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08cm" svg:height="4.291cm" draw:transform="rotate (-1.56660753659011) translate (39.851cm 11.8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5" draw:layer="layout" svg:width="4.826cm" svg:height="1.034cm" svg:x="36.014cm" svg:y="12.3cm">
          <draw:text-box>
            <text:p><text:span text:style-name="T1">MIDD</text:span><text:span text:style-name="T1">AY</text:span></text:p>
          </draw:text-box>
        </draw:frame>
        <draw:custom-shape draw:style-name="gr8" draw:text-style-name="P4" draw:layer="layout" svg:width="0.508cm" svg:height="4.291cm" draw:transform="rotate (-1.56660753659011) translate (44.53cm 11.8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5" draw:layer="layout" svg:width="4.826cm" svg:height="1.034cm" svg:x="41.093cm" svg:y="12.28cm">
          <draw:text-box>
            <text:p><text:span text:style-name="T1">DUSK</text:span></text:p>
          </draw:text-box>
        </draw:frame>
        <draw:custom-shape draw:style-name="gr9" draw:text-style-name="P4" draw:layer="layout" svg:width="0.508cm" svg:height="8.875cm" draw:transform="rotate (-1.56660753659011) translate (53.593cm 11.79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5" draw:layer="layout" svg:width="5.644cm" svg:height="1.817cm" svg:x="46.572cm" svg:y="12.26cm">
          <draw:text-box>
            <text:p><text:span text:style-name="T1">NIGH</text:span><text:span text:style-name="T1">T/</text:span><text:span text:style-name="T1">DAWN</text:span></text:p>
          </draw:text-box>
        </draw:frame>
        <draw:line draw:style-name="gr11" draw:text-style-name="P1" draw:layer="layout" svg:x1="35.763cm" svg:y1="9.706cm" svg:x2="36.779cm" svg:y2="9.706cm">
          <text:p/>
        </draw:line>
        <draw:frame draw:style-name="gr12" draw:text-style-name="P6" draw:layer="layout" svg:width="3.556cm" svg:height="0.721cm" draw:transform="rotate (1.5707963267949) translate (35.819cm 11.801cm)">
          <draw:text-box>
            <text:p><text:span text:style-name="T2">LD ZT4</text:span></text:p>
          </draw:text-box>
        </draw:frame>
        <draw:line draw:style-name="gr11" draw:text-style-name="P1" draw:layer="layout" svg:x1="37.263cm" svg:y1="9.706cm" svg:x2="38.279cm" svg:y2="9.706cm">
          <text:p/>
        </draw:line>
        <draw:frame draw:style-name="gr12" draw:text-style-name="P6" draw:layer="layout" svg:width="3.556cm" svg:height="0.721cm" draw:transform="rotate (1.5707963267949) translate (37.319cm 11.801cm)">
          <draw:text-box>
            <text:p><text:span text:style-name="T2">SD ZT4</text:span></text:p>
          </draw:text-box>
        </draw:frame>
        <draw:line draw:style-name="gr11" draw:text-style-name="P1" draw:layer="layout" svg:x1="38.763cm" svg:y1="9.706cm" svg:x2="39.779cm" svg:y2="9.706cm">
          <text:p/>
        </draw:line>
        <draw:frame draw:style-name="gr12" draw:text-style-name="P6" draw:layer="layout" svg:width="3.556cm" svg:height="0.721cm" draw:transform="rotate (1.5707963267949) translate (38.819cm 11.801cm)">
          <draw:text-box>
            <text:p><text:span text:style-name="T2">LD ZT8</text:span></text:p>
          </draw:text-box>
        </draw:frame>
        <draw:line draw:style-name="gr13" draw:text-style-name="P1" draw:layer="layout" svg:x1="40.263cm" svg:y1="9.706cm" svg:x2="41.279cm" svg:y2="9.706cm">
          <text:p/>
        </draw:line>
        <draw:frame draw:style-name="gr12" draw:text-style-name="P6" draw:layer="layout" svg:width="3.556cm" svg:height="0.721cm" draw:transform="rotate (1.5707963267949) translate (40.42cm 11.801cm)">
          <draw:text-box>
            <text:p><text:span text:style-name="T2">SD ZT8</text:span></text:p>
          </draw:text-box>
        </draw:frame>
        <draw:line draw:style-name="gr13" draw:text-style-name="P1" draw:layer="layout" svg:x1="41.863cm" svg:y1="9.706cm" svg:x2="42.879cm" svg:y2="9.706cm">
          <text:p/>
        </draw:line>
        <draw:frame draw:style-name="gr14" draw:text-style-name="P7" draw:layer="layout" svg:width="3.556cm" svg:height="0.835cm" draw:transform="rotate (1.5707963267949) translate (42.02cm 11.801cm)">
          <draw:text-box>
            <text:p><text:span text:style-name="T3">LD ZT16</text:span></text:p>
          </draw:text-box>
        </draw:frame>
        <draw:line draw:style-name="gr13" draw:text-style-name="P1" draw:layer="layout" svg:x1="43.374cm" svg:y1="9.706cm" svg:x2="44.39cm" svg:y2="9.706cm">
          <text:p/>
        </draw:line>
        <draw:frame draw:style-name="gr12" draw:text-style-name="P6" draw:layer="layout" svg:width="3.556cm" svg:height="0.721cm" draw:transform="rotate (1.5707963267949) translate (43.531cm 11.801cm)">
          <draw:text-box>
            <text:p><text:span text:style-name="T2">LD ZT12</text:span></text:p>
          </draw:text-box>
        </draw:frame>
        <draw:line draw:style-name="gr15" draw:text-style-name="P1" draw:layer="layout" svg:x1="44.863cm" svg:y1="9.706cm" svg:x2="45.879cm" svg:y2="9.706cm">
          <text:p/>
        </draw:line>
        <draw:frame draw:style-name="gr12" draw:text-style-name="P6" draw:layer="layout" svg:width="3.556cm" svg:height="0.721cm" draw:transform="rotate (1.5707963267949) translate (44.919cm 11.801cm)">
          <draw:text-box>
            <text:p><text:span text:style-name="T2">LD ZT0</text:span></text:p>
          </draw:text-box>
        </draw:frame>
        <draw:line draw:style-name="gr15" draw:text-style-name="P1" draw:layer="layout" svg:x1="46.363cm" svg:y1="9.706cm" svg:x2="47.379cm" svg:y2="9.706cm">
          <text:p/>
        </draw:line>
        <draw:frame draw:style-name="gr12" draw:text-style-name="P6" draw:layer="layout" svg:width="3.556cm" svg:height="0.721cm" draw:transform="rotate (1.5707963267949) translate (46.419cm 11.801cm)">
          <draw:text-box>
            <text:p><text:span text:style-name="T2">LD ZT20</text:span></text:p>
          </draw:text-box>
        </draw:frame>
        <draw:line draw:style-name="gr15" draw:text-style-name="P1" draw:layer="layout" svg:x1="47.963cm" svg:y1="9.706cm" svg:x2="48.979cm" svg:y2="9.706cm">
          <text:p/>
        </draw:line>
        <draw:frame draw:style-name="gr12" draw:text-style-name="P6" draw:layer="layout" svg:width="3.556cm" svg:height="0.721cm" draw:transform="rotate (1.5707963267949) translate (48.019cm 11.801cm)">
          <draw:text-box>
            <text:p><text:span text:style-name="T2">SD ZT12</text:span></text:p>
          </draw:text-box>
        </draw:frame>
        <draw:line draw:style-name="gr15" draw:text-style-name="P1" draw:layer="layout" svg:x1="49.463cm" svg:y1="9.706cm" svg:x2="50.479cm" svg:y2="9.706cm">
          <text:p/>
        </draw:line>
        <draw:frame draw:style-name="gr12" draw:text-style-name="P6" draw:layer="layout" svg:width="3.556cm" svg:height="0.721cm" draw:transform="rotate (1.5707963267949) translate (49.519cm 11.801cm)">
          <draw:text-box>
            <text:p><text:span text:style-name="T2">SD ZT16</text:span></text:p>
          </draw:text-box>
        </draw:frame>
        <draw:line draw:style-name="gr15" draw:text-style-name="P1" draw:layer="layout" svg:x1="50.963cm" svg:y1="9.706cm" svg:x2="51.979cm" svg:y2="9.706cm">
          <text:p/>
        </draw:line>
        <draw:frame draw:style-name="gr12" draw:text-style-name="P6" draw:layer="layout" svg:width="3.556cm" svg:height="0.721cm" draw:transform="rotate (1.5707963267949) translate (51.019cm 11.801cm)">
          <draw:text-box>
            <text:p><text:span text:style-name="T2">SD ZT20</text:span></text:p>
          </draw:text-box>
        </draw:frame>
        <draw:line draw:style-name="gr15" draw:text-style-name="P1" draw:layer="layout" svg:x1="52.463cm" svg:y1="9.706cm" svg:x2="53.479cm" svg:y2="9.706cm">
          <text:p/>
        </draw:line>
        <draw:frame draw:style-name="gr12" draw:text-style-name="P6" draw:layer="layout" svg:width="3.556cm" svg:height="0.721cm" draw:transform="rotate (1.5707963267949) translate (52.519cm 11.801cm)">
          <draw:text-box>
            <text:p><text:span text:style-name="T2">SD ZT0</text:span></text:p>
          </draw:text-box>
        </draw:frame>
        <draw:frame draw:style-name="gr1" draw:text-style-name="P1" draw:layer="layout" svg:width="17.186cm" svg:height="17.186cm" svg:x="15.5cm" svg:y="15.948cm">
          <draw:image xlink:href="Pictures/100000000000019000000190998ECE14BEA8353B.png" xlink:type="simple" xlink:show="embed" xlink:actuate="onLoad" loext:mime-type="image/png">
            <text:p/>
          </draw:image>
        </draw:frame>
        <draw:frame draw:style-name="gr1" draw:text-style-name="P1" draw:layer="layout" svg:width="17.196cm" svg:height="17.196cm" svg:x="35.714cm" svg:y="15.842cm">
          <draw:image xlink:href="Pictures/100000000000019000000190E7ABE2A75C522F13.png" xlink:type="simple" xlink:show="embed" xlink:actuate="onLoad" loext:mime-type="image/png">
            <text:p/>
          </draw:image>
        </draw:frame>
        <draw:custom-shape draw:style-name="gr4" draw:text-style-name="P3" draw:layer="layout" svg:width="1.588cm" svg:height="7.668cm" svg:x="34.778cm" svg:y="20.4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88cm" svg:height="7.668cm" svg:x="14.578cm" svg:y="20.778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4.826cm" svg:height="1.668cm" svg:x="26.114cm" svg:y="28.6cm">
          <draw:text-box>
            <text:p><text:span text:style-name="T1">ZT0</text:span><text:span text:style-name="T4">1</text:span></text:p>
          </draw:text-box>
        </draw:frame>
        <draw:frame draw:style-name="gr16" draw:text-style-name="P5" draw:layer="layout" svg:width="4.826cm" svg:height="1.668cm" svg:x="24.314cm" svg:y="27.3cm">
          <draw:text-box>
            <text:p><text:span text:style-name="T1">ZT0</text:span><text:span text:style-name="T4">2</text:span></text:p>
          </draw:text-box>
        </draw:frame>
        <draw:frame draw:style-name="gr16" draw:text-style-name="P5" draw:layer="layout" svg:width="4.826cm" svg:height="1.668cm" svg:x="24.214cm" svg:y="30.3cm">
          <draw:text-box>
            <text:p><text:span text:style-name="T1">ZT0</text:span><text:span text:style-name="T4">3</text:span></text:p>
          </draw:text-box>
        </draw:frame>
        <draw:frame draw:style-name="gr16" draw:text-style-name="P5" draw:layer="layout" svg:width="4.826cm" svg:height="1.668cm" svg:x="18.714cm" svg:y="25.4cm">
          <draw:text-box>
            <text:p><text:span text:style-name="T1">ZT4</text:span><text:span text:style-name="T4">1</text:span></text:p>
          </draw:text-box>
        </draw:frame>
        <draw:frame draw:style-name="gr16" draw:text-style-name="P5" draw:layer="layout" svg:width="4.826cm" svg:height="1.668cm" svg:x="18.214cm" svg:y="24cm">
          <draw:text-box>
            <text:p><text:span text:style-name="T1">ZT4</text:span><text:span text:style-name="T4">2</text:span></text:p>
          </draw:text-box>
        </draw:frame>
        <draw:frame draw:style-name="gr16" draw:text-style-name="P5" draw:layer="layout" svg:width="4.826cm" svg:height="1.668cm" svg:x="16.514cm" svg:y="25.4cm">
          <draw:text-box>
            <text:p><text:span text:style-name="T1">ZT4</text:span><text:span text:style-name="T4">3</text:span></text:p>
          </draw:text-box>
        </draw:frame>
        <draw:frame draw:style-name="gr16" draw:text-style-name="P5" draw:layer="layout" svg:width="4.826cm" svg:height="1.668cm" svg:x="19.214cm" svg:y="20.7cm">
          <draw:text-box>
            <text:p><text:span text:style-name="T1">ZT8</text:span><text:span text:style-name="T4">2</text:span></text:p>
          </draw:text-box>
        </draw:frame>
        <draw:frame draw:style-name="gr16" draw:text-style-name="P5" draw:layer="layout" svg:width="4.826cm" svg:height="1.668cm" svg:x="17.514cm" svg:y="21.6cm">
          <draw:text-box>
            <text:p><text:span text:style-name="T1">ZT8</text:span><text:span text:style-name="T4">1</text:span></text:p>
          </draw:text-box>
        </draw:frame>
        <draw:frame draw:style-name="gr16" draw:text-style-name="P5" draw:layer="layout" svg:width="4.826cm" svg:height="1.668cm" svg:x="16.014cm" svg:y="20.1cm">
          <draw:text-box>
            <text:p><text:span text:style-name="T1">ZT8</text:span><text:span text:style-name="T4">3</text:span></text:p>
          </draw:text-box>
        </draw:frame>
        <draw:frame draw:style-name="gr16" draw:text-style-name="P5" draw:layer="layout" svg:width="4.826cm" svg:height="1.668cm" svg:x="21.314cm" svg:y="16.6cm">
          <draw:text-box>
            <text:p><text:span text:style-name="T1">ZT12</text:span><text:span text:style-name="T4">1</text:span></text:p>
          </draw:text-box>
        </draw:frame>
        <draw:frame draw:style-name="gr16" draw:text-style-name="P5" draw:layer="layout" svg:width="4.826cm" svg:height="1.668cm" svg:x="23.814cm" svg:y="16.5cm">
          <draw:text-box>
            <text:p><text:span text:style-name="T1">ZT12</text:span><text:span text:style-name="T4">2</text:span></text:p>
          </draw:text-box>
        </draw:frame>
        <draw:frame draw:style-name="gr16" draw:text-style-name="P5" draw:layer="layout" svg:width="4.826cm" svg:height="1.668cm" svg:x="21.114cm" svg:y="18.3cm">
          <draw:text-box>
            <text:p><text:span text:style-name="T1">ZT12</text:span><text:span text:style-name="T4">3</text:span></text:p>
          </draw:text-box>
        </draw:frame>
        <draw:frame draw:style-name="gr16" draw:text-style-name="P5" draw:layer="layout" svg:width="4.826cm" svg:height="1.668cm" svg:x="28.014cm" svg:y="17.5cm">
          <draw:text-box>
            <text:p><text:span text:style-name="T1">ZT16</text:span><text:span text:style-name="T4">1</text:span></text:p>
          </draw:text-box>
        </draw:frame>
        <draw:frame draw:style-name="gr16" draw:text-style-name="P5" draw:layer="layout" svg:width="4.826cm" svg:height="1.668cm" svg:x="23.614cm" svg:y="18.4cm">
          <draw:text-box>
            <text:p><text:span text:style-name="T1">ZT16</text:span><text:span text:style-name="T4">2</text:span></text:p>
          </draw:text-box>
        </draw:frame>
        <draw:frame draw:style-name="gr16" draw:text-style-name="P5" draw:layer="layout" svg:width="4.826cm" svg:height="1.668cm" svg:x="25.714cm" svg:y="20cm">
          <draw:text-box>
            <text:p><text:span text:style-name="T1">ZT16</text:span><text:span text:style-name="T4">3</text:span></text:p>
          </draw:text-box>
        </draw:frame>
        <draw:custom-shape draw:style-name="gr17" draw:text-style-name="P3" draw:layer="layout" svg:width="2.808cm" svg:height="7.668cm" svg:x="29.878cm" svg:y="20.778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4.826cm" svg:height="1.668cm" svg:x="28.014cm" svg:y="23.5cm">
          <draw:text-box>
            <text:p><text:span text:style-name="T1">ZT20</text:span><text:span text:style-name="T4">1</text:span></text:p>
          </draw:text-box>
        </draw:frame>
        <draw:frame draw:style-name="gr16" draw:text-style-name="P5" draw:layer="layout" svg:width="4.826cm" svg:height="1.668cm" svg:x="27.914cm" svg:y="24.8cm">
          <draw:text-box>
            <text:p><text:span text:style-name="T1">ZT20</text:span><text:span text:style-name="T4">3</text:span></text:p>
          </draw:text-box>
        </draw:frame>
        <draw:frame draw:style-name="gr16" draw:text-style-name="P5" draw:layer="layout" svg:width="4.826cm" svg:height="1.668cm" svg:x="25.314cm" svg:y="23.5cm">
          <draw:text-box>
            <text:p><text:span text:style-name="T1">ZT20</text:span><text:span text:style-name="T4">2</text:span></text:p>
          </draw:text-box>
        </draw:frame>
        <draw:frame draw:style-name="gr16" draw:text-style-name="P5" draw:layer="layout" svg:width="4.826cm" svg:height="1.668cm" svg:x="45.814cm" svg:y="29.1cm">
          <draw:text-box>
            <text:p><text:span text:style-name="T1">ZT8</text:span><text:span text:style-name="T4">3</text:span></text:p>
          </draw:text-box>
        </draw:frame>
        <draw:frame draw:style-name="gr16" draw:text-style-name="P5" draw:layer="layout" svg:width="4.826cm" svg:height="1.668cm" svg:x="41.314cm" svg:y="27cm">
          <draw:text-box>
            <text:p><text:span text:style-name="T1">ZT8</text:span><text:span text:style-name="T4">2</text:span></text:p>
          </draw:text-box>
        </draw:frame>
        <draw:frame draw:style-name="gr16" draw:text-style-name="P5" draw:layer="layout" svg:width="4.826cm" svg:height="1.668cm" svg:x="39.314cm" svg:y="24cm">
          <draw:text-box>
            <text:p><text:span text:style-name="T1">ZT8</text:span><text:span text:style-name="T4">1</text:span></text:p>
          </draw:text-box>
        </draw:frame>
        <draw:frame draw:style-name="gr16" draw:text-style-name="P5" draw:layer="layout" svg:width="4.826cm" svg:height="1.668cm" svg:x="38.214cm" svg:y="27cm">
          <draw:text-box>
            <text:p><text:span text:style-name="T1">ZT4</text:span><text:span text:style-name="T4">3</text:span></text:p>
          </draw:text-box>
        </draw:frame>
        <draw:frame draw:style-name="gr16" draw:text-style-name="P5" draw:layer="layout" svg:width="4.826cm" svg:height="1.668cm" svg:x="36.414cm" svg:y="21.7cm">
          <draw:text-box>
            <text:p><text:span text:style-name="T1">ZT4</text:span><text:span text:style-name="T4">2</text:span></text:p>
          </draw:text-box>
        </draw:frame>
        <draw:frame draw:style-name="gr16" draw:text-style-name="P5" draw:layer="layout" svg:width="4.826cm" svg:height="1.668cm" svg:x="36.414cm" svg:y="23.2cm">
          <draw:text-box>
            <text:p><text:span text:style-name="T1">ZT4</text:span><text:span text:style-name="T4">1</text:span></text:p>
          </draw:text-box>
        </draw:frame>
        <draw:frame draw:style-name="gr16" draw:text-style-name="P5" draw:layer="layout" svg:width="4.826cm" svg:height="1.668cm" svg:x="38.914cm" svg:y="18.7cm">
          <draw:text-box>
            <text:p><text:span text:style-name="T1">ZT0</text:span><text:span text:style-name="T4">1</text:span></text:p>
          </draw:text-box>
        </draw:frame>
        <draw:frame draw:style-name="gr16" draw:text-style-name="P5" draw:layer="layout" svg:width="4.826cm" svg:height="1.668cm" svg:x="39.714cm" svg:y="20.4cm">
          <draw:text-box>
            <text:p><text:span text:style-name="T1">ZT0</text:span><text:span text:style-name="T4">2</text:span></text:p>
          </draw:text-box>
        </draw:frame>
        <draw:frame draw:style-name="gr16" draw:text-style-name="P5" draw:layer="layout" svg:width="4.826cm" svg:height="1.668cm" svg:x="38.914cm" svg:y="18.7cm">
          <draw:text-box>
            <text:p><text:span text:style-name="T1">ZT0</text:span><text:span text:style-name="T4">1</text:span></text:p>
          </draw:text-box>
        </draw:frame>
        <draw:frame draw:style-name="gr16" draw:text-style-name="P5" draw:layer="layout" svg:width="4.826cm" svg:height="1.668cm" svg:x="44.114cm" svg:y="24.2cm">
          <draw:text-box>
            <text:p><text:span text:style-name="T1">ZT0</text:span><text:span text:style-name="T4">3</text:span></text:p>
          </draw:text-box>
        </draw:frame>
        <draw:frame draw:style-name="gr16" draw:text-style-name="P5" draw:layer="layout" svg:width="4.826cm" svg:height="1.668cm" svg:x="42.914cm" svg:y="18.3cm">
          <draw:text-box>
            <text:p><text:span text:style-name="T1">ZT20</text:span><text:span text:style-name="T4">2</text:span></text:p>
          </draw:text-box>
        </draw:frame>
        <draw:frame draw:style-name="gr16" draw:text-style-name="P5" draw:layer="layout" svg:width="4.826cm" svg:height="1.668cm" svg:x="43.014cm" svg:y="19.5cm">
          <draw:text-box>
            <text:p><text:span text:style-name="T1">ZT20</text:span><text:span text:style-name="T4">1</text:span></text:p>
          </draw:text-box>
        </draw:frame>
        <draw:frame draw:style-name="gr16" draw:text-style-name="P5" draw:layer="layout" svg:width="4.826cm" svg:height="1.668cm" svg:x="40.714cm" svg:y="22.8cm">
          <draw:text-box>
            <text:p><text:span text:style-name="T1">ZT20</text:span><text:span text:style-name="T4">3</text:span></text:p>
          </draw:text-box>
        </draw:frame>
        <draw:custom-shape draw:style-name="gr17" draw:text-style-name="P3" draw:layer="layout" svg:width="2.808cm" svg:height="7.668cm" svg:x="49.978cm" svg:y="20.478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4.826cm" svg:height="1.668cm" svg:x="45.814cm" svg:y="19.4cm">
          <draw:text-box>
            <text:p><text:span text:style-name="T1">ZT16</text:span><text:span text:style-name="T4">1</text:span></text:p>
          </draw:text-box>
        </draw:frame>
        <draw:frame draw:style-name="gr16" draw:text-style-name="P5" draw:layer="layout" svg:width="4.826cm" svg:height="1.668cm" svg:x="44.414cm" svg:y="23cm">
          <draw:text-box>
            <text:p><text:span text:style-name="T1">ZT16</text:span><text:span text:style-name="T4">3</text:span></text:p>
          </draw:text-box>
        </draw:frame>
        <draw:frame draw:style-name="gr16" draw:text-style-name="P5" draw:layer="layout" svg:width="4.826cm" svg:height="1.668cm" svg:x="43.114cm" svg:y="20.9cm">
          <draw:text-box>
            <text:p><text:span text:style-name="T1">ZT16</text:span><text:span text:style-name="T4">2</text:span></text:p>
          </draw:text-box>
        </draw:frame>
        <draw:frame draw:style-name="gr16" draw:text-style-name="P5" draw:layer="layout" svg:width="4.826cm" svg:height="1.668cm" svg:x="48.214cm" svg:y="21.6cm">
          <draw:text-box>
            <text:p><text:span text:style-name="T1">ZT12</text:span><text:span text:style-name="T4">3</text:span></text:p>
          </draw:text-box>
        </draw:frame>
        <draw:frame draw:style-name="gr16" draw:text-style-name="P5" draw:layer="layout" svg:width="4.826cm" svg:height="1.668cm" svg:x="48.214cm" svg:y="24.8cm">
          <draw:text-box>
            <text:p><text:span text:style-name="T1">ZT12</text:span><text:span text:style-name="T4">2</text:span></text:p>
          </draw:text-box>
        </draw:frame>
        <draw:frame draw:style-name="gr16" draw:text-style-name="P5" draw:layer="layout" svg:width="4.826cm" svg:height="1.668cm" svg:x="48.714cm" svg:y="22.9cm">
          <draw:text-box>
            <text:p><text:span text:style-name="T1">ZT12</text:span><text:span text:style-name="T4">1</text:span></text:p>
          </draw:text-box>
        </draw:frame>
        <draw:polygon draw:style-name="gr18" draw:text-style-name="P1" draw:layer="layout" svg:width="10.058cm" svg:height="9.446cm" draw:transform="skewX (7.84045729320942E-017) rotate (2.65255139718098) translate (25.4912369020124cm 29.5406344994335cm)" svg:viewBox="0 0 10059 9447" draw:points="65,0 8244,0 10059,3642 7000,9158 3941,9447 0,5370">
          <text:p/>
        </draw:polygon>
        <draw:polygon draw:style-name="gr19" draw:text-style-name="P1" draw:layer="layout" svg:width="8.321cm" svg:height="5.762cm" draw:transform="skewX (-7.76754522217246E-017) rotate (-2.4310691151029) translate (48.26cm 23.622cm)" svg:viewBox="0 0 8322 5763" draw:points="3296,5516 8322,5517 6054,753 0,0 985,3528 2413,5763">
          <text:p/>
        </draw:polygon>
        <draw:custom-shape draw:style-name="gr20" draw:text-style-name="P3" draw:layer="layout" svg:width="8.546cm" svg:height="1.674cm" svg:x="18.278cm" svg:y="32.37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8.546cm" svg:height="1.674cm" svg:x="39.078cm" svg:y="32.278cm">
          <text:p/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4.826cm" svg:height="1.267cm" svg:x="42.214cm" svg:y="32.7cm">
          <draw:text-box>
            <text:p><text:span text:style-name="T5">PC1</text:span></text:p>
          </draw:text-box>
        </draw:frame>
        <draw:frame draw:style-name="gr21" draw:text-style-name="P8" draw:layer="layout" svg:width="4.826cm" svg:height="1.267cm" svg:x="22.214cm" svg:y="32.801cm">
          <draw:text-box>
            <text:p><text:span text:style-name="T5">PC1</text:span></text:p>
          </draw:text-box>
        </draw:frame>
        <draw:frame draw:style-name="gr21" draw:text-style-name="P8" draw:layer="layout" svg:width="4.826cm" svg:height="1.267cm" draw:transform="rotate (1.5707963267949) translate (14.593cm 24.247cm)">
          <draw:text-box>
            <text:p><text:span text:style-name="T5">PC2</text:span></text:p>
          </draw:text-box>
        </draw:frame>
        <draw:frame draw:style-name="gr21" draw:text-style-name="P8" draw:layer="layout" svg:width="4.826cm" svg:height="1.267cm" draw:transform="rotate (1.5707963267949) translate (34.794cm 23.947cm)">
          <draw:text-box>
            <text:p><text:span text:style-name="T5">PC2</text:span></text:p>
          </draw:text-box>
        </draw:frame>
        <draw:custom-shape draw:style-name="gr22" draw:text-style-name="P2" draw:layer="layout" svg:width="10.16cm" svg:height="0.762cm" svg:x="2.54cm" svg:y="4.31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5.04cm" svg:height="0.762cm" svg:x="12.74cm" svg:y="4.31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5.04cm" svg:height="0.762cm" svg:x="5.14cm" svg:y="9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4cm" svg:height="0.762cm" svg:x="10.24cm" svg:y="9.8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7.8cm" svg:height="7.668cm" svg:x="-5.334cm" svg:y="2.9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7.8cm" svg:height="7.668cm" svg:x="17.966cm" svg:y="2.97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cm" svg:height="3.747cm" svg:x="17.972cm" svg:y="2.61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5.965cm" svg:y="8.4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-1.835cm" svg:y="8.4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2.0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25.322cm" svg:height="12.66cm" svg:x="30.899cm" svg:y="0.272cm">
          <draw:image xlink:href="Pictures/100000000000032000000190A74EDB033691DE54.png" xlink:type="simple" xlink:show="embed" xlink:actuate="onLoad" loext:mime-type="image/png">
            <text:p/>
          </draw:image>
        </draw:frame>
        <draw:custom-shape draw:style-name="gr26" draw:text-style-name="P3" draw:layer="layout" svg:width="1.9cm" svg:height="9.173cm" svg:x="30.48cm" svg:y="2.3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7.104cm" svg:height="1.287cm" svg:x="30.48cm" svg:y="-0.33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0.608cm" svg:height="5.134cm" draw:transform="skewX (-0.000698131700797731) rotate (-1.56660753659011) translate (38.464cm 12.3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9" draw:text-style-name="P5" draw:layer="layout" svg:width="5.774cm" svg:height="1.237cm" svg:x="33.873cm" svg:y="12.86cm">
          <draw:text-box>
            <text:p><text:span text:style-name="T1">MIDD</text:span><text:span text:style-name="T1">AY</text:span></text:p>
          </draw:text-box>
        </draw:frame>
        <draw:custom-shape draw:style-name="gr28" draw:text-style-name="P4" draw:layer="layout" svg:width="0.608cm" svg:height="5.134cm" draw:transform="skewX (0.000523598775598299) rotate (-1.56660753659011) translate (44.061cm 12.29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9" draw:text-style-name="P5" draw:layer="layout" svg:width="5.773cm" svg:height="1.237cm" svg:x="39.95cm" svg:y="12.836cm">
          <draw:text-box>
            <text:p><text:span text:style-name="T1">DUSK</text:span></text:p>
          </draw:text-box>
        </draw:frame>
        <draw:custom-shape draw:style-name="gr30" draw:text-style-name="P4" draw:layer="layout" svg:width="0.608cm" svg:height="10.618cm" draw:transform="skewX (-0.000872664625997164) rotate (-1.56660753659011) translate (54.904cm 12.2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5" draw:layer="layout" svg:width="6.751cm" svg:height="2.174cm" svg:x="46.505cm" svg:y="12.812cm">
          <draw:text-box>
            <text:p><text:span text:style-name="T1">NIGH</text:span><text:span text:style-name="T1">T/</text:span><text:span text:style-name="T1">DAWN</text:span></text:p>
          </draw:text-box>
        </draw:frame>
        <draw:line draw:style-name="gr11" draw:text-style-name="P1" draw:layer="layout" svg:x1="33.573cm" svg:y1="9.757cm" svg:x2="34.789cm" svg:y2="9.757cm">
          <text:p/>
        </draw:line>
        <draw:frame draw:style-name="gr32" draw:text-style-name="P7" draw:layer="layout" svg:width="4.254cm" svg:height="0.864cm" draw:transform="rotate (1.5707963267949) translate (33.639cm 12.263cm)">
          <draw:text-box>
            <text:p><text:span text:style-name="T3">LD ZT4</text:span></text:p>
          </draw:text-box>
        </draw:frame>
        <draw:line draw:style-name="gr11" draw:text-style-name="P1" draw:layer="layout" svg:x1="35.367cm" svg:y1="9.757cm" svg:x2="36.583cm" svg:y2="9.757cm">
          <text:p/>
        </draw:line>
        <draw:frame draw:style-name="gr33" draw:text-style-name="P7" draw:layer="layout" svg:width="4.254cm" svg:height="0.863cm" draw:transform="rotate (1.5707963267949) translate (35.434cm 12.263cm)">
          <draw:text-box>
            <text:p><text:span text:style-name="T3">SD ZT4</text:span></text:p>
          </draw:text-box>
        </draw:frame>
        <draw:line draw:style-name="gr11" draw:text-style-name="P1" draw:layer="layout" svg:x1="37.162cm" svg:y1="9.757cm" svg:x2="38.378cm" svg:y2="9.757cm">
          <text:p/>
        </draw:line>
        <draw:frame draw:style-name="gr32" draw:text-style-name="P7" draw:layer="layout" svg:width="4.254cm" svg:height="0.864cm" draw:transform="rotate (1.5707963267949) translate (37.228cm 12.263cm)">
          <draw:text-box>
            <text:p><text:span text:style-name="T3">LD ZT8</text:span></text:p>
          </draw:text-box>
        </draw:frame>
        <draw:line draw:style-name="gr13" draw:text-style-name="P1" draw:layer="layout" svg:x1="38.956cm" svg:y1="9.757cm" svg:x2="40.172cm" svg:y2="9.757cm">
          <text:p/>
        </draw:line>
        <draw:frame draw:style-name="gr33" draw:text-style-name="P7" draw:layer="layout" svg:width="4.254cm" svg:height="0.863cm" draw:transform="rotate (1.5707963267949) translate (39.144cm 12.263cm)">
          <draw:text-box>
            <text:p><text:span text:style-name="T3">SD ZT8</text:span></text:p>
          </draw:text-box>
        </draw:frame>
        <draw:line draw:style-name="gr13" draw:text-style-name="P1" draw:layer="layout" svg:x1="40.87cm" svg:y1="9.757cm" svg:x2="42.086cm" svg:y2="9.757cm">
          <text:p/>
        </draw:line>
        <draw:frame draw:style-name="gr34" draw:text-style-name="P7" draw:layer="layout" svg:width="4.254cm" svg:height="0.862cm" draw:transform="rotate (1.5707963267949) translate (41.059cm 12.263cm)">
          <draw:text-box>
            <text:p><text:span text:style-name="T3">LD ZT16</text:span></text:p>
          </draw:text-box>
        </draw:frame>
        <draw:line draw:style-name="gr13" draw:text-style-name="P1" draw:layer="layout" svg:x1="42.678cm" svg:y1="9.757cm" svg:x2="43.894cm" svg:y2="9.757cm">
          <text:p/>
        </draw:line>
        <draw:frame draw:style-name="gr33" draw:text-style-name="P7" draw:layer="layout" svg:width="4.254cm" svg:height="0.863cm" draw:transform="rotate (1.5707963267949) translate (42.866cm 12.263cm)">
          <draw:text-box>
            <text:p><text:span text:style-name="T3">LD ZT12</text:span></text:p>
          </draw:text-box>
        </draw:frame>
        <draw:line draw:style-name="gr15" draw:text-style-name="P1" draw:layer="layout" svg:x1="44.46cm" svg:y1="9.757cm" svg:x2="45.676cm" svg:y2="9.757cm">
          <text:p/>
        </draw:line>
        <draw:frame draw:style-name="gr32" draw:text-style-name="P7" draw:layer="layout" svg:width="4.254cm" svg:height="0.864cm" draw:transform="rotate (1.5707963267949) translate (44.526cm 12.263cm)">
          <draw:text-box>
            <text:p><text:span text:style-name="T3">LD ZT0</text:span></text:p>
          </draw:text-box>
        </draw:frame>
        <draw:line draw:style-name="gr15" draw:text-style-name="P1" draw:layer="layout" svg:x1="46.254cm" svg:y1="9.757cm" svg:x2="47.47cm" svg:y2="9.757cm">
          <text:p/>
        </draw:line>
        <draw:frame draw:style-name="gr33" draw:text-style-name="P7" draw:layer="layout" svg:width="4.254cm" svg:height="0.863cm" draw:transform="rotate (1.5707963267949) translate (46.321cm 12.263cm)">
          <draw:text-box>
            <text:p><text:span text:style-name="T3">LD ZT20</text:span></text:p>
          </draw:text-box>
        </draw:frame>
        <draw:line draw:style-name="gr15" draw:text-style-name="P1" draw:layer="layout" svg:x1="48.168cm" svg:y1="9.757cm" svg:x2="49.384cm" svg:y2="9.757cm">
          <text:p/>
        </draw:line>
        <draw:frame draw:style-name="gr33" draw:text-style-name="P7" draw:layer="layout" svg:width="4.254cm" svg:height="0.863cm" draw:transform="rotate (1.5707963267949) translate (48.235cm 12.263cm)">
          <draw:text-box>
            <text:p><text:span text:style-name="T3">SD ZT12</text:span></text:p>
          </draw:text-box>
        </draw:frame>
        <draw:line draw:style-name="gr15" draw:text-style-name="P1" draw:layer="layout" svg:x1="49.963cm" svg:y1="9.757cm" svg:x2="51.179cm" svg:y2="9.757cm">
          <text:p/>
        </draw:line>
        <draw:frame draw:style-name="gr34" draw:text-style-name="P7" draw:layer="layout" svg:width="4.254cm" svg:height="0.862cm" draw:transform="rotate (1.5707963267949) translate (50.03cm 12.263cm)">
          <draw:text-box>
            <text:p><text:span text:style-name="T3">SD ZT16</text:span></text:p>
          </draw:text-box>
        </draw:frame>
        <draw:line draw:style-name="gr15" draw:text-style-name="P1" draw:layer="layout" svg:x1="51.757cm" svg:y1="9.757cm" svg:x2="52.973cm" svg:y2="9.757cm">
          <text:p/>
        </draw:line>
        <draw:frame draw:style-name="gr33" draw:text-style-name="P7" draw:layer="layout" svg:width="4.254cm" svg:height="0.863cm" draw:transform="rotate (1.5707963267949) translate (51.824cm 12.263cm)">
          <draw:text-box>
            <text:p><text:span text:style-name="T3">SD ZT20</text:span></text:p>
          </draw:text-box>
        </draw:frame>
        <draw:line draw:style-name="gr15" draw:text-style-name="P1" draw:layer="layout" svg:x1="53.552cm" svg:y1="9.757cm" svg:x2="54.768cm" svg:y2="9.757cm">
          <text:p/>
        </draw:line>
        <draw:frame draw:style-name="gr33" draw:text-style-name="P7" draw:layer="layout" svg:width="4.254cm" svg:height="0.863cm" draw:transform="rotate (1.5707963267949) translate (53.619cm 12.263cm)">
          <draw:text-box>
            <text:p><text:span text:style-name="T3">SD ZT0</text:span></text:p>
          </draw:text-box>
        </draw:frame>
        <draw:frame draw:style-name="gr1" draw:text-style-name="P1" draw:layer="layout" svg:width="17.186cm" svg:height="17.186cm" svg:x="2.7cm" svg:y="17.78cm">
          <draw:image xlink:href="Pictures/100000000000019000000190998ECE14BEA8353B.png" xlink:type="simple" xlink:show="embed" xlink:actuate="onLoad" loext:mime-type="image/png">
            <text:p/>
          </draw:image>
        </draw:frame>
        <draw:frame draw:style-name="gr1" draw:text-style-name="P1" draw:layer="layout" svg:width="17.196cm" svg:height="17.196cm" svg:x="35.714cm" svg:y="15.842cm">
          <draw:image xlink:href="Pictures/100000000000019000000190E7ABE2A75C522F13.png" xlink:type="simple" xlink:show="embed" xlink:actuate="onLoad" loext:mime-type="image/png">
            <text:p/>
          </draw:image>
        </draw:frame>
        <draw:custom-shape draw:style-name="gr4" draw:text-style-name="P3" draw:layer="layout" svg:width="1.588cm" svg:height="7.668cm" svg:x="34.778cm" svg:y="20.4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88cm" svg:height="7.668cm" svg:x="1.778cm" svg:y="22.61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4.826cm" svg:height="1.668cm" svg:x="13.314cm" svg:y="30.432cm">
          <draw:text-box>
            <text:p><text:span text:style-name="T1">ZT0</text:span><text:span text:style-name="T4">1</text:span></text:p>
          </draw:text-box>
        </draw:frame>
        <draw:frame draw:style-name="gr16" draw:text-style-name="P5" draw:layer="layout" svg:width="4.826cm" svg:height="1.668cm" svg:x="11.514cm" svg:y="29.132cm">
          <draw:text-box>
            <text:p><text:span text:style-name="T1">ZT0</text:span><text:span text:style-name="T4">2</text:span></text:p>
          </draw:text-box>
        </draw:frame>
        <draw:frame draw:style-name="gr16" draw:text-style-name="P5" draw:layer="layout" svg:width="4.826cm" svg:height="1.668cm" svg:x="11.414cm" svg:y="32.132cm">
          <draw:text-box>
            <text:p><text:span text:style-name="T1">ZT0</text:span><text:span text:style-name="T4">3</text:span></text:p>
          </draw:text-box>
        </draw:frame>
        <draw:frame draw:style-name="gr16" draw:text-style-name="P5" draw:layer="layout" svg:width="4.826cm" svg:height="1.668cm" svg:x="5.914cm" svg:y="27.232cm">
          <draw:text-box>
            <text:p><text:span text:style-name="T1">ZT4</text:span><text:span text:style-name="T4">1</text:span></text:p>
          </draw:text-box>
        </draw:frame>
        <draw:frame draw:style-name="gr16" draw:text-style-name="P5" draw:layer="layout" svg:width="4.826cm" svg:height="1.668cm" svg:x="5.414cm" svg:y="25.832cm">
          <draw:text-box>
            <text:p><text:span text:style-name="T1">ZT4</text:span><text:span text:style-name="T4">2</text:span></text:p>
          </draw:text-box>
        </draw:frame>
        <draw:frame draw:style-name="gr16" draw:text-style-name="P5" draw:layer="layout" svg:width="4.826cm" svg:height="1.668cm" svg:x="3.714cm" svg:y="27.232cm">
          <draw:text-box>
            <text:p><text:span text:style-name="T1">ZT4</text:span><text:span text:style-name="T4">3</text:span></text:p>
          </draw:text-box>
        </draw:frame>
        <draw:frame draw:style-name="gr16" draw:text-style-name="P5" draw:layer="layout" svg:width="4.826cm" svg:height="1.668cm" svg:x="6.414cm" svg:y="22.532cm">
          <draw:text-box>
            <text:p><text:span text:style-name="T1">ZT8</text:span><text:span text:style-name="T4">2</text:span></text:p>
          </draw:text-box>
        </draw:frame>
        <draw:frame draw:style-name="gr16" draw:text-style-name="P5" draw:layer="layout" svg:width="4.826cm" svg:height="1.668cm" svg:x="4.714cm" svg:y="23.432cm">
          <draw:text-box>
            <text:p><text:span text:style-name="T1">ZT8</text:span><text:span text:style-name="T4">1</text:span></text:p>
          </draw:text-box>
        </draw:frame>
        <draw:frame draw:style-name="gr16" draw:text-style-name="P5" draw:layer="layout" svg:width="4.826cm" svg:height="1.668cm" svg:x="3.214cm" svg:y="21.932cm">
          <draw:text-box>
            <text:p><text:span text:style-name="T1">ZT8</text:span><text:span text:style-name="T4">3</text:span></text:p>
          </draw:text-box>
        </draw:frame>
        <draw:frame draw:style-name="gr16" draw:text-style-name="P5" draw:layer="layout" svg:width="4.826cm" svg:height="1.668cm" svg:x="8.514cm" svg:y="18.432cm">
          <draw:text-box>
            <text:p><text:span text:style-name="T1">ZT12</text:span><text:span text:style-name="T4">1</text:span></text:p>
          </draw:text-box>
        </draw:frame>
        <draw:frame draw:style-name="gr16" draw:text-style-name="P5" draw:layer="layout" svg:width="4.826cm" svg:height="1.668cm" svg:x="11.014cm" svg:y="18.332cm">
          <draw:text-box>
            <text:p><text:span text:style-name="T1">ZT12</text:span><text:span text:style-name="T4">2</text:span></text:p>
          </draw:text-box>
        </draw:frame>
        <draw:frame draw:style-name="gr16" draw:text-style-name="P5" draw:layer="layout" svg:width="4.826cm" svg:height="1.668cm" svg:x="8.314cm" svg:y="20.132cm">
          <draw:text-box>
            <text:p><text:span text:style-name="T1">ZT12</text:span><text:span text:style-name="T4">3</text:span></text:p>
          </draw:text-box>
        </draw:frame>
        <draw:frame draw:style-name="gr16" draw:text-style-name="P5" draw:layer="layout" svg:width="4.826cm" svg:height="1.668cm" svg:x="15.214cm" svg:y="19.332cm">
          <draw:text-box>
            <text:p><text:span text:style-name="T1">ZT16</text:span><text:span text:style-name="T4">1</text:span></text:p>
          </draw:text-box>
        </draw:frame>
        <draw:frame draw:style-name="gr16" draw:text-style-name="P5" draw:layer="layout" svg:width="4.826cm" svg:height="1.668cm" svg:x="10.814cm" svg:y="20.232cm">
          <draw:text-box>
            <text:p><text:span text:style-name="T1">ZT16</text:span><text:span text:style-name="T4">2</text:span></text:p>
          </draw:text-box>
        </draw:frame>
        <draw:frame draw:style-name="gr16" draw:text-style-name="P5" draw:layer="layout" svg:width="4.826cm" svg:height="1.668cm" svg:x="12.914cm" svg:y="21.832cm">
          <draw:text-box>
            <text:p><text:span text:style-name="T1">ZT16</text:span><text:span text:style-name="T4">3</text:span></text:p>
          </draw:text-box>
        </draw:frame>
        <draw:custom-shape draw:style-name="gr17" draw:text-style-name="P3" draw:layer="layout" svg:width="2.808cm" svg:height="7.668cm" svg:x="17.078cm" svg:y="22.61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4.826cm" svg:height="1.668cm" svg:x="15.214cm" svg:y="25.332cm">
          <draw:text-box>
            <text:p><text:span text:style-name="T1">ZT20</text:span><text:span text:style-name="T4">1</text:span></text:p>
          </draw:text-box>
        </draw:frame>
        <draw:frame draw:style-name="gr16" draw:text-style-name="P5" draw:layer="layout" svg:width="4.826cm" svg:height="1.668cm" svg:x="15.114cm" svg:y="26.632cm">
          <draw:text-box>
            <text:p><text:span text:style-name="T1">ZT20</text:span><text:span text:style-name="T4">3</text:span></text:p>
          </draw:text-box>
        </draw:frame>
        <draw:frame draw:style-name="gr16" draw:text-style-name="P5" draw:layer="layout" svg:width="4.826cm" svg:height="1.668cm" svg:x="12.514cm" svg:y="25.332cm">
          <draw:text-box>
            <text:p><text:span text:style-name="T1">ZT20</text:span><text:span text:style-name="T4">2</text:span></text:p>
          </draw:text-box>
        </draw:frame>
        <draw:frame draw:style-name="gr16" draw:text-style-name="P5" draw:layer="layout" svg:width="4.826cm" svg:height="1.668cm" svg:x="45.814cm" svg:y="29.1cm">
          <draw:text-box>
            <text:p><text:span text:style-name="T1">ZT8</text:span><text:span text:style-name="T4">3</text:span></text:p>
          </draw:text-box>
        </draw:frame>
        <draw:frame draw:style-name="gr16" draw:text-style-name="P5" draw:layer="layout" svg:width="4.826cm" svg:height="1.668cm" svg:x="41.314cm" svg:y="27cm">
          <draw:text-box>
            <text:p><text:span text:style-name="T1">ZT8</text:span><text:span text:style-name="T4">2</text:span></text:p>
          </draw:text-box>
        </draw:frame>
        <draw:frame draw:style-name="gr16" draw:text-style-name="P5" draw:layer="layout" svg:width="4.826cm" svg:height="1.668cm" svg:x="39.314cm" svg:y="24cm">
          <draw:text-box>
            <text:p><text:span text:style-name="T1">ZT8</text:span><text:span text:style-name="T4">1</text:span></text:p>
          </draw:text-box>
        </draw:frame>
        <draw:frame draw:style-name="gr16" draw:text-style-name="P5" draw:layer="layout" svg:width="4.826cm" svg:height="1.668cm" svg:x="38.214cm" svg:y="27cm">
          <draw:text-box>
            <text:p><text:span text:style-name="T1">ZT4</text:span><text:span text:style-name="T4">3</text:span></text:p>
          </draw:text-box>
        </draw:frame>
        <draw:frame draw:style-name="gr16" draw:text-style-name="P5" draw:layer="layout" svg:width="4.826cm" svg:height="1.668cm" svg:x="36.414cm" svg:y="21.7cm">
          <draw:text-box>
            <text:p><text:span text:style-name="T1">ZT4</text:span><text:span text:style-name="T4">2</text:span></text:p>
          </draw:text-box>
        </draw:frame>
        <draw:frame draw:style-name="gr16" draw:text-style-name="P5" draw:layer="layout" svg:width="4.826cm" svg:height="1.668cm" svg:x="36.414cm" svg:y="23.2cm">
          <draw:text-box>
            <text:p><text:span text:style-name="T1">ZT4</text:span><text:span text:style-name="T4">1</text:span></text:p>
          </draw:text-box>
        </draw:frame>
        <draw:frame draw:style-name="gr16" draw:text-style-name="P5" draw:layer="layout" svg:width="4.826cm" svg:height="1.668cm" svg:x="38.914cm" svg:y="18.7cm">
          <draw:text-box>
            <text:p><text:span text:style-name="T1">ZT0</text:span><text:span text:style-name="T4">1</text:span></text:p>
          </draw:text-box>
        </draw:frame>
        <draw:frame draw:style-name="gr16" draw:text-style-name="P5" draw:layer="layout" svg:width="4.826cm" svg:height="1.668cm" svg:x="39.714cm" svg:y="20.4cm">
          <draw:text-box>
            <text:p><text:span text:style-name="T1">ZT0</text:span><text:span text:style-name="T4">2</text:span></text:p>
          </draw:text-box>
        </draw:frame>
        <draw:frame draw:style-name="gr16" draw:text-style-name="P5" draw:layer="layout" svg:width="4.826cm" svg:height="1.668cm" svg:x="38.914cm" svg:y="18.7cm">
          <draw:text-box>
            <text:p><text:span text:style-name="T1">ZT0</text:span><text:span text:style-name="T4">1</text:span></text:p>
          </draw:text-box>
        </draw:frame>
        <draw:frame draw:style-name="gr16" draw:text-style-name="P5" draw:layer="layout" svg:width="4.826cm" svg:height="1.668cm" svg:x="44.114cm" svg:y="24.2cm">
          <draw:text-box>
            <text:p><text:span text:style-name="T1">ZT0</text:span><text:span text:style-name="T4">3</text:span></text:p>
          </draw:text-box>
        </draw:frame>
        <draw:frame draw:style-name="gr16" draw:text-style-name="P5" draw:layer="layout" svg:width="4.826cm" svg:height="1.668cm" svg:x="42.914cm" svg:y="18.3cm">
          <draw:text-box>
            <text:p><text:span text:style-name="T1">ZT20</text:span><text:span text:style-name="T4">2</text:span></text:p>
          </draw:text-box>
        </draw:frame>
        <draw:frame draw:style-name="gr16" draw:text-style-name="P5" draw:layer="layout" svg:width="4.826cm" svg:height="1.668cm" svg:x="43.014cm" svg:y="19.5cm">
          <draw:text-box>
            <text:p><text:span text:style-name="T1">ZT20</text:span><text:span text:style-name="T4">1</text:span></text:p>
          </draw:text-box>
        </draw:frame>
        <draw:frame draw:style-name="gr16" draw:text-style-name="P5" draw:layer="layout" svg:width="4.826cm" svg:height="1.668cm" svg:x="40.714cm" svg:y="22.8cm">
          <draw:text-box>
            <text:p><text:span text:style-name="T1">ZT20</text:span><text:span text:style-name="T4">3</text:span></text:p>
          </draw:text-box>
        </draw:frame>
        <draw:custom-shape draw:style-name="gr17" draw:text-style-name="P3" draw:layer="layout" svg:width="2.808cm" svg:height="7.668cm" svg:x="49.978cm" svg:y="20.478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4.826cm" svg:height="1.668cm" svg:x="45.814cm" svg:y="19.4cm">
          <draw:text-box>
            <text:p><text:span text:style-name="T1">ZT16</text:span><text:span text:style-name="T4">1</text:span></text:p>
          </draw:text-box>
        </draw:frame>
        <draw:frame draw:style-name="gr16" draw:text-style-name="P5" draw:layer="layout" svg:width="4.826cm" svg:height="1.668cm" svg:x="44.414cm" svg:y="23cm">
          <draw:text-box>
            <text:p><text:span text:style-name="T1">ZT16</text:span><text:span text:style-name="T4">3</text:span></text:p>
          </draw:text-box>
        </draw:frame>
        <draw:frame draw:style-name="gr16" draw:text-style-name="P5" draw:layer="layout" svg:width="4.826cm" svg:height="1.668cm" svg:x="43.114cm" svg:y="20.9cm">
          <draw:text-box>
            <text:p><text:span text:style-name="T1">ZT16</text:span><text:span text:style-name="T4">2</text:span></text:p>
          </draw:text-box>
        </draw:frame>
        <draw:frame draw:style-name="gr16" draw:text-style-name="P5" draw:layer="layout" svg:width="4.826cm" svg:height="1.668cm" svg:x="48.214cm" svg:y="21.6cm">
          <draw:text-box>
            <text:p><text:span text:style-name="T1">ZT12</text:span><text:span text:style-name="T4">3</text:span></text:p>
          </draw:text-box>
        </draw:frame>
        <draw:frame draw:style-name="gr16" draw:text-style-name="P5" draw:layer="layout" svg:width="4.826cm" svg:height="1.668cm" svg:x="48.214cm" svg:y="24.8cm">
          <draw:text-box>
            <text:p><text:span text:style-name="T1">ZT12</text:span><text:span text:style-name="T4">2</text:span></text:p>
          </draw:text-box>
        </draw:frame>
        <draw:frame draw:style-name="gr16" draw:text-style-name="P5" draw:layer="layout" svg:width="4.826cm" svg:height="1.668cm" svg:x="48.714cm" svg:y="22.9cm">
          <draw:text-box>
            <text:p><text:span text:style-name="T1">ZT12</text:span><text:span text:style-name="T4">1</text:span></text:p>
          </draw:text-box>
        </draw:frame>
        <draw:polygon draw:style-name="gr18" draw:text-style-name="P1" draw:layer="layout" svg:width="10.058cm" svg:height="9.446cm" draw:transform="rotate (2.65255139718098) translate (12.6912369020124cm 31.3726344994335cm)" svg:viewBox="0 0 10059 9447" draw:points="65,0 8244,0 10059,3642 7000,9158 3941,9447 0,5370">
          <text:p/>
        </draw:polygon>
        <draw:polygon draw:style-name="gr19" draw:text-style-name="P1" draw:layer="layout" svg:width="8.321cm" svg:height="5.762cm" draw:transform="skewX (-7.76754522217246E-017) rotate (-2.4310691151029) translate (48.26cm 23.622cm)" svg:viewBox="0 0 8322 5763" draw:points="3296,5516 8322,5517 6054,753 0,0 985,3528 2413,5763">
          <text:p/>
        </draw:polygon>
        <draw:custom-shape draw:style-name="gr20" draw:text-style-name="P3" draw:layer="layout" svg:width="8.546cm" svg:height="1.674cm" svg:x="5.478cm" svg:y="34.2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8.546cm" svg:height="1.674cm" svg:x="39.078cm" svg:y="32.278cm">
          <text:p/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4.826cm" svg:height="1.267cm" svg:x="42.214cm" svg:y="32.7cm">
          <draw:text-box>
            <text:p><text:span text:style-name="T5">PC1</text:span></text:p>
          </draw:text-box>
        </draw:frame>
        <draw:frame draw:style-name="gr21" draw:text-style-name="P8" draw:layer="layout" svg:width="4.826cm" svg:height="1.267cm" svg:x="9.414cm" svg:y="34.633cm">
          <draw:text-box>
            <text:p><text:span text:style-name="T5">PC1</text:span></text:p>
          </draw:text-box>
        </draw:frame>
        <draw:frame draw:style-name="gr21" draw:text-style-name="P8" draw:layer="layout" svg:width="4.826cm" svg:height="1.267cm" draw:transform="rotate (1.5707963267949) translate (1.793cm 26.079cm)">
          <draw:text-box>
            <text:p><text:span text:style-name="T5">PC2</text:span></text:p>
          </draw:text-box>
        </draw:frame>
        <draw:frame draw:style-name="gr21" draw:text-style-name="P8" draw:layer="layout" svg:width="4.826cm" svg:height="1.267cm" draw:transform="rotate (1.5707963267949) translate (34.794cm 23.947cm)">
          <draw:text-box>
            <text:p><text:span text:style-name="T5">PC2</text:span></text:p>
          </draw:text-box>
        </draw:frame>
        <draw:custom-shape draw:style-name="gr35" draw:text-style-name="P2" draw:layer="layout" svg:width="5.08cm" svg:height="0.762cm" svg:x="5.807cm" svg:y="5.4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89cm" svg:height="0.762cm" svg:x="10.957cm" svg:y="5.4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7.8cm" svg:height="7.668cm" svg:x="-2.05cm" svg:y="3.97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5.36cm 8.547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6.56cm 8.54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7.86cm 8.547cm)">
          <draw:text-box>
            <text:p><text:span text:style-name="T6">ZT8</text:span></text:p>
          </draw:text-box>
        </draw:frame>
        <draw:line draw:style-name="gr11" draw:text-style-name="P1" draw:layer="layout" svg:x1="5.815cm" svg:y1="6.16cm" svg:x2="5.815cm" svg:y2="6.414cm">
          <text:p/>
        </draw:line>
        <draw:line draw:style-name="gr11" draw:text-style-name="P1" draw:layer="layout" svg:x1="8.366cm" svg:y1="6.16cm" svg:x2="8.366cm" svg:y2="6.414cm">
          <text:p/>
        </draw:line>
        <draw:line draw:style-name="gr11" draw:text-style-name="P1" draw:layer="layout" svg:x1="7.066cm" svg:y1="6.16cm" svg:x2="7.066cm" svg:y2="6.414cm">
          <text:p/>
        </draw:line>
        <draw:line draw:style-name="gr11" draw:text-style-name="P1" draw:layer="layout" svg:x1="8.366cm" svg:y1="6.16cm" svg:x2="8.366cm" svg:y2="6.414cm">
          <text:p/>
        </draw:line>
        <draw:line draw:style-name="gr11" draw:text-style-name="P1" draw:layer="layout" svg:x1="10.917cm" svg:y1="6.16cm" svg:x2="10.917cm" svg:y2="6.414cm">
          <text:p/>
        </draw:line>
        <draw:line draw:style-name="gr11" draw:text-style-name="P1" draw:layer="layout" svg:x1="9.617cm" svg:y1="6.16cm" svg:x2="9.617cm" svg:y2="6.414cm">
          <text:p/>
        </draw:line>
        <draw:frame draw:style-name="gr16" draw:text-style-name="P11" draw:layer="layout" svg:width="4.826cm" svg:height="1.668cm" draw:transform="rotate (1.5707963267949) translate (9.06cm 8.54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10.36cm 8.547cm)">
          <draw:text-box>
            <text:p><text:span text:style-name="T6">ZT16</text:span></text:p>
          </draw:text-box>
        </draw:frame>
        <draw:line draw:style-name="gr11" draw:text-style-name="P1" draw:layer="layout" svg:x1="10.906cm" svg:y1="6.16cm" svg:x2="10.906cm" svg:y2="6.414cm">
          <text:p/>
        </draw:line>
        <draw:line draw:style-name="gr11" draw:text-style-name="P1" draw:layer="layout" svg:x1="13.457cm" svg:y1="6.16cm" svg:x2="13.457cm" svg:y2="6.414cm">
          <text:p/>
        </draw:line>
        <draw:line draw:style-name="gr11" draw:text-style-name="P1" draw:layer="layout" svg:x1="12.157cm" svg:y1="6.16cm" svg:x2="12.157cm" svg:y2="6.414cm">
          <text:p/>
        </draw:line>
        <draw:frame draw:style-name="gr16" draw:text-style-name="P11" draw:layer="layout" svg:width="4.826cm" svg:height="1.668cm" draw:transform="rotate (1.5707963267949) translate (11.66cm 8.547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12.86cm 8.547cm)">
          <draw:text-box>
            <text:p><text:span text:style-name="T6">ZT0</text:span></text:p>
          </draw:text-box>
        </draw:frame>
        <draw:custom-shape draw:style-name="gr35" draw:text-style-name="P2" draw:layer="layout" svg:width="5.08cm" svg:height="0.762cm" svg:x="5.807cm" svg:y="11.31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5.08cm" svg:height="0.762cm" svg:x="8.366cm" svg:y="11.3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89cm" svg:height="0.762cm" svg:x="7.057cm" svg:y="11.31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5.36cm 14.44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6.56cm 14.447cm)">
          <draw:text-box>
            <text:p><text:span text:style-name="T6">ZT16</text:span></text:p>
          </draw:text-box>
        </draw:frame>
        <draw:frame draw:style-name="gr16" draw:text-style-name="P11" draw:layer="layout" svg:width="4.826cm" svg:height="1.668cm" draw:transform="rotate (1.5707963267949) translate (7.86cm 14.447cm)">
          <draw:text-box>
            <text:p><text:span text:style-name="T6">ZT20</text:span></text:p>
          </draw:text-box>
        </draw:frame>
        <draw:line draw:style-name="gr11" draw:text-style-name="P1" draw:layer="layout" svg:x1="5.815cm" svg:y1="12.06cm" svg:x2="5.815cm" svg:y2="12.314cm">
          <text:p/>
        </draw:line>
        <draw:line draw:style-name="gr11" draw:text-style-name="P1" draw:layer="layout" svg:x1="8.366cm" svg:y1="12.06cm" svg:x2="8.366cm" svg:y2="12.314cm">
          <text:p/>
        </draw:line>
        <draw:line draw:style-name="gr11" draw:text-style-name="P1" draw:layer="layout" svg:x1="7.066cm" svg:y1="12.06cm" svg:x2="7.066cm" svg:y2="12.314cm">
          <text:p/>
        </draw:line>
        <draw:line draw:style-name="gr11" draw:text-style-name="P1" draw:layer="layout" svg:x1="8.366cm" svg:y1="12.06cm" svg:x2="8.366cm" svg:y2="12.314cm">
          <text:p/>
        </draw:line>
        <draw:line draw:style-name="gr11" draw:text-style-name="P1" draw:layer="layout" svg:x1="10.917cm" svg:y1="12.06cm" svg:x2="10.917cm" svg:y2="12.314cm">
          <text:p/>
        </draw:line>
        <draw:line draw:style-name="gr11" draw:text-style-name="P1" draw:layer="layout" svg:x1="9.617cm" svg:y1="12.06cm" svg:x2="9.617cm" svg:y2="12.314cm">
          <text:p/>
        </draw:line>
        <draw:frame draw:style-name="gr16" draw:text-style-name="P11" draw:layer="layout" svg:width="4.826cm" svg:height="1.668cm" draw:transform="rotate (1.5707963267949) translate (9.06cm 14.447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10.36cm 14.447cm)">
          <draw:text-box>
            <text:p><text:span text:style-name="T6">ZT4</text:span></text:p>
          </draw:text-box>
        </draw:frame>
        <draw:line draw:style-name="gr11" draw:text-style-name="P1" draw:layer="layout" svg:x1="10.906cm" svg:y1="12.06cm" svg:x2="10.906cm" svg:y2="12.314cm">
          <text:p/>
        </draw:line>
        <draw:line draw:style-name="gr11" draw:text-style-name="P1" draw:layer="layout" svg:x1="15.457cm" svg:y1="12.06cm" svg:x2="15.457cm" svg:y2="12.314cm">
          <text:p/>
        </draw:line>
        <draw:line draw:style-name="gr11" draw:text-style-name="P1" draw:layer="layout" svg:x1="12.157cm" svg:y1="12.06cm" svg:x2="12.157cm" svg:y2="12.314cm">
          <text:p/>
        </draw:line>
        <draw:frame draw:style-name="gr16" draw:text-style-name="P11" draw:layer="layout" svg:width="4.826cm" svg:height="1.668cm" draw:transform="rotate (1.5707963267949) translate (11.66cm 14.447cm)">
          <draw:text-box>
            <text:p><text:span text:style-name="T6">ZT8</text:span></text:p>
          </draw:text-box>
        </draw:frame>
        <draw:custom-shape draw:style-name="gr37" draw:text-style-name="P3" draw:layer="layout" svg:width="3.232cm" svg:height="7.668cm" svg:x="13.596cm" svg:y="9.27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12.86cm 14.447cm)">
          <draw:text-box>
            <text:p><text:span text:style-name="T6">ZT12</text:span></text:p>
          </draw:text-box>
        </draw:frame>
        <draw:line draw:style-name="gr38" draw:text-style-name="P1" draw:layer="layout" svg:x1="5.562cm" svg:y1="3.323cm" svg:x2="5.562cm" svg:y2="5.406cm">
          <text:p/>
        </draw:line>
        <draw:line draw:style-name="gr39" draw:text-style-name="P1" draw:layer="layout" svg:x1="5.267cm" svg:y1="3.374cm" svg:x2="5.572cm" svg:y2="3.374cm">
          <text:p/>
        </draw:line>
        <draw:line draw:style-name="gr39" draw:text-style-name="P1" draw:layer="layout" svg:x1="5.268cm" svg:y1="4.374cm" svg:x2="5.573cm" svg:y2="4.374cm">
          <text:p/>
        </draw:line>
        <draw:line draw:style-name="gr39" draw:text-style-name="P1" draw:layer="layout" svg:x1="5.269cm" svg:y1="5.374cm" svg:x2="5.574cm" svg:y2="5.374cm">
          <text:p/>
        </draw:line>
        <draw:line draw:style-name="gr38" draw:text-style-name="P1" draw:layer="layout" svg:x1="5.563cm" svg:y1="9.224cm" svg:x2="5.563cm" svg:y2="11.307cm">
          <text:p/>
        </draw:line>
        <draw:line draw:style-name="gr39" draw:text-style-name="P1" draw:layer="layout" svg:x1="5.268cm" svg:y1="9.275cm" svg:x2="5.573cm" svg:y2="9.275cm">
          <text:p/>
        </draw:line>
        <draw:line draw:style-name="gr39" draw:text-style-name="P1" draw:layer="layout" svg:x1="5.269cm" svg:y1="10.275cm" svg:x2="5.574cm" svg:y2="10.275cm">
          <text:p/>
        </draw:line>
        <draw:line draw:style-name="gr39" draw:text-style-name="P1" draw:layer="layout" svg:x1="5.27cm" svg:y1="11.275cm" svg:x2="5.575cm" svg:y2="11.275cm">
          <text:p/>
        </draw:line>
        <draw:custom-shape draw:style-name="gr40" draw:text-style-name="P2" draw:layer="layout" svg:width="2.579cm" svg:height="0.762cm" svg:x="19.487cm" svg:y="5.41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5.06cm" svg:height="0.762cm" svg:x="22.066cm" svg:y="5.41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19.04cm 8.547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20.24cm 8.54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21.54cm 8.547cm)">
          <draw:text-box>
            <text:p><text:span text:style-name="T6">ZT8</text:span></text:p>
          </draw:text-box>
        </draw:frame>
        <draw:line draw:style-name="gr11" draw:text-style-name="P1" draw:layer="layout" svg:x1="22.046cm" svg:y1="6.16cm" svg:x2="22.046cm" svg:y2="6.414cm">
          <text:p/>
        </draw:line>
        <draw:line draw:style-name="gr42" draw:text-style-name="P1" draw:layer="layout" svg:x1="20.746cm" svg:y1="6.16cm" svg:x2="20.746cm" svg:y2="6.414cm">
          <text:p/>
        </draw:line>
        <draw:line draw:style-name="gr42" draw:text-style-name="P1" draw:layer="layout" svg:x1="22.046cm" svg:y1="6.16cm" svg:x2="22.046cm" svg:y2="6.414cm">
          <text:p/>
        </draw:line>
        <draw:line draw:style-name="gr11" draw:text-style-name="P1" draw:layer="layout" svg:x1="24.597cm" svg:y1="6.16cm" svg:x2="24.597cm" svg:y2="6.414cm">
          <text:p/>
        </draw:line>
        <draw:line draw:style-name="gr42" draw:text-style-name="P1" draw:layer="layout" svg:x1="23.297cm" svg:y1="6.16cm" svg:x2="23.297cm" svg:y2="6.414cm">
          <text:p/>
        </draw:line>
        <draw:frame draw:style-name="gr16" draw:text-style-name="P11" draw:layer="layout" svg:width="3.129cm" svg:height="1.668cm" draw:transform="rotate (1.5707963267949) translate (22.74cm 8.54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24.04cm 8.547cm)">
          <draw:text-box>
            <text:p><text:span text:style-name="T6">ZT16</text:span></text:p>
          </draw:text-box>
        </draw:frame>
        <draw:line draw:style-name="gr42" draw:text-style-name="P1" draw:layer="layout" svg:x1="24.586cm" svg:y1="6.16cm" svg:x2="24.586cm" svg:y2="6.414cm">
          <text:p/>
        </draw:line>
        <draw:line draw:style-name="gr42" draw:text-style-name="P1" draw:layer="layout" svg:x1="27.137cm" svg:y1="6.16cm" svg:x2="27.137cm" svg:y2="6.414cm">
          <text:p/>
        </draw:line>
        <draw:line draw:style-name="gr42" draw:text-style-name="P1" draw:layer="layout" svg:x1="25.837cm" svg:y1="6.16cm" svg:x2="25.837cm" svg:y2="6.414cm">
          <text:p/>
        </draw:line>
        <draw:frame draw:style-name="gr16" draw:text-style-name="P11" draw:layer="layout" svg:width="4.826cm" svg:height="1.668cm" draw:transform="rotate (1.5707963267949) translate (25.34cm 8.547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26.54cm 8.547cm)">
          <draw:text-box>
            <text:p><text:span text:style-name="T6">ZT0</text:span></text:p>
          </draw:text-box>
        </draw:frame>
        <draw:line draw:style-name="gr38" draw:text-style-name="P1" draw:layer="layout" svg:x1="19.342cm" svg:y1="3.323cm" svg:x2="19.342cm" svg:y2="5.406cm">
          <text:p/>
        </draw:line>
        <draw:line draw:style-name="gr39" draw:text-style-name="P1" draw:layer="layout" svg:x1="18.947cm" svg:y1="3.374cm" svg:x2="19.252cm" svg:y2="3.374cm">
          <text:p/>
        </draw:line>
        <draw:line draw:style-name="gr39" draw:text-style-name="P1" draw:layer="layout" svg:x1="18.948cm" svg:y1="4.374cm" svg:x2="19.253cm" svg:y2="4.374cm">
          <text:p/>
        </draw:line>
        <draw:line draw:style-name="gr39" draw:text-style-name="P1" draw:layer="layout" svg:x1="18.949cm" svg:y1="5.374cm" svg:x2="19.254cm" svg:y2="5.374cm">
          <text:p/>
        </draw:line>
        <draw:custom-shape draw:style-name="gr43" draw:text-style-name="P3" draw:layer="layout" svg:width="0.364cm" svg:height="0.402cm" svg:x="23.85cm" svg:y="4.87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cm" svg:height="3.747cm" svg:x="21.772cm" svg:y="8.511cm">
          <draw:image xlink:href="Pictures/10000000000002A4000001AE59BF7B3FAD5784C1.png" xlink:type="simple" xlink:show="embed" xlink:actuate="onLoad" loext:mime-type="image/png">
            <text:p/>
          </draw:image>
        </draw:frame>
        <draw:custom-shape draw:style-name="gr40" draw:text-style-name="P2" draw:layer="layout" svg:width="2.579cm" svg:height="0.762cm" svg:x="19.487cm" svg:y="11.31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7.639cm" svg:height="0.762cm" svg:x="19.487cm" svg:y="11.319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19.04cm 14.448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20.24cm 14.448cm)">
          <draw:text-box>
            <text:p><text:span text:style-name="T6">ZT16</text:span></text:p>
          </draw:text-box>
        </draw:frame>
        <draw:frame draw:style-name="gr16" draw:text-style-name="P11" draw:layer="layout" svg:width="4.826cm" svg:height="1.668cm" draw:transform="rotate (1.5707963267949) translate (21.54cm 14.448cm)">
          <draw:text-box>
            <text:p><text:span text:style-name="T6">ZT20</text:span></text:p>
          </draw:text-box>
        </draw:frame>
        <draw:line draw:style-name="gr42" draw:text-style-name="P1" draw:layer="layout" svg:x1="19.495cm" svg:y1="12.061cm" svg:x2="19.495cm" svg:y2="12.315cm">
          <text:p/>
        </draw:line>
        <draw:line draw:style-name="gr11" draw:text-style-name="P1" draw:layer="layout" svg:x1="22.046cm" svg:y1="12.061cm" svg:x2="22.046cm" svg:y2="12.315cm">
          <text:p/>
        </draw:line>
        <draw:line draw:style-name="gr42" draw:text-style-name="P1" draw:layer="layout" svg:x1="20.746cm" svg:y1="12.061cm" svg:x2="20.746cm" svg:y2="12.315cm">
          <text:p/>
        </draw:line>
        <draw:line draw:style-name="gr42" draw:text-style-name="P1" draw:layer="layout" svg:x1="22.046cm" svg:y1="12.061cm" svg:x2="22.046cm" svg:y2="12.315cm">
          <text:p/>
        </draw:line>
        <draw:line draw:style-name="gr11" draw:text-style-name="P1" draw:layer="layout" svg:x1="24.597cm" svg:y1="12.061cm" svg:x2="24.597cm" svg:y2="12.315cm">
          <text:p/>
        </draw:line>
        <draw:line draw:style-name="gr42" draw:text-style-name="P1" draw:layer="layout" svg:x1="23.297cm" svg:y1="12.061cm" svg:x2="23.297cm" svg:y2="12.315cm">
          <text:p/>
        </draw:line>
        <draw:frame draw:style-name="gr16" draw:text-style-name="P11" draw:layer="layout" svg:width="3.129cm" svg:height="1.668cm" draw:transform="rotate (1.5707963267949) translate (22.74cm 14.448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24.04cm 14.448cm)">
          <draw:text-box>
            <text:p><text:span text:style-name="T6">ZT4</text:span></text:p>
          </draw:text-box>
        </draw:frame>
        <draw:line draw:style-name="gr42" draw:text-style-name="P1" draw:layer="layout" svg:x1="24.586cm" svg:y1="12.061cm" svg:x2="24.586cm" svg:y2="12.315cm">
          <text:p/>
        </draw:line>
        <draw:line draw:style-name="gr42" draw:text-style-name="P1" draw:layer="layout" svg:x1="27.137cm" svg:y1="12.061cm" svg:x2="27.137cm" svg:y2="12.315cm">
          <text:p/>
        </draw:line>
        <draw:line draw:style-name="gr42" draw:text-style-name="P1" draw:layer="layout" svg:x1="25.837cm" svg:y1="12.061cm" svg:x2="25.837cm" svg:y2="12.315cm">
          <text:p/>
        </draw:line>
        <draw:frame draw:style-name="gr16" draw:text-style-name="P11" draw:layer="layout" svg:width="4.826cm" svg:height="1.668cm" draw:transform="rotate (1.5707963267949) translate (25.34cm 14.448cm)">
          <draw:text-box>
            <text:p><text:span text:style-name="T6">ZT8</text:span></text:p>
          </draw:text-box>
        </draw:frame>
        <draw:frame draw:style-name="gr16" draw:text-style-name="P11" draw:layer="layout" svg:width="4.826cm" svg:height="1.668cm" draw:transform="rotate (1.5707963267949) translate (26.54cm 14.448cm)">
          <draw:text-box>
            <text:p><text:span text:style-name="T6">ZT12</text:span></text:p>
          </draw:text-box>
        </draw:frame>
        <draw:line draw:style-name="gr38" draw:text-style-name="P1" draw:layer="layout" svg:x1="19.242cm" svg:y1="9.224cm" svg:x2="19.242cm" svg:y2="11.307cm">
          <text:p/>
        </draw:line>
        <draw:line draw:style-name="gr39" draw:text-style-name="P1" draw:layer="layout" svg:x1="18.947cm" svg:y1="9.275cm" svg:x2="19.252cm" svg:y2="9.275cm">
          <text:p/>
        </draw:line>
        <draw:line draw:style-name="gr39" draw:text-style-name="P1" draw:layer="layout" svg:x1="18.948cm" svg:y1="10.275cm" svg:x2="19.253cm" svg:y2="10.275cm">
          <text:p/>
        </draw:line>
        <draw:line draw:style-name="gr39" draw:text-style-name="P1" draw:layer="layout" svg:x1="18.949cm" svg:y1="11.275cm" svg:x2="19.254cm" svg:y2="11.275cm">
          <text:p/>
        </draw:line>
        <draw:custom-shape draw:style-name="gr43" draw:text-style-name="P3" draw:layer="layout" svg:width="0.364cm" svg:height="0.402cm" svg:x="23.85cm" svg:y="10.77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2.579cm" svg:height="0.762cm" svg:x="23.287cm" svg:y="11.319cm">
          <text:p/>
          <draw:enhanced-geometry svg:viewBox="0 0 21600 21600" draw:type="rectangle" draw:enhanced-path="M 0 0 L 21600 0 21600 21600 0 21600 0 0 Z N"/>
        </draw:custom-shape>
        <draw:frame draw:style-name="gr45" draw:text-style-name="P11" draw:layer="layout" svg:width="4.826cm" svg:height="2.004cm" draw:transform="rotate (1.5707963267949) translate (1.96cm 12.347cm)">
          <draw:text-box>
            <text:p><text:span text:style-name="T6">Irradi</text:span><text:span text:style-name="T6">ance </text:span><text:span text:style-name="T6">(mE </text:span><text:span text:style-name="T6">m</text:span><text:span text:style-name="T7">-2</text:span><text:span text:style-name="T6"> s</text:span><text:span text:style-name="T7">-1</text:span><text:span text:style-name="T6">)</text:span></text:p>
          </draw:text-box>
        </draw:frame>
        <draw:frame draw:style-name="gr45" draw:text-style-name="P11" draw:layer="layout" svg:width="4.826cm" svg:height="2.004cm" draw:transform="rotate (1.5707963267949) translate (1.96cm 6.347cm)">
          <draw:text-box>
            <text:p><text:span text:style-name="T6">Irradi</text:span><text:span text:style-name="T6">ance </text:span><text:span text:style-name="T6">(mE </text:span><text:span text:style-name="T6">m</text:span><text:span text:style-name="T7">-2</text:span><text:span text:style-name="T6"> s</text:span><text:span text:style-name="T7">-1</text:span><text:span text:style-name="T6">)</text:span></text:p>
          </draw:text-box>
        </draw:frame>
        <draw:frame draw:style-name="gr16" draw:text-style-name="P13" draw:layer="layout" svg:width="0.79cm" svg:height="1.668cm" svg:x="4.601cm" svg:y="10.8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3.759cm" svg:y="9.7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4.059cm" svg:y="8.785cm">
          <draw:text-box>
            <text:p><text:span text:style-name="T8">2.5</text:span></text:p>
          </draw:text-box>
        </draw:frame>
        <draw:line draw:style-name="gr11" draw:text-style-name="P1" draw:layer="layout" svg:x1="5.836cm" svg:y1="6.16cm" svg:x2="5.836cm" svg:y2="6.414cm">
          <text:p/>
        </draw:line>
        <draw:line draw:style-name="gr39" draw:text-style-name="P1" draw:layer="layout" svg:x1="5.289cm" svg:y1="3.375cm" svg:x2="5.594cm" svg:y2="3.375cm">
          <text:p/>
        </draw:line>
        <draw:line draw:style-name="gr39" draw:text-style-name="P1" draw:layer="layout" svg:x1="5.29cm" svg:y1="4.375cm" svg:x2="5.595cm" svg:y2="4.375cm">
          <text:p/>
        </draw:line>
        <draw:line draw:style-name="gr39" draw:text-style-name="P1" draw:layer="layout" svg:x1="5.291cm" svg:y1="5.375cm" svg:x2="5.596cm" svg:y2="5.375cm">
          <text:p/>
        </draw:line>
        <draw:frame draw:style-name="gr16" draw:text-style-name="P13" draw:layer="layout" svg:width="0.79cm" svg:height="1.668cm" svg:x="4.622cm" svg:y="4.9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3.78cm" svg:y="3.8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4.08cm" svg:y="2.885cm">
          <draw:text-box>
            <text:p><text:span text:style-name="T8">2.5</text:span></text:p>
          </draw:text-box>
        </draw:frame>
        <draw:line draw:style-name="gr39" draw:text-style-name="P1" draw:layer="layout" svg:x1="18.988cm" svg:y1="3.374cm" svg:x2="19.293cm" svg:y2="3.374cm">
          <text:p/>
        </draw:line>
        <draw:line draw:style-name="gr39" draw:text-style-name="P1" draw:layer="layout" svg:x1="18.989cm" svg:y1="4.374cm" svg:x2="19.294cm" svg:y2="4.374cm">
          <text:p/>
        </draw:line>
        <draw:line draw:style-name="gr39" draw:text-style-name="P1" draw:layer="layout" svg:x1="18.99cm" svg:y1="5.374cm" svg:x2="19.295cm" svg:y2="5.374cm">
          <text:p/>
        </draw:line>
        <draw:frame draw:style-name="gr45" draw:text-style-name="P11" draw:layer="layout" svg:width="4.826cm" svg:height="2.004cm" draw:transform="rotate (1.5707963267949) translate (15.681cm 6.347cm)">
          <draw:text-box>
            <text:p><text:span text:style-name="T6">Irradi</text:span><text:span text:style-name="T6">ance </text:span><text:span text:style-name="T6">(mE </text:span><text:span text:style-name="T6">m</text:span><text:span text:style-name="T7">-2</text:span><text:span text:style-name="T6"> s</text:span><text:span text:style-name="T7">-1</text:span><text:span text:style-name="T6">)</text:span></text:p>
          </draw:text-box>
        </draw:frame>
        <draw:line draw:style-name="gr39" draw:text-style-name="P1" draw:layer="layout" svg:x1="19.01cm" svg:y1="3.375cm" svg:x2="19.315cm" svg:y2="3.375cm">
          <text:p/>
        </draw:line>
        <draw:line draw:style-name="gr39" draw:text-style-name="P1" draw:layer="layout" svg:x1="19.011cm" svg:y1="4.375cm" svg:x2="19.316cm" svg:y2="4.375cm">
          <text:p/>
        </draw:line>
        <draw:line draw:style-name="gr39" draw:text-style-name="P1" draw:layer="layout" svg:x1="19.012cm" svg:y1="5.375cm" svg:x2="19.317cm" svg:y2="5.375cm">
          <text:p/>
        </draw:line>
        <draw:frame draw:style-name="gr16" draw:text-style-name="P13" draw:layer="layout" svg:width="0.79cm" svg:height="1.668cm" svg:x="18.343cm" svg:y="4.9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17.501cm" svg:y="3.8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17.801cm" svg:y="2.885cm">
          <draw:text-box>
            <text:p><text:span text:style-name="T8">2.5</text:span></text:p>
          </draw:text-box>
        </draw:frame>
        <draw:line draw:style-name="gr39" draw:text-style-name="P1" draw:layer="layout" svg:x1="18.909cm" svg:y1="9.274cm" svg:x2="19.214cm" svg:y2="9.274cm">
          <text:p/>
        </draw:line>
        <draw:line draw:style-name="gr39" draw:text-style-name="P1" draw:layer="layout" svg:x1="18.91cm" svg:y1="10.274cm" svg:x2="19.215cm" svg:y2="10.274cm">
          <text:p/>
        </draw:line>
        <draw:line draw:style-name="gr39" draw:text-style-name="P1" draw:layer="layout" svg:x1="18.911cm" svg:y1="11.274cm" svg:x2="19.216cm" svg:y2="11.274cm">
          <text:p/>
        </draw:line>
        <draw:frame draw:style-name="gr45" draw:text-style-name="P11" draw:layer="layout" svg:width="4.826cm" svg:height="2.004cm" draw:transform="rotate (1.5707963267949) translate (15.602cm 12.247cm)">
          <draw:text-box>
            <text:p><text:span text:style-name="T6">Irradi</text:span><text:span text:style-name="T6">ance </text:span><text:span text:style-name="T6">(mE </text:span><text:span text:style-name="T6">m</text:span><text:span text:style-name="T7">-2</text:span><text:span text:style-name="T6"> s</text:span><text:span text:style-name="T7">-1</text:span><text:span text:style-name="T6">)</text:span></text:p>
          </draw:text-box>
        </draw:frame>
        <draw:line draw:style-name="gr39" draw:text-style-name="P1" draw:layer="layout" svg:x1="18.931cm" svg:y1="9.275cm" svg:x2="19.236cm" svg:y2="9.275cm">
          <text:p/>
        </draw:line>
        <draw:line draw:style-name="gr39" draw:text-style-name="P1" draw:layer="layout" svg:x1="18.932cm" svg:y1="10.275cm" svg:x2="19.237cm" svg:y2="10.275cm">
          <text:p/>
        </draw:line>
        <draw:line draw:style-name="gr39" draw:text-style-name="P1" draw:layer="layout" svg:x1="18.933cm" svg:y1="11.275cm" svg:x2="19.238cm" svg:y2="11.275cm">
          <text:p/>
        </draw:line>
        <draw:frame draw:style-name="gr16" draw:text-style-name="P13" draw:layer="layout" svg:width="0.79cm" svg:height="1.668cm" svg:x="18.264cm" svg:y="10.8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17.422cm" svg:y="9.7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17.722cm" svg:y="8.785cm">
          <draw:text-box>
            <text:p><text:span text:style-name="T8">2.5</text:span></text:p>
          </draw:text-box>
        </draw:frame>
        <draw:line draw:style-name="gr11" draw:text-style-name="P1" draw:layer="layout" svg:x1="13.457cm" svg:y1="12.06cm" svg:x2="13.457cm" svg:y2="12.314cm">
          <text:p/>
        </draw:line>
        <draw:line draw:style-name="gr42" draw:text-style-name="P1" draw:layer="layout" svg:x1="19.507cm" svg:y1="6.16cm" svg:x2="19.507cm" svg:y2="6.414cm">
          <text:p/>
        </draw:line>
        <presentation:notes draw:style-name="dp2">
          <office:forms form:automatic-focus="false" form:apply-design-mode="false"/>
          <draw:page-thumbnail draw:style-name="gr25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cm" svg:height="3.747cm" svg:x="17.972cm" svg:y="2.61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5.965cm" svg:y="8.4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-1.835cm" svg:y="8.4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2.0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27.478cm" svg:height="13.615cm" svg:x="29.062cm" svg:y="0.317cm">
          <draw:image xlink:href="Pictures/100000000000032000000190A74EDB033691DE54.png" xlink:type="simple" xlink:show="embed" xlink:actuate="onLoad" loext:mime-type="image/png">
            <text:p/>
          </draw:image>
        </draw:frame>
        <draw:custom-shape draw:style-name="gr47" draw:text-style-name="P3" draw:layer="layout" svg:width="2.073cm" svg:height="9.86cm" svg:x="28.6cm" svg:y="2.48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7.71cm" svg:height="1.377cm" svg:x="28.6cm" svg:y="-0.3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667cm" svg:height="5.567cm" draw:transform="skewX (-0.00279252680319093) rotate (-1.56660753659011) translate (37.277cm 13.2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0" draw:text-style-name="P11" draw:layer="layout" svg:width="6.25cm" svg:height="1.327cm" svg:x="32.896cm" svg:y="14.045cm">
          <draw:text-box>
            <text:p><text:span text:style-name="T6">MIDD</text:span><text:span text:style-name="T6">AY</text:span></text:p>
          </draw:text-box>
        </draw:frame>
        <draw:custom-shape draw:style-name="gr49" draw:text-style-name="P4" draw:layer="layout" svg:width="0.653cm" svg:height="5.567cm" draw:transform="skewX (0.000872664625997165) rotate (-1.56660753659011) translate (43.341cm 13.23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1" draw:text-style-name="P11" draw:layer="layout" svg:width="6.258cm" svg:height="1.352cm" svg:x="39.384cm" svg:y="13.996cm">
          <draw:text-box>
            <text:p><text:span text:style-name="T6">DUSK</text:span></text:p>
          </draw:text-box>
        </draw:frame>
        <draw:custom-shape draw:style-name="gr52" draw:text-style-name="P4" draw:layer="layout" svg:width="0.653cm" svg:height="11.518cm" draw:transform="skewX (-0.000698131700797732) rotate (-1.56660753659011) translate (55.093cm 13.19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3" draw:text-style-name="P11" draw:layer="layout" svg:width="7.314cm" svg:height="2.351cm" svg:x="46.401cm" svg:y="13.972cm">
          <draw:text-box>
            <text:p><text:span text:style-name="T6">NIGH</text:span><text:span text:style-name="T6">T/</text:span><text:span text:style-name="T6">DAW</text:span><text:span text:style-name="T6">N</text:span></text:p>
          </draw:text-box>
        </draw:frame>
        <draw:line draw:style-name="gr11" draw:text-style-name="P1" draw:layer="layout" svg:x1="31.957cm" svg:y1="10.506cm" svg:x2="33.277cm" svg:y2="10.506cm">
          <text:p/>
        </draw:line>
        <draw:frame draw:style-name="gr46" draw:text-style-name="P13" draw:layer="layout" svg:width="4.567cm" svg:height="0.954cm" draw:transform="rotate (1.5707963267949) translate (32.019cm 13.203cm)">
          <draw:text-box>
            <text:p><text:span text:style-name="T8">LD ZT4</text:span></text:p>
          </draw:text-box>
        </draw:frame>
        <draw:line draw:style-name="gr11" draw:text-style-name="P1" draw:layer="layout" svg:x1="33.904cm" svg:y1="10.506cm" svg:x2="35.224cm" svg:y2="10.506cm">
          <text:p/>
        </draw:line>
        <draw:frame draw:style-name="gr46" draw:text-style-name="P13" draw:layer="layout" svg:width="4.567cm" svg:height="0.954cm" draw:transform="rotate (1.5707963267949) translate (33.987cm 13.203cm)">
          <draw:text-box>
            <text:p><text:span text:style-name="T8">SD ZT4</text:span></text:p>
          </draw:text-box>
        </draw:frame>
        <draw:line draw:style-name="gr11" draw:text-style-name="P1" draw:layer="layout" svg:x1="35.853cm" svg:y1="10.506cm" svg:x2="37.173cm" svg:y2="10.506cm">
          <text:p/>
        </draw:line>
        <draw:frame draw:style-name="gr46" draw:text-style-name="P13" draw:layer="layout" svg:width="4.567cm" svg:height="0.954cm" draw:transform="rotate (1.5707963267949) translate (35.911cm 13.203cm)">
          <draw:text-box>
            <text:p><text:span text:style-name="T8">LD ZT8</text:span></text:p>
          </draw:text-box>
        </draw:frame>
        <draw:line draw:style-name="gr13" draw:text-style-name="P1" draw:layer="layout" svg:x1="37.8cm" svg:y1="10.506cm" svg:x2="39.12cm" svg:y2="10.506cm">
          <text:p/>
        </draw:line>
        <draw:frame draw:style-name="gr46" draw:text-style-name="P13" draw:layer="layout" svg:width="4.567cm" svg:height="0.954cm" draw:transform="rotate (1.5707963267949) translate (38cm 13.203cm)">
          <draw:text-box>
            <text:p><text:span text:style-name="T8">SD ZT8</text:span></text:p>
          </draw:text-box>
        </draw:frame>
        <draw:line draw:style-name="gr13" draw:text-style-name="P1" draw:layer="layout" svg:x1="39.878cm" svg:y1="10.506cm" svg:x2="41.198cm" svg:y2="10.506cm">
          <text:p/>
        </draw:line>
        <draw:frame draw:style-name="gr46" draw:text-style-name="P13" draw:layer="layout" svg:width="4.567cm" svg:height="0.954cm" draw:transform="rotate (1.5707963267949) translate (40.088cm 13.403cm)">
          <draw:text-box>
            <text:p><text:span text:style-name="T8">LD </text:span><text:span text:style-name="T8">ZT16</text:span></text:p>
          </draw:text-box>
        </draw:frame>
        <draw:line draw:style-name="gr13" draw:text-style-name="P1" draw:layer="layout" svg:x1="41.84cm" svg:y1="10.506cm" svg:x2="43.16cm" svg:y2="10.506cm">
          <text:p/>
        </draw:line>
        <draw:frame draw:style-name="gr46" draw:text-style-name="P13" draw:layer="layout" svg:width="4.567cm" svg:height="0.954cm" draw:transform="rotate (1.5707963267949) translate (42.059cm 13.403cm)">
          <draw:text-box>
            <text:p><text:span text:style-name="T8">LD </text:span><text:span text:style-name="T8">ZT12</text:span></text:p>
          </draw:text-box>
        </draw:frame>
        <draw:line draw:style-name="gr15" draw:text-style-name="P1" draw:layer="layout" svg:x1="43.774cm" svg:y1="10.506cm" svg:x2="45.094cm" svg:y2="10.506cm">
          <text:p/>
        </draw:line>
        <draw:frame draw:style-name="gr46" draw:text-style-name="P13" draw:layer="layout" svg:width="4.567cm" svg:height="0.954cm" draw:transform="rotate (1.5707963267949) translate (43.849cm 13.203cm)">
          <draw:text-box>
            <text:p><text:span text:style-name="T8">LD ZT0</text:span></text:p>
          </draw:text-box>
        </draw:frame>
        <draw:line draw:style-name="gr15" draw:text-style-name="P1" draw:layer="layout" svg:x1="45.722cm" svg:y1="10.506cm" svg:x2="47.042cm" svg:y2="10.506cm">
          <text:p/>
        </draw:line>
        <draw:frame draw:style-name="gr46" draw:text-style-name="P13" draw:layer="layout" svg:width="4.567cm" svg:height="0.954cm" draw:transform="rotate (1.5707963267949) translate (45.783cm 13.503cm)">
          <draw:text-box>
            <text:p><text:span text:style-name="T8">LD </text:span><text:span text:style-name="T8">ZT20</text:span></text:p>
          </draw:text-box>
        </draw:frame>
        <draw:line draw:style-name="gr15" draw:text-style-name="P1" draw:layer="layout" svg:x1="47.799cm" svg:y1="10.506cm" svg:x2="49.119cm" svg:y2="10.506cm">
          <text:p/>
        </draw:line>
        <draw:frame draw:style-name="gr46" draw:text-style-name="P13" draw:layer="layout" svg:width="4.567cm" svg:height="0.954cm" draw:transform="rotate (1.5707963267949) translate (47.861cm 13.303cm)">
          <draw:text-box>
            <text:p><text:span text:style-name="T8">SD </text:span><text:span text:style-name="T8">ZT12</text:span></text:p>
          </draw:text-box>
        </draw:frame>
        <draw:line draw:style-name="gr15" draw:text-style-name="P1" draw:layer="layout" svg:x1="49.747cm" svg:y1="10.506cm" svg:x2="51.067cm" svg:y2="10.506cm">
          <text:p/>
        </draw:line>
        <draw:frame draw:style-name="gr46" draw:text-style-name="P13" draw:layer="layout" svg:width="4.567cm" svg:height="0.954cm" draw:transform="rotate (1.5707963267949) translate (49.829cm 13.303cm)">
          <draw:text-box>
            <text:p><text:span text:style-name="T8">SD </text:span><text:span text:style-name="T8">ZT16</text:span></text:p>
          </draw:text-box>
        </draw:frame>
        <draw:line draw:style-name="gr15" draw:text-style-name="P1" draw:layer="layout" svg:x1="51.695cm" svg:y1="10.506cm" svg:x2="53.015cm" svg:y2="10.506cm">
          <text:p/>
        </draw:line>
        <draw:frame draw:style-name="gr46" draw:text-style-name="P13" draw:layer="layout" svg:width="4.567cm" svg:height="0.954cm" draw:transform="rotate (1.5707963267949) translate (51.753cm 13.303cm)">
          <draw:text-box>
            <text:p><text:span text:style-name="T8">SD </text:span><text:span text:style-name="T8">ZT20</text:span></text:p>
          </draw:text-box>
        </draw:frame>
        <draw:line draw:style-name="gr15" draw:text-style-name="P1" draw:layer="layout" svg:x1="53.643cm" svg:y1="10.506cm" svg:x2="54.963cm" svg:y2="10.506cm">
          <text:p/>
        </draw:line>
        <draw:frame draw:style-name="gr46" draw:text-style-name="P13" draw:layer="layout" svg:width="4.567cm" svg:height="0.954cm" draw:transform="rotate (1.5707963267949) translate (53.721cm 13.203cm)">
          <draw:text-box>
            <text:p><text:span text:style-name="T8">SD ZT0</text:span></text:p>
          </draw:text-box>
        </draw:frame>
        <draw:frame draw:style-name="gr1" draw:text-style-name="P1" draw:layer="layout" svg:width="19.123cm" svg:height="18.949cm" svg:x="6.631cm" svg:y="17.78cm">
          <draw:image xlink:href="Pictures/100000000000019000000190998ECE14BEA8353B.png" xlink:type="simple" xlink:show="embed" xlink:actuate="onLoad" loext:mime-type="image/png">
            <text:p/>
          </draw:image>
        </draw:frame>
        <draw:frame draw:style-name="gr1" draw:text-style-name="P1" draw:layer="layout" svg:width="20.205cm" svg:height="20.15cm" svg:x="34.368cm" svg:y="16.459cm">
          <draw:image xlink:href="Pictures/100000000000019000000190E7ABE2A75C522F13.png" xlink:type="simple" xlink:show="embed" xlink:actuate="onLoad" loext:mime-type="image/png">
            <text:p/>
          </draw:image>
        </draw:frame>
        <draw:custom-shape draw:style-name="gr54" draw:text-style-name="P3" draw:layer="layout" svg:width="1.851cm" svg:height="9.013cm" svg:x="33.236cm" svg:y="21.89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" draw:layer="layout" svg:width="1.75cm" svg:height="8.44cm" svg:x="5.588cm" svg:y="23.119cm">
          <text:p/>
          <draw:enhanced-geometry svg:viewBox="0 0 21600 21600" draw:type="rectangle" draw:enhanced-path="M 0 0 L 21600 0 21600 21600 0 21600 0 0 Z N"/>
        </draw:custom-shape>
        <draw:frame draw:style-name="gr56" draw:text-style-name="P5" draw:layer="layout" svg:width="5.385cm" svg:height="1.829cm" svg:x="18.42cm" svg:y="31.746cm">
          <draw:text-box>
            <text:p><text:span text:style-name="T1">ZT0</text:span><text:span text:style-name="T4">1</text:span></text:p>
          </draw:text-box>
        </draw:frame>
        <draw:frame draw:style-name="gr57" draw:text-style-name="P5" draw:layer="layout" svg:width="5.385cm" svg:height="1.85cm" svg:x="16.418cm" svg:y="30.304cm">
          <draw:text-box>
            <text:p><text:span text:style-name="T1">ZT0</text:span><text:span text:style-name="T4">2</text:span></text:p>
          </draw:text-box>
        </draw:frame>
        <draw:frame draw:style-name="gr58" draw:text-style-name="P5" draw:layer="layout" svg:width="5.361cm" svg:height="1.842cm" svg:x="16.31cm" svg:y="33.607cm">
          <draw:text-box>
            <text:p><text:span text:style-name="T1">ZT0</text:span><text:span text:style-name="T4">3</text:span></text:p>
          </draw:text-box>
        </draw:frame>
        <draw:frame draw:style-name="gr59" draw:text-style-name="P5" draw:layer="layout" svg:width="5.361cm" svg:height="1.822cm" svg:x="10.202cm" svg:y="28.218cm">
          <draw:text-box>
            <text:p><text:span text:style-name="T1">ZT4</text:span><text:span text:style-name="T4">1</text:span></text:p>
          </draw:text-box>
        </draw:frame>
        <draw:frame draw:style-name="gr59" draw:text-style-name="P5" draw:layer="layout" svg:width="5.385cm" svg:height="1.822cm" svg:x="9.629cm" svg:y="26.671cm">
          <draw:text-box>
            <text:p><text:span text:style-name="T1">ZT4</text:span><text:span text:style-name="T4">2</text:span></text:p>
          </draw:text-box>
        </draw:frame>
        <draw:frame draw:style-name="gr59" draw:text-style-name="P5" draw:layer="layout" svg:width="5.393cm" svg:height="1.822cm" svg:x="7.727cm" svg:y="28.218cm">
          <draw:text-box>
            <text:p><text:span text:style-name="T1">ZT4</text:span><text:span text:style-name="T4">3</text:span></text:p>
          </draw:text-box>
        </draw:frame>
        <draw:frame draw:style-name="gr60" draw:text-style-name="P5" draw:layer="layout" svg:width="5.352cm" svg:height="1.849cm" svg:x="10.751cm" svg:y="23.014cm">
          <draw:text-box>
            <text:p><text:span text:style-name="T1">ZT8</text:span><text:span text:style-name="T4">2</text:span></text:p>
          </draw:text-box>
        </draw:frame>
        <draw:frame draw:style-name="gr61" draw:text-style-name="P5" draw:layer="layout" svg:width="5.385cm" svg:height="1.844cm" svg:x="8.848cm" svg:y="24.021cm">
          <draw:text-box>
            <text:p><text:span text:style-name="T1">ZT8</text:span><text:span text:style-name="T4">1</text:span></text:p>
          </draw:text-box>
        </draw:frame>
        <draw:frame draw:style-name="gr62" draw:text-style-name="P5" draw:layer="layout" svg:width="5.353cm" svg:height="1.821cm" svg:x="7.186cm" svg:y="22.368cm">
          <draw:text-box>
            <text:p><text:span text:style-name="T1">ZT8</text:span><text:span text:style-name="T4">3</text:span></text:p>
          </draw:text-box>
        </draw:frame>
        <draw:frame draw:style-name="gr58" draw:text-style-name="P5" draw:layer="layout" svg:width="5.36cm" svg:height="1.842cm" svg:x="13.086cm" svg:y="18.506cm">
          <draw:text-box>
            <text:p><text:span text:style-name="T1">ZT12</text:span><text:span text:style-name="T4">1</text:span></text:p>
          </draw:text-box>
        </draw:frame>
        <draw:frame draw:style-name="gr63" draw:text-style-name="P5" draw:layer="layout" svg:width="5.353cm" svg:height="1.816cm" svg:x="15.869cm" svg:y="18.405cm">
          <draw:text-box>
            <text:p><text:span text:style-name="T1">ZT12</text:span><text:span text:style-name="T4">2</text:span></text:p>
          </draw:text-box>
        </draw:frame>
        <draw:frame draw:style-name="gr64" draw:text-style-name="P5" draw:layer="layout" svg:width="5.385cm" svg:height="1.826cm" svg:x="12.853cm" svg:y="20.383cm">
          <draw:text-box>
            <text:p><text:span text:style-name="T1">ZT12</text:span><text:span text:style-name="T4">3</text:span></text:p>
          </draw:text-box>
        </draw:frame>
        <draw:frame draw:style-name="gr65" draw:text-style-name="P5" draw:layer="layout" svg:width="5.353cm" svg:height="1.851cm" svg:x="20.555cm" svg:y="19.479cm">
          <draw:text-box>
            <text:p><text:span text:style-name="T1">ZT16</text:span><text:span text:style-name="T4">1</text:span></text:p>
          </draw:text-box>
        </draw:frame>
        <draw:frame draw:style-name="gr66" draw:text-style-name="P5" draw:layer="layout" svg:width="5.385cm" svg:height="1.848cm" svg:x="15.637cm" svg:y="20.488cm">
          <draw:text-box>
            <text:p><text:span text:style-name="T1">ZT16</text:span><text:span text:style-name="T4">2</text:span></text:p>
          </draw:text-box>
        </draw:frame>
        <draw:frame draw:style-name="gr66" draw:text-style-name="P5" draw:layer="layout" svg:width="5.393cm" svg:height="1.848cm" svg:x="17.972cm" svg:y="22.241cm">
          <draw:text-box>
            <text:p><text:span text:style-name="T1">ZT16</text:span><text:span text:style-name="T4">3</text:span></text:p>
          </draw:text-box>
        </draw:frame>
        <draw:custom-shape draw:style-name="gr67" draw:text-style-name="P3" draw:layer="layout" svg:width="3.132cm" svg:height="8.44cm" svg:x="22.622cm" svg:y="23.119cm">
          <text:p/>
          <draw:enhanced-geometry svg:viewBox="0 0 21600 21600" draw:type="rectangle" draw:enhanced-path="M 0 0 L 21600 0 21600 21600 0 21600 0 0 Z N"/>
        </draw:custom-shape>
        <draw:frame draw:style-name="gr68" draw:text-style-name="P5" draw:layer="layout" svg:width="5.353cm" svg:height="1.847cm" svg:x="20.555cm" svg:y="26.104cm">
          <draw:text-box>
            <text:p><text:span text:style-name="T1">ZT20</text:span><text:span text:style-name="T4">1</text:span></text:p>
          </draw:text-box>
        </draw:frame>
        <draw:frame draw:style-name="gr69" draw:text-style-name="P5" draw:layer="layout" svg:width="5.385cm" svg:height="1.853cm" svg:x="20.423cm" svg:y="27.545cm">
          <draw:text-box>
            <text:p><text:span text:style-name="T1">ZT20</text:span><text:span text:style-name="T4">3</text:span></text:p>
          </draw:text-box>
        </draw:frame>
        <draw:frame draw:style-name="gr68" draw:text-style-name="P5" draw:layer="layout" svg:width="5.361cm" svg:height="1.847cm" svg:x="17.531cm" svg:y="26.104cm">
          <draw:text-box>
            <text:p><text:span text:style-name="T1">ZT20</text:span><text:span text:style-name="T4">2</text:span></text:p>
          </draw:text-box>
        </draw:frame>
        <draw:frame draw:style-name="gr70" draw:text-style-name="P5" draw:layer="layout" svg:width="5.68cm" svg:height="1.965cm" svg:x="46.229cm" svg:y="32cm">
          <draw:text-box>
            <text:p><text:span text:style-name="T1">ZT8</text:span><text:span text:style-name="T4">3</text:span></text:p>
          </draw:text-box>
        </draw:frame>
        <draw:frame draw:style-name="gr70" draw:text-style-name="P5" draw:layer="layout" svg:width="5.68cm" svg:height="1.965cm" svg:x="40.941cm" svg:y="29.53cm">
          <draw:text-box>
            <text:p><text:span text:style-name="T1">ZT8</text:span><text:span text:style-name="T4">2</text:span></text:p>
          </draw:text-box>
        </draw:frame>
        <draw:frame draw:style-name="gr71" draw:text-style-name="P5" draw:layer="layout" svg:width="5.68cm" svg:height="1.966cm" svg:x="38.56cm" svg:y="26.035cm">
          <draw:text-box>
            <text:p><text:span text:style-name="T1">ZT8</text:span><text:span text:style-name="T4">1</text:span></text:p>
          </draw:text-box>
        </draw:frame>
        <draw:frame draw:style-name="gr70" draw:text-style-name="P5" draw:layer="layout" svg:width="5.68cm" svg:height="1.965cm" svg:x="37.263cm" svg:y="29.53cm">
          <draw:text-box>
            <text:p><text:span text:style-name="T1">ZT4</text:span><text:span text:style-name="T4">3</text:span></text:p>
          </draw:text-box>
        </draw:frame>
        <draw:frame draw:style-name="gr72" draw:text-style-name="P5" draw:layer="layout" svg:width="5.732cm" svg:height="1.975cm" svg:x="35.135cm" svg:y="23.305cm">
          <draw:text-box>
            <text:p><text:span text:style-name="T1">ZT4</text:span><text:span text:style-name="T4">2</text:span></text:p>
          </draw:text-box>
        </draw:frame>
        <draw:frame draw:style-name="gr73" draw:text-style-name="P5" draw:layer="layout" svg:width="5.732cm" svg:height="1.926cm" svg:x="35.135cm" svg:y="25.101cm">
          <draw:text-box>
            <text:p><text:span text:style-name="T1">ZT4</text:span><text:span text:style-name="T4">1</text:span></text:p>
          </draw:text-box>
        </draw:frame>
        <draw:frame draw:style-name="gr74" draw:text-style-name="P5" draw:layer="layout" svg:width="5.68cm" svg:height="1.961cm" svg:x="38.094cm" svg:y="19.811cm">
          <draw:text-box>
            <text:p><text:span text:style-name="T1">ZT0</text:span><text:span text:style-name="T4">1</text:span></text:p>
          </draw:text-box>
        </draw:frame>
        <draw:frame draw:style-name="gr71" draw:text-style-name="P5" draw:layer="layout" svg:width="5.732cm" svg:height="1.966cm" svg:x="39.026cm" svg:y="21.818cm">
          <draw:text-box>
            <text:p><text:span text:style-name="T1">ZT0</text:span><text:span text:style-name="T4">2</text:span></text:p>
          </draw:text-box>
        </draw:frame>
        <draw:frame draw:style-name="gr74" draw:text-style-name="P5" draw:layer="layout" svg:width="5.68cm" svg:height="1.961cm" svg:x="38.094cm" svg:y="19.811cm">
          <draw:text-box>
            <text:p><text:span text:style-name="T1">ZT0</text:span><text:span text:style-name="T4">1</text:span></text:p>
          </draw:text-box>
        </draw:frame>
        <draw:frame draw:style-name="gr75" draw:text-style-name="P5" draw:layer="layout" svg:width="5.68cm" svg:height="1.927cm" svg:x="44.214cm" svg:y="26.286cm">
          <draw:text-box>
            <text:p><text:span text:style-name="T1">ZT0</text:span><text:span text:style-name="T4">3</text:span></text:p>
          </draw:text-box>
        </draw:frame>
        <draw:frame draw:style-name="gr71" draw:text-style-name="P5" draw:layer="layout" svg:width="5.679cm" svg:height="1.966cm" svg:x="42.817cm" svg:y="19.348cm">
          <draw:text-box>
            <text:p><text:span text:style-name="T1">ZT20</text:span><text:span text:style-name="T4">2</text:span></text:p>
          </draw:text-box>
        </draw:frame>
        <draw:frame draw:style-name="gr76" draw:text-style-name="P5" draw:layer="layout" svg:width="5.732cm" svg:height="1.976cm" svg:x="42.917cm" svg:y="20.734cm">
          <draw:text-box>
            <text:p><text:span text:style-name="T1">ZT20</text:span><text:span text:style-name="T4">1</text:span></text:p>
          </draw:text-box>
        </draw:frame>
        <draw:frame draw:style-name="gr75" draw:text-style-name="P5" draw:layer="layout" svg:width="5.68cm" svg:height="1.927cm" svg:x="40.223cm" svg:y="24.639cm">
          <draw:text-box>
            <text:p><text:span text:style-name="T1">ZT20</text:span><text:span text:style-name="T4">3</text:span></text:p>
          </draw:text-box>
        </draw:frame>
        <draw:custom-shape draw:style-name="gr77" draw:text-style-name="P3" draw:layer="layout" svg:width="3.329cm" svg:height="9.013cm" svg:x="51.12cm" svg:y="21.897cm">
          <text:p/>
          <draw:enhanced-geometry svg:viewBox="0 0 21600 21600" draw:type="rectangle" draw:enhanced-path="M 0 0 L 21600 0 21600 21600 0 21600 0 0 Z N"/>
        </draw:custom-shape>
        <draw:frame draw:style-name="gr78" draw:text-style-name="P5" draw:layer="layout" svg:width="5.68cm" svg:height="1.964cm" svg:x="46.229cm" svg:y="20.634cm">
          <draw:text-box>
            <text:p><text:span text:style-name="T1">ZT16</text:span><text:span text:style-name="T4">1</text:span></text:p>
          </draw:text-box>
        </draw:frame>
        <draw:frame draw:style-name="gr70" draw:text-style-name="P5" draw:layer="layout" svg:width="5.68cm" svg:height="1.965cm" svg:x="44.579cm" svg:y="24.851cm">
          <draw:text-box>
            <text:p><text:span text:style-name="T1">ZT16</text:span><text:span text:style-name="T4">3</text:span></text:p>
          </draw:text-box>
        </draw:frame>
        <draw:frame draw:style-name="gr76" draw:text-style-name="P5" draw:layer="layout" svg:width="5.68cm" svg:height="1.976cm" svg:x="43.069cm" svg:y="22.381cm">
          <draw:text-box>
            <text:p><text:span text:style-name="T1">ZT16</text:span><text:span text:style-name="T4">2</text:span></text:p>
          </draw:text-box>
        </draw:frame>
        <draw:frame draw:style-name="gr70" draw:text-style-name="P5" draw:layer="layout" svg:width="5.68cm" svg:height="1.965cm" svg:x="49.088cm" svg:y="23.204cm">
          <draw:text-box>
            <text:p><text:span text:style-name="T1">ZT12</text:span><text:span text:style-name="T4">3</text:span></text:p>
          </draw:text-box>
        </draw:frame>
        <draw:frame draw:style-name="gr71" draw:text-style-name="P5" draw:layer="layout" svg:width="5.68cm" svg:height="1.966cm" svg:x="49.088cm" svg:y="26.959cm">
          <draw:text-box>
            <text:p><text:span text:style-name="T1">ZT12</text:span><text:span text:style-name="T4">2</text:span></text:p>
          </draw:text-box>
        </draw:frame>
        <draw:frame draw:style-name="gr72" draw:text-style-name="P5" draw:layer="layout" svg:width="5.68cm" svg:height="1.975cm" svg:x="49.654cm" svg:y="24.74cm">
          <draw:text-box>
            <text:p><text:span text:style-name="T1">ZT12</text:span><text:span text:style-name="T4">1</text:span></text:p>
          </draw:text-box>
        </draw:frame>
        <draw:polygon draw:style-name="gr18" draw:text-style-name="P1" draw:layer="layout" svg:width="11.168cm" svg:height="10.443cm" draw:transform="skewX (0.00907571211037053) rotate (2.65674018738577) translate (17.7241440239782cm 32.7716986272222cm)" svg:viewBox="0 0 11169 10444" draw:points="64,0 9148,6 11169,4033 7780,10127 4383,10444 0,5935">
          <text:p/>
        </draw:polygon>
        <draw:polygon draw:style-name="gr19" draw:text-style-name="P1" draw:layer="layout" svg:width="9.771cm" svg:height="6.763cm" draw:transform="skewX (-0.00872664625997166) rotate (-2.43578150408329) translate (49.1151832427247cm 25.584671724138cm)" svg:viewBox="0 0 9772 6764" draw:points="3863,6471 9772,6456 7116,866 0,0 1150,4142 2824,6764">
          <text:p/>
        </draw:polygon>
        <draw:custom-shape draw:style-name="gr79" draw:text-style-name="P3" draw:layer="layout" svg:width="9.518cm" svg:height="1.854cm" svg:x="9.693cm" svg:y="35.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" draw:layer="layout" svg:width="10.056cm" svg:height="1.979cm" svg:x="38.311cm" svg:y="35.725cm">
          <text:p/>
          <draw:enhanced-geometry svg:viewBox="0 0 21600 21600" draw:type="rectangle" draw:enhanced-path="M 0 0 L 21600 0 21600 21600 0 21600 0 0 Z N"/>
        </draw:custom-shape>
        <draw:frame draw:style-name="gr81" draw:text-style-name="P8" draw:layer="layout" svg:width="5.68cm" svg:height="1.512cm" svg:x="41.985cm" svg:y="36.207cm">
          <draw:text-box>
            <text:p><text:span text:style-name="T5">PC1</text:span></text:p>
          </draw:text-box>
        </draw:frame>
        <draw:frame draw:style-name="gr82" draw:text-style-name="P8" draw:layer="layout" svg:width="5.385cm" svg:height="1.414cm" svg:x="14.075cm" svg:y="36.356cm">
          <draw:text-box>
            <text:p><text:span text:style-name="T5">PC1</text:span></text:p>
          </draw:text-box>
        </draw:frame>
        <draw:frame draw:style-name="gr83" draw:text-style-name="P8" draw:layer="layout" svg:width="5.303cm" svg:height="1.429cm" draw:transform="rotate (1.5707963267949) translate (5.603cm 26.924cm)">
          <draw:text-box>
            <text:p><text:span text:style-name="T5">PC2</text:span></text:p>
          </draw:text-box>
        </draw:frame>
        <draw:frame draw:style-name="gr84" draw:text-style-name="P8" draw:layer="layout" svg:width="5.674cm" svg:height="1.464cm" draw:transform="rotate (1.5707963267949) translate (33.252cm 25.971cm)">
          <draw:text-box>
            <text:p><text:span text:style-name="T5">PC2</text:span></text:p>
          </draw:text-box>
        </draw:frame>
        <draw:custom-shape draw:style-name="gr35" draw:text-style-name="P2" draw:layer="layout" svg:width="5.08cm" svg:height="0.762cm" svg:x="5.807cm" svg:y="5.4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89cm" svg:height="0.762cm" svg:x="10.957cm" svg:y="5.4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7.8cm" svg:height="7.668cm" svg:x="-2.05cm" svg:y="3.97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5.36cm 8.547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6.56cm 8.54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7.86cm 8.547cm)">
          <draw:text-box>
            <text:p><text:span text:style-name="T6">ZT8</text:span></text:p>
          </draw:text-box>
        </draw:frame>
        <draw:line draw:style-name="gr11" draw:text-style-name="P1" draw:layer="layout" svg:x1="5.815cm" svg:y1="6.16cm" svg:x2="5.815cm" svg:y2="6.414cm">
          <text:p/>
        </draw:line>
        <draw:line draw:style-name="gr11" draw:text-style-name="P1" draw:layer="layout" svg:x1="8.366cm" svg:y1="6.16cm" svg:x2="8.366cm" svg:y2="6.414cm">
          <text:p/>
        </draw:line>
        <draw:line draw:style-name="gr11" draw:text-style-name="P1" draw:layer="layout" svg:x1="7.066cm" svg:y1="6.16cm" svg:x2="7.066cm" svg:y2="6.414cm">
          <text:p/>
        </draw:line>
        <draw:line draw:style-name="gr11" draw:text-style-name="P1" draw:layer="layout" svg:x1="8.366cm" svg:y1="6.16cm" svg:x2="8.366cm" svg:y2="6.414cm">
          <text:p/>
        </draw:line>
        <draw:line draw:style-name="gr11" draw:text-style-name="P1" draw:layer="layout" svg:x1="10.917cm" svg:y1="6.16cm" svg:x2="10.917cm" svg:y2="6.414cm">
          <text:p/>
        </draw:line>
        <draw:line draw:style-name="gr11" draw:text-style-name="P1" draw:layer="layout" svg:x1="9.617cm" svg:y1="6.16cm" svg:x2="9.617cm" svg:y2="6.414cm">
          <text:p/>
        </draw:line>
        <draw:frame draw:style-name="gr16" draw:text-style-name="P11" draw:layer="layout" svg:width="4.826cm" svg:height="1.668cm" draw:transform="rotate (1.5707963267949) translate (9.06cm 8.54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10.36cm 8.547cm)">
          <draw:text-box>
            <text:p><text:span text:style-name="T6">ZT16</text:span></text:p>
          </draw:text-box>
        </draw:frame>
        <draw:line draw:style-name="gr11" draw:text-style-name="P1" draw:layer="layout" svg:x1="10.906cm" svg:y1="6.16cm" svg:x2="10.906cm" svg:y2="6.414cm">
          <text:p/>
        </draw:line>
        <draw:line draw:style-name="gr11" draw:text-style-name="P1" draw:layer="layout" svg:x1="13.457cm" svg:y1="6.16cm" svg:x2="13.457cm" svg:y2="6.414cm">
          <text:p/>
        </draw:line>
        <draw:line draw:style-name="gr11" draw:text-style-name="P1" draw:layer="layout" svg:x1="12.157cm" svg:y1="6.16cm" svg:x2="12.157cm" svg:y2="6.414cm">
          <text:p/>
        </draw:line>
        <draw:frame draw:style-name="gr16" draw:text-style-name="P11" draw:layer="layout" svg:width="4.826cm" svg:height="1.668cm" draw:transform="rotate (1.5707963267949) translate (11.66cm 8.547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12.86cm 8.547cm)">
          <draw:text-box>
            <text:p><text:span text:style-name="T6">ZT0</text:span></text:p>
          </draw:text-box>
        </draw:frame>
        <draw:custom-shape draw:style-name="gr35" draw:text-style-name="P2" draw:layer="layout" svg:width="5.08cm" svg:height="0.762cm" svg:x="5.807cm" svg:y="11.31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5.08cm" svg:height="0.762cm" svg:x="8.366cm" svg:y="11.3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89cm" svg:height="0.762cm" svg:x="7.057cm" svg:y="11.31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5.36cm 14.44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6.56cm 14.447cm)">
          <draw:text-box>
            <text:p><text:span text:style-name="T6">ZT16</text:span></text:p>
          </draw:text-box>
        </draw:frame>
        <draw:frame draw:style-name="gr16" draw:text-style-name="P11" draw:layer="layout" svg:width="4.826cm" svg:height="1.668cm" draw:transform="rotate (1.5707963267949) translate (7.86cm 14.447cm)">
          <draw:text-box>
            <text:p><text:span text:style-name="T6">ZT20</text:span></text:p>
          </draw:text-box>
        </draw:frame>
        <draw:line draw:style-name="gr11" draw:text-style-name="P1" draw:layer="layout" svg:x1="5.815cm" svg:y1="12.06cm" svg:x2="5.815cm" svg:y2="12.314cm">
          <text:p/>
        </draw:line>
        <draw:line draw:style-name="gr11" draw:text-style-name="P1" draw:layer="layout" svg:x1="8.366cm" svg:y1="12.06cm" svg:x2="8.366cm" svg:y2="12.314cm">
          <text:p/>
        </draw:line>
        <draw:line draw:style-name="gr11" draw:text-style-name="P1" draw:layer="layout" svg:x1="7.066cm" svg:y1="12.06cm" svg:x2="7.066cm" svg:y2="12.314cm">
          <text:p/>
        </draw:line>
        <draw:line draw:style-name="gr11" draw:text-style-name="P1" draw:layer="layout" svg:x1="8.366cm" svg:y1="12.06cm" svg:x2="8.366cm" svg:y2="12.314cm">
          <text:p/>
        </draw:line>
        <draw:line draw:style-name="gr11" draw:text-style-name="P1" draw:layer="layout" svg:x1="10.917cm" svg:y1="12.06cm" svg:x2="10.917cm" svg:y2="12.314cm">
          <text:p/>
        </draw:line>
        <draw:line draw:style-name="gr11" draw:text-style-name="P1" draw:layer="layout" svg:x1="9.617cm" svg:y1="12.06cm" svg:x2="9.617cm" svg:y2="12.314cm">
          <text:p/>
        </draw:line>
        <draw:frame draw:style-name="gr16" draw:text-style-name="P11" draw:layer="layout" svg:width="4.826cm" svg:height="1.668cm" draw:transform="rotate (1.5707963267949) translate (9.06cm 14.447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10.36cm 14.447cm)">
          <draw:text-box>
            <text:p><text:span text:style-name="T6">ZT4</text:span></text:p>
          </draw:text-box>
        </draw:frame>
        <draw:line draw:style-name="gr11" draw:text-style-name="P1" draw:layer="layout" svg:x1="10.906cm" svg:y1="12.06cm" svg:x2="10.906cm" svg:y2="12.314cm">
          <text:p/>
        </draw:line>
        <draw:line draw:style-name="gr11" draw:text-style-name="P1" draw:layer="layout" svg:x1="15.457cm" svg:y1="12.06cm" svg:x2="15.457cm" svg:y2="12.314cm">
          <text:p/>
        </draw:line>
        <draw:line draw:style-name="gr11" draw:text-style-name="P1" draw:layer="layout" svg:x1="12.157cm" svg:y1="12.06cm" svg:x2="12.157cm" svg:y2="12.314cm">
          <text:p/>
        </draw:line>
        <draw:frame draw:style-name="gr16" draw:text-style-name="P11" draw:layer="layout" svg:width="4.826cm" svg:height="1.668cm" draw:transform="rotate (1.5707963267949) translate (11.66cm 14.447cm)">
          <draw:text-box>
            <text:p><text:span text:style-name="T6">ZT8</text:span></text:p>
          </draw:text-box>
        </draw:frame>
        <draw:custom-shape draw:style-name="gr37" draw:text-style-name="P3" draw:layer="layout" svg:width="3.232cm" svg:height="7.668cm" svg:x="13.596cm" svg:y="9.27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12.86cm 14.447cm)">
          <draw:text-box>
            <text:p><text:span text:style-name="T6">ZT12</text:span></text:p>
          </draw:text-box>
        </draw:frame>
        <draw:line draw:style-name="gr38" draw:text-style-name="P1" draw:layer="layout" svg:x1="5.562cm" svg:y1="3.323cm" svg:x2="5.562cm" svg:y2="5.406cm">
          <text:p/>
        </draw:line>
        <draw:line draw:style-name="gr39" draw:text-style-name="P1" draw:layer="layout" svg:x1="5.267cm" svg:y1="3.374cm" svg:x2="5.572cm" svg:y2="3.374cm">
          <text:p/>
        </draw:line>
        <draw:line draw:style-name="gr39" draw:text-style-name="P1" draw:layer="layout" svg:x1="5.268cm" svg:y1="4.374cm" svg:x2="5.573cm" svg:y2="4.374cm">
          <text:p/>
        </draw:line>
        <draw:line draw:style-name="gr39" draw:text-style-name="P1" draw:layer="layout" svg:x1="5.269cm" svg:y1="5.374cm" svg:x2="5.574cm" svg:y2="5.374cm">
          <text:p/>
        </draw:line>
        <draw:line draw:style-name="gr38" draw:text-style-name="P1" draw:layer="layout" svg:x1="5.563cm" svg:y1="9.224cm" svg:x2="5.563cm" svg:y2="11.307cm">
          <text:p/>
        </draw:line>
        <draw:line draw:style-name="gr39" draw:text-style-name="P1" draw:layer="layout" svg:x1="5.268cm" svg:y1="9.275cm" svg:x2="5.573cm" svg:y2="9.275cm">
          <text:p/>
        </draw:line>
        <draw:line draw:style-name="gr39" draw:text-style-name="P1" draw:layer="layout" svg:x1="5.269cm" svg:y1="10.275cm" svg:x2="5.574cm" svg:y2="10.275cm">
          <text:p/>
        </draw:line>
        <draw:line draw:style-name="gr39" draw:text-style-name="P1" draw:layer="layout" svg:x1="5.27cm" svg:y1="11.275cm" svg:x2="5.575cm" svg:y2="11.275cm">
          <text:p/>
        </draw:line>
        <draw:custom-shape draw:style-name="gr40" draw:text-style-name="P2" draw:layer="layout" svg:width="2.579cm" svg:height="0.762cm" svg:x="19.487cm" svg:y="5.41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5.06cm" svg:height="0.762cm" svg:x="22.066cm" svg:y="5.41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19.04cm 8.547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20.24cm 8.54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21.54cm 8.547cm)">
          <draw:text-box>
            <text:p><text:span text:style-name="T6">ZT8</text:span></text:p>
          </draw:text-box>
        </draw:frame>
        <draw:line draw:style-name="gr11" draw:text-style-name="P1" draw:layer="layout" svg:x1="22.046cm" svg:y1="6.16cm" svg:x2="22.046cm" svg:y2="6.414cm">
          <text:p/>
        </draw:line>
        <draw:line draw:style-name="gr42" draw:text-style-name="P1" draw:layer="layout" svg:x1="20.746cm" svg:y1="6.16cm" svg:x2="20.746cm" svg:y2="6.414cm">
          <text:p/>
        </draw:line>
        <draw:line draw:style-name="gr42" draw:text-style-name="P1" draw:layer="layout" svg:x1="22.046cm" svg:y1="6.16cm" svg:x2="22.046cm" svg:y2="6.414cm">
          <text:p/>
        </draw:line>
        <draw:line draw:style-name="gr11" draw:text-style-name="P1" draw:layer="layout" svg:x1="24.597cm" svg:y1="6.16cm" svg:x2="24.597cm" svg:y2="6.414cm">
          <text:p/>
        </draw:line>
        <draw:line draw:style-name="gr42" draw:text-style-name="P1" draw:layer="layout" svg:x1="23.297cm" svg:y1="6.16cm" svg:x2="23.297cm" svg:y2="6.414cm">
          <text:p/>
        </draw:line>
        <draw:frame draw:style-name="gr16" draw:text-style-name="P11" draw:layer="layout" svg:width="3.129cm" svg:height="1.668cm" draw:transform="rotate (1.5707963267949) translate (22.74cm 8.54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24.04cm 8.547cm)">
          <draw:text-box>
            <text:p><text:span text:style-name="T6">ZT16</text:span></text:p>
          </draw:text-box>
        </draw:frame>
        <draw:line draw:style-name="gr42" draw:text-style-name="P1" draw:layer="layout" svg:x1="24.586cm" svg:y1="6.16cm" svg:x2="24.586cm" svg:y2="6.414cm">
          <text:p/>
        </draw:line>
        <draw:line draw:style-name="gr42" draw:text-style-name="P1" draw:layer="layout" svg:x1="27.137cm" svg:y1="6.16cm" svg:x2="27.137cm" svg:y2="6.414cm">
          <text:p/>
        </draw:line>
        <draw:line draw:style-name="gr42" draw:text-style-name="P1" draw:layer="layout" svg:x1="25.837cm" svg:y1="6.16cm" svg:x2="25.837cm" svg:y2="6.414cm">
          <text:p/>
        </draw:line>
        <draw:frame draw:style-name="gr16" draw:text-style-name="P11" draw:layer="layout" svg:width="4.826cm" svg:height="1.668cm" draw:transform="rotate (1.5707963267949) translate (25.34cm 8.547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26.54cm 8.547cm)">
          <draw:text-box>
            <text:p><text:span text:style-name="T6">ZT0</text:span></text:p>
          </draw:text-box>
        </draw:frame>
        <draw:line draw:style-name="gr38" draw:text-style-name="P1" draw:layer="layout" svg:x1="19.342cm" svg:y1="3.323cm" svg:x2="19.342cm" svg:y2="5.406cm">
          <text:p/>
        </draw:line>
        <draw:line draw:style-name="gr39" draw:text-style-name="P1" draw:layer="layout" svg:x1="18.947cm" svg:y1="3.374cm" svg:x2="19.252cm" svg:y2="3.374cm">
          <text:p/>
        </draw:line>
        <draw:line draw:style-name="gr39" draw:text-style-name="P1" draw:layer="layout" svg:x1="18.948cm" svg:y1="4.374cm" svg:x2="19.253cm" svg:y2="4.374cm">
          <text:p/>
        </draw:line>
        <draw:line draw:style-name="gr39" draw:text-style-name="P1" draw:layer="layout" svg:x1="18.949cm" svg:y1="5.374cm" svg:x2="19.254cm" svg:y2="5.374cm">
          <text:p/>
        </draw:line>
        <draw:custom-shape draw:style-name="gr43" draw:text-style-name="P3" draw:layer="layout" svg:width="0.364cm" svg:height="0.402cm" svg:x="23.85cm" svg:y="4.87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cm" svg:height="3.747cm" svg:x="21.772cm" svg:y="8.511cm">
          <draw:image xlink:href="Pictures/10000000000002A4000001AE59BF7B3FAD5784C1.png" xlink:type="simple" xlink:show="embed" xlink:actuate="onLoad" loext:mime-type="image/png">
            <text:p/>
          </draw:image>
        </draw:frame>
        <draw:custom-shape draw:style-name="gr40" draw:text-style-name="P2" draw:layer="layout" svg:width="2.579cm" svg:height="0.762cm" svg:x="19.487cm" svg:y="11.31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7.639cm" svg:height="0.762cm" svg:x="19.487cm" svg:y="11.319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19.04cm 14.448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20.24cm 14.448cm)">
          <draw:text-box>
            <text:p><text:span text:style-name="T6">ZT16</text:span></text:p>
          </draw:text-box>
        </draw:frame>
        <draw:frame draw:style-name="gr16" draw:text-style-name="P11" draw:layer="layout" svg:width="4.826cm" svg:height="1.668cm" draw:transform="rotate (1.5707963267949) translate (21.54cm 14.448cm)">
          <draw:text-box>
            <text:p><text:span text:style-name="T6">ZT20</text:span></text:p>
          </draw:text-box>
        </draw:frame>
        <draw:line draw:style-name="gr42" draw:text-style-name="P1" draw:layer="layout" svg:x1="19.495cm" svg:y1="12.061cm" svg:x2="19.495cm" svg:y2="12.315cm">
          <text:p/>
        </draw:line>
        <draw:line draw:style-name="gr11" draw:text-style-name="P1" draw:layer="layout" svg:x1="22.046cm" svg:y1="12.061cm" svg:x2="22.046cm" svg:y2="12.315cm">
          <text:p/>
        </draw:line>
        <draw:line draw:style-name="gr42" draw:text-style-name="P1" draw:layer="layout" svg:x1="20.746cm" svg:y1="12.061cm" svg:x2="20.746cm" svg:y2="12.315cm">
          <text:p/>
        </draw:line>
        <draw:line draw:style-name="gr42" draw:text-style-name="P1" draw:layer="layout" svg:x1="22.046cm" svg:y1="12.061cm" svg:x2="22.046cm" svg:y2="12.315cm">
          <text:p/>
        </draw:line>
        <draw:line draw:style-name="gr11" draw:text-style-name="P1" draw:layer="layout" svg:x1="24.597cm" svg:y1="12.061cm" svg:x2="24.597cm" svg:y2="12.315cm">
          <text:p/>
        </draw:line>
        <draw:line draw:style-name="gr42" draw:text-style-name="P1" draw:layer="layout" svg:x1="23.297cm" svg:y1="12.061cm" svg:x2="23.297cm" svg:y2="12.315cm">
          <text:p/>
        </draw:line>
        <draw:frame draw:style-name="gr16" draw:text-style-name="P11" draw:layer="layout" svg:width="3.129cm" svg:height="1.668cm" draw:transform="rotate (1.5707963267949) translate (22.74cm 14.448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24.04cm 14.448cm)">
          <draw:text-box>
            <text:p><text:span text:style-name="T6">ZT4</text:span></text:p>
          </draw:text-box>
        </draw:frame>
        <draw:line draw:style-name="gr42" draw:text-style-name="P1" draw:layer="layout" svg:x1="24.586cm" svg:y1="12.061cm" svg:x2="24.586cm" svg:y2="12.315cm">
          <text:p/>
        </draw:line>
        <draw:line draw:style-name="gr42" draw:text-style-name="P1" draw:layer="layout" svg:x1="27.137cm" svg:y1="12.061cm" svg:x2="27.137cm" svg:y2="12.315cm">
          <text:p/>
        </draw:line>
        <draw:line draw:style-name="gr42" draw:text-style-name="P1" draw:layer="layout" svg:x1="25.837cm" svg:y1="12.061cm" svg:x2="25.837cm" svg:y2="12.315cm">
          <text:p/>
        </draw:line>
        <draw:frame draw:style-name="gr16" draw:text-style-name="P11" draw:layer="layout" svg:width="4.826cm" svg:height="1.668cm" draw:transform="rotate (1.5707963267949) translate (25.34cm 14.448cm)">
          <draw:text-box>
            <text:p><text:span text:style-name="T6">ZT8</text:span></text:p>
          </draw:text-box>
        </draw:frame>
        <draw:frame draw:style-name="gr16" draw:text-style-name="P11" draw:layer="layout" svg:width="4.826cm" svg:height="1.668cm" draw:transform="rotate (1.5707963267949) translate (26.54cm 14.448cm)">
          <draw:text-box>
            <text:p><text:span text:style-name="T6">ZT12</text:span></text:p>
          </draw:text-box>
        </draw:frame>
        <draw:line draw:style-name="gr38" draw:text-style-name="P1" draw:layer="layout" svg:x1="19.242cm" svg:y1="9.224cm" svg:x2="19.242cm" svg:y2="11.307cm">
          <text:p/>
        </draw:line>
        <draw:line draw:style-name="gr39" draw:text-style-name="P1" draw:layer="layout" svg:x1="18.947cm" svg:y1="9.275cm" svg:x2="19.252cm" svg:y2="9.275cm">
          <text:p/>
        </draw:line>
        <draw:line draw:style-name="gr39" draw:text-style-name="P1" draw:layer="layout" svg:x1="18.948cm" svg:y1="10.275cm" svg:x2="19.253cm" svg:y2="10.275cm">
          <text:p/>
        </draw:line>
        <draw:line draw:style-name="gr39" draw:text-style-name="P1" draw:layer="layout" svg:x1="18.949cm" svg:y1="11.275cm" svg:x2="19.254cm" svg:y2="11.275cm">
          <text:p/>
        </draw:line>
        <draw:custom-shape draw:style-name="gr43" draw:text-style-name="P3" draw:layer="layout" svg:width="0.364cm" svg:height="0.402cm" svg:x="23.85cm" svg:y="10.77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2.579cm" svg:height="0.762cm" svg:x="23.287cm" svg:y="11.319cm">
          <text:p/>
          <draw:enhanced-geometry svg:viewBox="0 0 21600 21600" draw:type="rectangle" draw:enhanced-path="M 0 0 L 21600 0 21600 21600 0 21600 0 0 Z N"/>
        </draw:custom-shape>
        <draw:frame draw:style-name="gr45" draw:text-style-name="P11" draw:layer="layout" svg:width="4.826cm" svg:height="2.004cm" draw:transform="rotate (1.5707963267949) translate (1.96cm 12.347cm)">
          <draw:text-box>
            <text:p><text:span text:style-name="T6">Irradi</text:span><text:span text:style-name="T6">ance </text:span><text:span text:style-name="T6">(mE </text:span><text:span text:style-name="T6">m</text:span><text:span text:style-name="T7">-2</text:span><text:span text:style-name="T6"> s</text:span><text:span text:style-name="T7">-1</text:span><text:span text:style-name="T6">)</text:span></text:p>
          </draw:text-box>
        </draw:frame>
        <draw:frame draw:style-name="gr45" draw:text-style-name="P11" draw:layer="layout" svg:width="4.826cm" svg:height="2.004cm" draw:transform="rotate (1.5707963267949) translate (1.96cm 6.347cm)">
          <draw:text-box>
            <text:p><text:span text:style-name="T6">Irradi</text:span><text:span text:style-name="T6">ance </text:span><text:span text:style-name="T6">(mE </text:span><text:span text:style-name="T6">m</text:span><text:span text:style-name="T7">-2</text:span><text:span text:style-name="T6"> s</text:span><text:span text:style-name="T7">-1</text:span><text:span text:style-name="T6">)</text:span></text:p>
          </draw:text-box>
        </draw:frame>
        <draw:frame draw:style-name="gr16" draw:text-style-name="P13" draw:layer="layout" svg:width="0.79cm" svg:height="1.668cm" svg:x="4.601cm" svg:y="10.8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3.759cm" svg:y="9.7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4.059cm" svg:y="8.785cm">
          <draw:text-box>
            <text:p><text:span text:style-name="T8">2.5</text:span></text:p>
          </draw:text-box>
        </draw:frame>
        <draw:line draw:style-name="gr11" draw:text-style-name="P1" draw:layer="layout" svg:x1="5.836cm" svg:y1="6.16cm" svg:x2="5.836cm" svg:y2="6.414cm">
          <text:p/>
        </draw:line>
        <draw:line draw:style-name="gr39" draw:text-style-name="P1" draw:layer="layout" svg:x1="5.289cm" svg:y1="3.375cm" svg:x2="5.594cm" svg:y2="3.375cm">
          <text:p/>
        </draw:line>
        <draw:line draw:style-name="gr39" draw:text-style-name="P1" draw:layer="layout" svg:x1="5.29cm" svg:y1="4.375cm" svg:x2="5.595cm" svg:y2="4.375cm">
          <text:p/>
        </draw:line>
        <draw:line draw:style-name="gr39" draw:text-style-name="P1" draw:layer="layout" svg:x1="5.291cm" svg:y1="5.375cm" svg:x2="5.596cm" svg:y2="5.375cm">
          <text:p/>
        </draw:line>
        <draw:frame draw:style-name="gr16" draw:text-style-name="P13" draw:layer="layout" svg:width="0.79cm" svg:height="1.668cm" svg:x="4.622cm" svg:y="4.9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3.78cm" svg:y="3.8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4.08cm" svg:y="2.885cm">
          <draw:text-box>
            <text:p><text:span text:style-name="T8">2.5</text:span></text:p>
          </draw:text-box>
        </draw:frame>
        <draw:line draw:style-name="gr39" draw:text-style-name="P1" draw:layer="layout" svg:x1="18.988cm" svg:y1="3.374cm" svg:x2="19.293cm" svg:y2="3.374cm">
          <text:p/>
        </draw:line>
        <draw:line draw:style-name="gr39" draw:text-style-name="P1" draw:layer="layout" svg:x1="18.989cm" svg:y1="4.374cm" svg:x2="19.294cm" svg:y2="4.374cm">
          <text:p/>
        </draw:line>
        <draw:line draw:style-name="gr39" draw:text-style-name="P1" draw:layer="layout" svg:x1="18.99cm" svg:y1="5.374cm" svg:x2="19.295cm" svg:y2="5.374cm">
          <text:p/>
        </draw:line>
        <draw:frame draw:style-name="gr45" draw:text-style-name="P11" draw:layer="layout" svg:width="4.826cm" svg:height="2.004cm" draw:transform="rotate (1.5707963267949) translate (15.681cm 6.347cm)">
          <draw:text-box>
            <text:p><text:span text:style-name="T6">Irradi</text:span><text:span text:style-name="T6">ance </text:span><text:span text:style-name="T6">(mE </text:span><text:span text:style-name="T6">m</text:span><text:span text:style-name="T7">-2</text:span><text:span text:style-name="T6"> s</text:span><text:span text:style-name="T7">-1</text:span><text:span text:style-name="T6">)</text:span></text:p>
          </draw:text-box>
        </draw:frame>
        <draw:line draw:style-name="gr39" draw:text-style-name="P1" draw:layer="layout" svg:x1="19.01cm" svg:y1="3.375cm" svg:x2="19.315cm" svg:y2="3.375cm">
          <text:p/>
        </draw:line>
        <draw:line draw:style-name="gr39" draw:text-style-name="P1" draw:layer="layout" svg:x1="19.011cm" svg:y1="4.375cm" svg:x2="19.316cm" svg:y2="4.375cm">
          <text:p/>
        </draw:line>
        <draw:line draw:style-name="gr39" draw:text-style-name="P1" draw:layer="layout" svg:x1="19.012cm" svg:y1="5.375cm" svg:x2="19.317cm" svg:y2="5.375cm">
          <text:p/>
        </draw:line>
        <draw:frame draw:style-name="gr16" draw:text-style-name="P13" draw:layer="layout" svg:width="0.79cm" svg:height="1.668cm" svg:x="18.343cm" svg:y="4.9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17.501cm" svg:y="3.8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17.801cm" svg:y="2.885cm">
          <draw:text-box>
            <text:p><text:span text:style-name="T8">2.5</text:span></text:p>
          </draw:text-box>
        </draw:frame>
        <draw:line draw:style-name="gr39" draw:text-style-name="P1" draw:layer="layout" svg:x1="18.909cm" svg:y1="9.274cm" svg:x2="19.214cm" svg:y2="9.274cm">
          <text:p/>
        </draw:line>
        <draw:line draw:style-name="gr39" draw:text-style-name="P1" draw:layer="layout" svg:x1="18.91cm" svg:y1="10.274cm" svg:x2="19.215cm" svg:y2="10.274cm">
          <text:p/>
        </draw:line>
        <draw:line draw:style-name="gr39" draw:text-style-name="P1" draw:layer="layout" svg:x1="18.911cm" svg:y1="11.274cm" svg:x2="19.216cm" svg:y2="11.274cm">
          <text:p/>
        </draw:line>
        <draw:frame draw:style-name="gr45" draw:text-style-name="P11" draw:layer="layout" svg:width="4.826cm" svg:height="2.004cm" draw:transform="rotate (1.5707963267949) translate (15.602cm 12.247cm)">
          <draw:text-box>
            <text:p><text:span text:style-name="T6">Irradi</text:span><text:span text:style-name="T6">ance </text:span><text:span text:style-name="T6">(mE </text:span><text:span text:style-name="T6">m</text:span><text:span text:style-name="T7">-2</text:span><text:span text:style-name="T6"> s</text:span><text:span text:style-name="T7">-1</text:span><text:span text:style-name="T6">)</text:span></text:p>
          </draw:text-box>
        </draw:frame>
        <draw:line draw:style-name="gr39" draw:text-style-name="P1" draw:layer="layout" svg:x1="18.931cm" svg:y1="9.275cm" svg:x2="19.236cm" svg:y2="9.275cm">
          <text:p/>
        </draw:line>
        <draw:line draw:style-name="gr39" draw:text-style-name="P1" draw:layer="layout" svg:x1="18.932cm" svg:y1="10.275cm" svg:x2="19.237cm" svg:y2="10.275cm">
          <text:p/>
        </draw:line>
        <draw:line draw:style-name="gr39" draw:text-style-name="P1" draw:layer="layout" svg:x1="18.933cm" svg:y1="11.275cm" svg:x2="19.238cm" svg:y2="11.275cm">
          <text:p/>
        </draw:line>
        <draw:frame draw:style-name="gr16" draw:text-style-name="P13" draw:layer="layout" svg:width="0.79cm" svg:height="1.668cm" svg:x="18.264cm" svg:y="10.8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17.422cm" svg:y="9.7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17.722cm" svg:y="8.785cm">
          <draw:text-box>
            <text:p><text:span text:style-name="T8">2.5</text:span></text:p>
          </draw:text-box>
        </draw:frame>
        <draw:line draw:style-name="gr11" draw:text-style-name="P1" draw:layer="layout" svg:x1="13.457cm" svg:y1="12.06cm" svg:x2="13.457cm" svg:y2="12.314cm">
          <text:p/>
        </draw:line>
        <draw:line draw:style-name="gr42" draw:text-style-name="P1" draw:layer="layout" svg:x1="19.507cm" svg:y1="6.16cm" svg:x2="19.507cm" svg:y2="6.414cm">
          <text:p/>
        </draw:line>
        <draw:frame draw:style-name="gr16" draw:text-style-name="P11" draw:layer="layout" svg:width="4.826cm" svg:height="1.668cm" draw:transform="rotate (1.5707963267949) translate (5.36cm 16.547cm)">
          <draw:text-box>
            <text:p><text:span text:style-name="T6">8:00</text:span></text:p>
          </draw:text-box>
        </draw:frame>
        <draw:frame draw:style-name="gr16" draw:text-style-name="P11" draw:layer="layout" svg:width="4.826cm" svg:height="1.668cm" draw:transform="rotate (1.5707963267949) translate (6.56cm 16.947cm)">
          <draw:text-box>
            <text:p><text:span text:style-name="T6">12:00</text:span></text:p>
          </draw:text-box>
        </draw:frame>
        <draw:frame draw:style-name="gr16" draw:text-style-name="P11" draw:layer="layout" svg:width="4.826cm" svg:height="1.668cm" draw:transform="rotate (1.5707963267949) translate (7.86cm 16.947cm)">
          <draw:text-box>
            <text:p><text:span text:style-name="T6">16:00</text:span></text:p>
          </draw:text-box>
        </draw:frame>
        <draw:frame draw:style-name="gr16" draw:text-style-name="P11" draw:layer="layout" svg:width="4.826cm" svg:height="1.668cm" draw:transform="rotate (1.5707963267949) translate (9.06cm 16.947cm)">
          <draw:text-box>
            <text:p><text:span text:style-name="T6">20:00</text:span></text:p>
          </draw:text-box>
        </draw:frame>
        <draw:frame draw:style-name="gr16" draw:text-style-name="P11" draw:layer="layout" svg:width="4.826cm" svg:height="1.668cm" draw:transform="rotate (1.5707963267949) translate (10.36cm 16.547cm)">
          <draw:text-box>
            <text:p><text:span text:style-name="T6">0:00</text:span></text:p>
          </draw:text-box>
        </draw:frame>
        <draw:frame draw:style-name="gr16" draw:text-style-name="P11" draw:layer="layout" svg:width="4.826cm" svg:height="1.668cm" draw:transform="rotate (1.5707963267949) translate (11.66cm 16.547cm)">
          <draw:text-box>
            <text:p><text:span text:style-name="T6">4:00</text:span></text:p>
          </draw:text-box>
        </draw:frame>
        <draw:frame draw:style-name="gr16" draw:text-style-name="P11" draw:layer="layout" svg:width="4.826cm" svg:height="1.668cm" draw:transform="rotate (1.5707963267949) translate (12.86cm 16.547cm)">
          <draw:text-box>
            <text:p><text:span text:style-name="T6">8:00</text:span></text:p>
          </draw:text-box>
        </draw:frame>
        <draw:frame draw:style-name="gr16" draw:text-style-name="P11" draw:layer="layout" svg:width="4.826cm" svg:height="1.668cm" draw:transform="rotate (1.5707963267949) translate (19.081cm 16.547cm)">
          <draw:text-box>
            <text:p><text:span text:style-name="T6">8:00</text:span></text:p>
          </draw:text-box>
        </draw:frame>
        <draw:frame draw:style-name="gr16" draw:text-style-name="P11" draw:layer="layout" svg:width="4.826cm" svg:height="1.668cm" draw:transform="rotate (1.5707963267949) translate (20.281cm 16.947cm)">
          <draw:text-box>
            <text:p><text:span text:style-name="T6">12:00</text:span></text:p>
          </draw:text-box>
        </draw:frame>
        <draw:frame draw:style-name="gr16" draw:text-style-name="P11" draw:layer="layout" svg:width="4.826cm" svg:height="1.668cm" draw:transform="rotate (1.5707963267949) translate (21.581cm 16.947cm)">
          <draw:text-box>
            <text:p><text:span text:style-name="T6">16:00</text:span></text:p>
          </draw:text-box>
        </draw:frame>
        <draw:frame draw:style-name="gr16" draw:text-style-name="P11" draw:layer="layout" svg:width="4.826cm" svg:height="1.668cm" draw:transform="rotate (1.5707963267949) translate (22.781cm 16.947cm)">
          <draw:text-box>
            <text:p><text:span text:style-name="T6">20:00</text:span></text:p>
          </draw:text-box>
        </draw:frame>
        <draw:frame draw:style-name="gr16" draw:text-style-name="P11" draw:layer="layout" svg:width="4.826cm" svg:height="1.668cm" draw:transform="rotate (1.5707963267949) translate (24.081cm 16.547cm)">
          <draw:text-box>
            <text:p><text:span text:style-name="T6">0:00</text:span></text:p>
          </draw:text-box>
        </draw:frame>
        <draw:frame draw:style-name="gr16" draw:text-style-name="P11" draw:layer="layout" svg:width="4.826cm" svg:height="1.668cm" draw:transform="rotate (1.5707963267949) translate (25.381cm 16.547cm)">
          <draw:text-box>
            <text:p><text:span text:style-name="T6">4:00</text:span></text:p>
          </draw:text-box>
        </draw:frame>
        <draw:frame draw:style-name="gr16" draw:text-style-name="P11" draw:layer="layout" svg:width="4.826cm" svg:height="1.668cm" draw:transform="rotate (1.5707963267949) translate (26.581cm 16.547cm)">
          <draw:text-box>
            <text:p><text:span text:style-name="T6">8:00</text:span></text:p>
          </draw:text-box>
        </draw:frame>
        <draw:frame draw:style-name="gr85" draw:text-style-name="P14" draw:layer="layout" svg:width="6.25cm" svg:height="2.046cm" svg:x="29.296cm" svg:y="1.546cm">
          <draw:text-box>
            <text:p><text:span text:style-name="T9">B</text:span></text:p>
          </draw:text-box>
        </draw:frame>
        <draw:frame draw:style-name="gr85" draw:text-style-name="P14" draw:layer="layout" svg:width="6.25cm" svg:height="2.046cm" svg:x="-0.104cm" svg:y="1.546cm">
          <draw:text-box>
            <text:p><text:span text:style-name="T9">A</text:span></text:p>
          </draw:text-box>
        </draw:frame>
        <draw:frame draw:style-name="gr85" draw:text-style-name="P14" draw:layer="layout" svg:width="6.25cm" svg:height="2.046cm" svg:x="7.096cm" svg:y="17.846cm">
          <draw:text-box>
            <text:p><text:span text:style-name="T9">C</text:span></text:p>
          </draw:text-box>
        </draw:frame>
        <draw:frame draw:style-name="gr85" draw:text-style-name="P14" draw:layer="layout" svg:width="6.25cm" svg:height="2.046cm" svg:x="35.096cm" svg:y="17.846cm">
          <draw:text-box>
            <text:p><text:span text:style-name="T9">D</text:span></text:p>
          </draw:text-box>
        </draw:frame>
        <draw:custom-shape draw:style-name="gr86" draw:text-style-name="P2" draw:layer="layout" svg:width="1.27cm" svg:height="1.016cm" svg:x="35.052cm" svg:y="33.0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5.052cm" svg:y="28.8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4.952cm" svg:y="24.4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4.952cm" svg:y="20.3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8.952cm" svg:y="35.0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42.752cm" svg:y="35.0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46.752cm" svg:y="35.0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18.352cm" svg:y="35.2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14.752cm" svg:y="35.2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10.852cm" svg:y="35.2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6.952cm" svg:y="30.1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6.952cm" svg:y="25.1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6.952cm" svg:y="20.19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5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cm" svg:height="3.747cm" svg:x="56.574cm" svg:y="17.513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48.974cm" svg:y="17.512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41.274cm" svg:y="17.511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54.5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46.9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9.2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1.5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32.673cm" svg:height="16.19cm" svg:x="-1.012cm" svg:y="32.021cm">
          <draw:image xlink:href="Pictures/100000000000032000000190A74EDB033691DE54.png" xlink:type="simple" xlink:show="embed" xlink:actuate="onLoad" loext:mime-type="image/png">
            <text:p/>
          </draw:image>
        </draw:frame>
        <draw:custom-shape draw:style-name="gr87" draw:text-style-name="P3" draw:layer="layout" svg:width="2.465cm" svg:height="11.725cm" svg:x="-1.561cm" svg:y="34.60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7.71cm" svg:height="1.377cm" svg:x="28.6cm" svg:y="31.66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0.793cm" svg:height="6.62cm" draw:transform="skewX (-0.00314159265358979) rotate (-1.56660753659011) translate (8.757cm 47.41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9" draw:text-style-name="P16" draw:layer="layout" svg:width="7.432cm" svg:height="1.577cm" svg:x="3.547cm" svg:y="48.346cm">
          <draw:text-box>
            <text:p text:style-name="P15"><text:span text:style-name="T10">M</text:span><text:span text:style-name="T10">ID</text:span><text:span text:style-name="T10">D</text:span><text:span text:style-name="T10">A</text:span><text:span text:style-name="T10">Y</text:span></text:p>
          </draw:text-box>
        </draw:frame>
        <draw:custom-shape draw:style-name="gr88" draw:text-style-name="P4" draw:layer="layout" svg:width="0.776cm" svg:height="6.62cm" draw:transform="skewX (0.000523598775598299) rotate (-1.56660753659011) translate (15.967cm 47.38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0" draw:text-style-name="P16" draw:layer="layout" svg:width="7.441cm" svg:height="1.608cm" svg:x="11.262cm" svg:y="48.287cm">
          <draw:text-box>
            <text:p text:style-name="P15"><text:span text:style-name="T10">D</text:span><text:span text:style-name="T10">U</text:span><text:span text:style-name="T10">S</text:span><text:span text:style-name="T10">K</text:span></text:p>
          </draw:text-box>
        </draw:frame>
        <draw:custom-shape draw:style-name="gr91" draw:text-style-name="P4" draw:layer="layout" svg:width="0.777cm" svg:height="13.696cm" draw:transform="skewX (-0.000872664625997165) rotate (-1.56660753659011) translate (29.941cm 47.3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16" draw:layer="layout" svg:width="8.697cm" svg:height="2.796cm" svg:x="19.605cm" svg:y="48.258cm">
          <draw:text-box>
            <text:p text:style-name="P15"><text:span text:style-name="T10">N</text:span><text:span text:style-name="T10">I</text:span><text:span text:style-name="T10">G</text:span><text:span text:style-name="T10">H</text:span><text:span text:style-name="T10">T</text:span><text:span text:style-name="T10">/</text:span><text:span text:style-name="T10">D</text:span><text:span text:style-name="T10">A</text:span><text:span text:style-name="T10">W</text:span><text:span text:style-name="T10">N</text:span></text:p>
          </draw:text-box>
        </draw:frame>
        <draw:line draw:style-name="gr11" draw:text-style-name="P1" draw:layer="layout" svg:x1="2.431cm" svg:y1="44.137cm" svg:x2="4.001cm" svg:y2="44.137cm">
          <text:p/>
        </draw:line>
        <draw:frame draw:style-name="gr93" draw:text-style-name="P5" draw:layer="layout" svg:width="5.431cm" svg:height="1.135cm" draw:transform="rotate (1.5707963267949) translate (2.504cm 47.345cm)">
          <draw:text-box>
            <text:p text:style-name="P17"><text:span text:style-name="T1">LD ZT4</text:span></text:p>
          </draw:text-box>
        </draw:frame>
        <draw:line draw:style-name="gr11" draw:text-style-name="P1" draw:layer="layout" svg:x1="4.746cm" svg:y1="44.137cm" svg:x2="6.316cm" svg:y2="44.137cm">
          <text:p/>
        </draw:line>
        <draw:frame draw:style-name="gr93" draw:text-style-name="P5" draw:layer="layout" svg:width="5.431cm" svg:height="1.135cm" draw:transform="rotate (1.5707963267949) translate (4.844cm 47.345cm)">
          <draw:text-box>
            <text:p text:style-name="P17"><text:span text:style-name="T1">SD ZT4</text:span></text:p>
          </draw:text-box>
        </draw:frame>
        <draw:line draw:style-name="gr11" draw:text-style-name="P1" draw:layer="layout" svg:x1="7.063cm" svg:y1="44.137cm" svg:x2="8.633cm" svg:y2="44.137cm">
          <text:p/>
        </draw:line>
        <draw:frame draw:style-name="gr94" draw:text-style-name="P5" draw:layer="layout" svg:width="5.431cm" svg:height="1.133cm" draw:transform="rotate (1.5707963267949) translate (7.133cm 47.345cm)">
          <draw:text-box>
            <text:p text:style-name="P17"><text:span text:style-name="T1">LD ZT8</text:span></text:p>
          </draw:text-box>
        </draw:frame>
        <draw:line draw:style-name="gr13" draw:text-style-name="P1" draw:layer="layout" svg:x1="9.378cm" svg:y1="44.137cm" svg:x2="10.948cm" svg:y2="44.137cm">
          <text:p/>
        </draw:line>
        <draw:frame draw:style-name="gr95" draw:text-style-name="P5" draw:layer="layout" svg:width="5.431cm" svg:height="1.134cm" draw:transform="rotate (1.5707963267949) translate (9.616cm 47.345cm)">
          <draw:text-box>
            <text:p text:style-name="P17"><text:span text:style-name="T1">SD ZT8</text:span></text:p>
          </draw:text-box>
        </draw:frame>
        <draw:line draw:style-name="gr13" draw:text-style-name="P1" draw:layer="layout" svg:x1="11.849cm" svg:y1="44.137cm" svg:x2="13.419cm" svg:y2="44.137cm">
          <text:p/>
        </draw:line>
        <draw:frame draw:style-name="gr93" draw:text-style-name="P5" draw:layer="layout" svg:width="5.43cm" svg:height="1.135cm" draw:transform="rotate (1.5707963267949) translate (12.099cm 47.582cm)">
          <draw:text-box>
            <text:p text:style-name="P17"><text:span text:style-name="T1">LD </text:span><text:span text:style-name="T1">ZT16</text:span></text:p>
          </draw:text-box>
        </draw:frame>
        <draw:line draw:style-name="gr13" draw:text-style-name="P1" draw:layer="layout" svg:x1="14.182cm" svg:y1="44.137cm" svg:x2="15.752cm" svg:y2="44.137cm">
          <text:p/>
        </draw:line>
        <draw:frame draw:style-name="gr93" draw:text-style-name="P5" draw:layer="layout" svg:width="5.43cm" svg:height="1.135cm" draw:transform="rotate (1.5707963267949) translate (14.442cm 47.582cm)">
          <draw:text-box>
            <text:p text:style-name="P17"><text:span text:style-name="T1">LD ZT12</text:span></text:p>
          </draw:text-box>
        </draw:frame>
        <draw:line draw:style-name="gr15" draw:text-style-name="P1" draw:layer="layout" svg:x1="16.482cm" svg:y1="44.137cm" svg:x2="18.052cm" svg:y2="44.137cm">
          <text:p/>
        </draw:line>
        <draw:frame draw:style-name="gr94" draw:text-style-name="P5" draw:layer="layout" svg:width="5.431cm" svg:height="1.133cm" draw:transform="rotate (1.5707963267949) translate (16.572cm 47.345cm)">
          <draw:text-box>
            <text:p text:style-name="P17"><text:span text:style-name="T1">LD ZT0</text:span></text:p>
          </draw:text-box>
        </draw:frame>
        <draw:line draw:style-name="gr15" draw:text-style-name="P1" draw:layer="layout" svg:x1="18.798cm" svg:y1="44.137cm" svg:x2="20.368cm" svg:y2="44.137cm">
          <text:p/>
        </draw:line>
        <draw:frame draw:style-name="gr93" draw:text-style-name="P5" draw:layer="layout" svg:width="5.429cm" svg:height="1.135cm" draw:transform="rotate (1.5707963267949) translate (18.87cm 47.7cm)">
          <draw:text-box>
            <text:p text:style-name="P17"><text:span text:style-name="T1">LD ZT20</text:span></text:p>
          </draw:text-box>
        </draw:frame>
        <draw:line draw:style-name="gr15" draw:text-style-name="P1" draw:layer="layout" svg:x1="21.268cm" svg:y1="44.137cm" svg:x2="22.838cm" svg:y2="44.137cm">
          <text:p/>
        </draw:line>
        <draw:frame draw:style-name="gr95" draw:text-style-name="P5" draw:layer="layout" svg:width="5.43cm" svg:height="1.134cm" draw:transform="rotate (1.5707963267949) translate (21.342cm 47.463cm)">
          <draw:text-box>
            <text:p text:style-name="P17"><text:span text:style-name="T1">SD </text:span><text:span text:style-name="T1">ZT12</text:span></text:p>
          </draw:text-box>
        </draw:frame>
        <draw:line draw:style-name="gr15" draw:text-style-name="P1" draw:layer="layout" svg:x1="23.584cm" svg:y1="44.137cm" svg:x2="25.154cm" svg:y2="44.137cm">
          <text:p/>
        </draw:line>
        <draw:frame draw:style-name="gr95" draw:text-style-name="P5" draw:layer="layout" svg:width="5.43cm" svg:height="1.134cm" draw:transform="rotate (1.5707963267949) translate (23.682cm 47.463cm)">
          <draw:text-box>
            <text:p text:style-name="P17"><text:span text:style-name="T1">SD ZT16</text:span></text:p>
          </draw:text-box>
        </draw:frame>
        <draw:line draw:style-name="gr15" draw:text-style-name="P1" draw:layer="layout" svg:x1="25.9cm" svg:y1="44.137cm" svg:x2="27.47cm" svg:y2="44.137cm">
          <text:p/>
        </draw:line>
        <draw:frame draw:style-name="gr93" draw:text-style-name="P5" draw:layer="layout" svg:width="5.43cm" svg:height="1.135cm" draw:transform="rotate (1.5707963267949) translate (25.969cm 47.463cm)">
          <draw:text-box>
            <text:p text:style-name="P17"><text:span text:style-name="T1">SD </text:span><text:span text:style-name="T1">ZT20</text:span></text:p>
          </draw:text-box>
        </draw:frame>
        <draw:line draw:style-name="gr15" draw:text-style-name="P1" draw:layer="layout" svg:x1="28.217cm" svg:y1="44.137cm" svg:x2="29.787cm" svg:y2="44.137cm">
          <text:p/>
        </draw:line>
        <draw:frame draw:style-name="gr93" draw:text-style-name="P5" draw:layer="layout" svg:width="5.431cm" svg:height="1.135cm" draw:transform="rotate (1.5707963267949) translate (28.309cm 47.345cm)">
          <draw:text-box>
            <text:p text:style-name="P17"><text:span text:style-name="T1">SD ZT0</text:span></text:p>
          </draw:text-box>
        </draw:frame>
        <draw:custom-shape draw:style-name="gr35" draw:text-style-name="P2" draw:layer="layout" svg:width="5.08cm" svg:height="0.762cm" svg:x="35.307cm" svg:y="5.4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89cm" svg:height="0.762cm" svg:x="40.457cm" svg:y="5.4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7.8cm" svg:height="7.668cm" svg:x="-2.05cm" svg:y="3.97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34.86cm 8.547cm)">
          <draw:text-box>
            <text:p><text:span text:style-name="T6">Z</text:span><text:span text:style-name="T6">T</text:span><text:span text:style-name="T6">0</text:span></text:p>
          </draw:text-box>
        </draw:frame>
        <draw:frame draw:style-name="gr16" draw:text-style-name="P11" draw:layer="layout" svg:width="4.826cm" svg:height="1.668cm" draw:transform="rotate (1.5707963267949) translate (36.06cm 8.54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37.36cm 8.547cm)">
          <draw:text-box>
            <text:p><text:span text:style-name="T6">ZT8</text:span></text:p>
          </draw:text-box>
        </draw:frame>
        <draw:line draw:style-name="gr11" draw:text-style-name="P1" draw:layer="layout" svg:x1="35.315cm" svg:y1="6.16cm" svg:x2="35.315cm" svg:y2="6.414cm">
          <text:p/>
        </draw:line>
        <draw:line draw:style-name="gr11" draw:text-style-name="P1" draw:layer="layout" svg:x1="37.866cm" svg:y1="6.16cm" svg:x2="37.866cm" svg:y2="6.414cm">
          <text:p/>
        </draw:line>
        <draw:line draw:style-name="gr11" draw:text-style-name="P1" draw:layer="layout" svg:x1="36.566cm" svg:y1="6.16cm" svg:x2="36.566cm" svg:y2="6.414cm">
          <text:p/>
        </draw:line>
        <draw:line draw:style-name="gr11" draw:text-style-name="P1" draw:layer="layout" svg:x1="37.866cm" svg:y1="6.16cm" svg:x2="37.866cm" svg:y2="6.414cm">
          <text:p/>
        </draw:line>
        <draw:line draw:style-name="gr11" draw:text-style-name="P1" draw:layer="layout" svg:x1="40.417cm" svg:y1="6.16cm" svg:x2="40.417cm" svg:y2="6.414cm">
          <text:p/>
        </draw:line>
        <draw:line draw:style-name="gr11" draw:text-style-name="P1" draw:layer="layout" svg:x1="39.117cm" svg:y1="6.16cm" svg:x2="39.117cm" svg:y2="6.414cm">
          <text:p/>
        </draw:line>
        <draw:frame draw:style-name="gr16" draw:text-style-name="P11" draw:layer="layout" svg:width="4.826cm" svg:height="1.668cm" draw:transform="rotate (1.5707963267949) translate (38.56cm 8.547cm)">
          <draw:text-box>
            <text:p><text:span text:style-name="T6">Z</text:span><text:span text:style-name="T6">T</text:span><text:span text:style-name="T6">1</text:span><text:span text:style-name="T6">2</text:span></text:p>
          </draw:text-box>
        </draw:frame>
        <draw:frame draw:style-name="gr16" draw:text-style-name="P11" draw:layer="layout" svg:width="4.826cm" svg:height="1.668cm" draw:transform="rotate (1.5707963267949) translate (39.86cm 8.547cm)">
          <draw:text-box>
            <text:p><text:span text:style-name="T6">Z</text:span><text:span text:style-name="T6">T</text:span><text:span text:style-name="T6">1</text:span><text:span text:style-name="T6">6</text:span></text:p>
          </draw:text-box>
        </draw:frame>
        <draw:line draw:style-name="gr11" draw:text-style-name="P1" draw:layer="layout" svg:x1="40.406cm" svg:y1="6.16cm" svg:x2="40.406cm" svg:y2="6.414cm">
          <text:p/>
        </draw:line>
        <draw:line draw:style-name="gr11" draw:text-style-name="P1" draw:layer="layout" svg:x1="42.957cm" svg:y1="6.16cm" svg:x2="42.957cm" svg:y2="6.414cm">
          <text:p/>
        </draw:line>
        <draw:line draw:style-name="gr11" draw:text-style-name="P1" draw:layer="layout" svg:x1="41.657cm" svg:y1="6.16cm" svg:x2="41.657cm" svg:y2="6.414cm">
          <text:p/>
        </draw:line>
        <draw:frame draw:style-name="gr16" draw:text-style-name="P11" draw:layer="layout" svg:width="4.826cm" svg:height="1.668cm" draw:transform="rotate (1.5707963267949) translate (41.16cm 8.547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42.36cm 8.547cm)">
          <draw:text-box>
            <text:p><text:span text:style-name="T6">ZT0</text:span></text:p>
          </draw:text-box>
        </draw:frame>
        <draw:line draw:style-name="gr38" draw:text-style-name="P1" draw:layer="layout" svg:x1="35.062cm" svg:y1="3.323cm" svg:x2="35.062cm" svg:y2="5.406cm">
          <text:p/>
        </draw:line>
        <draw:line draw:style-name="gr39" draw:text-style-name="P1" draw:layer="layout" svg:x1="34.767cm" svg:y1="3.374cm" svg:x2="35.072cm" svg:y2="3.374cm">
          <text:p/>
        </draw:line>
        <draw:line draw:style-name="gr39" draw:text-style-name="P1" draw:layer="layout" svg:x1="34.768cm" svg:y1="4.374cm" svg:x2="35.073cm" svg:y2="4.374cm">
          <text:p/>
        </draw:line>
        <draw:line draw:style-name="gr39" draw:text-style-name="P1" draw:layer="layout" svg:x1="34.769cm" svg:y1="5.374cm" svg:x2="35.074cm" svg:y2="5.374cm">
          <text:p/>
        </draw:line>
        <draw:frame draw:style-name="gr45" draw:text-style-name="P11" draw:layer="layout" svg:width="4.826cm" svg:height="2.004cm" draw:transform="rotate (1.5707963267949) translate (31.46cm 6.347cm)">
          <draw:text-box>
            <text:p><text:span text:style-name="T6">Irrad</text:span><text:span text:style-name="T6">iance </text:span><text:span text:style-name="T6">(mE </text:span><text:span text:style-name="T6">m</text:span><text:span text:style-name="T7">-2</text:span><text:span text:style-name="T6"> s</text:span><text:span text:style-name="T7">-</text:span><text:span text:style-name="T7">1</text:span><text:span text:style-name="T6">)</text:span></text:p>
          </draw:text-box>
        </draw:frame>
        <draw:line draw:style-name="gr11" draw:text-style-name="P1" draw:layer="layout" svg:x1="35.336cm" svg:y1="6.16cm" svg:x2="35.336cm" svg:y2="6.414cm">
          <text:p/>
        </draw:line>
        <draw:line draw:style-name="gr39" draw:text-style-name="P1" draw:layer="layout" svg:x1="34.789cm" svg:y1="3.375cm" svg:x2="35.094cm" svg:y2="3.375cm">
          <text:p/>
        </draw:line>
        <draw:line draw:style-name="gr39" draw:text-style-name="P1" draw:layer="layout" svg:x1="34.79cm" svg:y1="4.375cm" svg:x2="35.095cm" svg:y2="4.375cm">
          <text:p/>
        </draw:line>
        <draw:line draw:style-name="gr39" draw:text-style-name="P1" draw:layer="layout" svg:x1="34.791cm" svg:y1="5.375cm" svg:x2="35.096cm" svg:y2="5.375cm">
          <text:p/>
        </draw:line>
        <draw:frame draw:style-name="gr16" draw:text-style-name="P13" draw:layer="layout" svg:width="0.79cm" svg:height="1.668cm" svg:x="34.122cm" svg:y="4.9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33.28cm" svg:y="3.885cm">
          <draw:text-box>
            <text:p><text:span text:style-name="T8">0.75</text:span></text:p>
          </draw:text-box>
        </draw:frame>
        <draw:frame draw:style-name="gr46" draw:text-style-name="P13" draw:layer="layout" svg:width="1.668cm" svg:height="0.954cm" svg:x="33.28cm" svg:y="2.885cm">
          <draw:text-box>
            <text:p><text:span text:style-name="T8">1.50</text:span></text:p>
          </draw:text-box>
        </draw:frame>
        <draw:frame draw:style-name="gr96" draw:text-style-name="P19" draw:layer="layout" svg:width="7.432cm" svg:height="2.596cm" svg:x="0.787cm" svg:y="33.483cm">
          <draw:text-box>
            <text:p text:style-name="P18"><text:span text:style-name="T11">(C)</text:span></text:p>
          </draw:text-box>
        </draw:frame>
        <draw:custom-shape draw:style-name="gr35" draw:text-style-name="P2" draw:layer="layout" svg:width="5.08cm" svg:height="0.762cm" svg:x="42.987cm" svg:y="5.39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89cm" svg:height="0.762cm" svg:x="48.137cm" svg:y="5.39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43.74cm 8.52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45.04cm 8.527cm)">
          <draw:text-box>
            <text:p><text:span text:style-name="T6">Z</text:span><text:span text:style-name="T6">T</text:span><text:span text:style-name="T6">8</text:span></text:p>
          </draw:text-box>
        </draw:frame>
        <draw:line draw:style-name="gr11" draw:text-style-name="P1" draw:layer="layout" svg:x1="42.995cm" svg:y1="6.14cm" svg:x2="42.995cm" svg:y2="6.394cm">
          <text:p/>
        </draw:line>
        <draw:line draw:style-name="gr11" draw:text-style-name="P1" draw:layer="layout" svg:x1="45.546cm" svg:y1="6.14cm" svg:x2="45.546cm" svg:y2="6.394cm">
          <text:p/>
        </draw:line>
        <draw:line draw:style-name="gr11" draw:text-style-name="P1" draw:layer="layout" svg:x1="44.246cm" svg:y1="6.14cm" svg:x2="44.246cm" svg:y2="6.394cm">
          <text:p/>
        </draw:line>
        <draw:line draw:style-name="gr11" draw:text-style-name="P1" draw:layer="layout" svg:x1="45.546cm" svg:y1="6.14cm" svg:x2="45.546cm" svg:y2="6.394cm">
          <text:p/>
        </draw:line>
        <draw:line draw:style-name="gr11" draw:text-style-name="P1" draw:layer="layout" svg:x1="48.097cm" svg:y1="6.14cm" svg:x2="48.097cm" svg:y2="6.394cm">
          <text:p/>
        </draw:line>
        <draw:line draw:style-name="gr11" draw:text-style-name="P1" draw:layer="layout" svg:x1="46.797cm" svg:y1="6.14cm" svg:x2="46.797cm" svg:y2="6.394cm">
          <text:p/>
        </draw:line>
        <draw:frame draw:style-name="gr16" draw:text-style-name="P11" draw:layer="layout" svg:width="4.826cm" svg:height="1.668cm" draw:transform="rotate (1.5707963267949) translate (46.24cm 8.527cm)">
          <draw:text-box>
            <text:p><text:span text:style-name="T6">Z</text:span><text:span text:style-name="T6">T</text:span><text:span text:style-name="T6">1</text:span><text:span text:style-name="T6">2</text:span></text:p>
          </draw:text-box>
        </draw:frame>
        <draw:frame draw:style-name="gr16" draw:text-style-name="P11" draw:layer="layout" svg:width="4.826cm" svg:height="1.668cm" draw:transform="rotate (1.5707963267949) translate (47.54cm 8.527cm)">
          <draw:text-box>
            <text:p><text:span text:style-name="T6">Z</text:span><text:span text:style-name="T6">T</text:span><text:span text:style-name="T6">1</text:span><text:span text:style-name="T6">6</text:span></text:p>
          </draw:text-box>
        </draw:frame>
        <draw:line draw:style-name="gr11" draw:text-style-name="P1" draw:layer="layout" svg:x1="48.086cm" svg:y1="6.14cm" svg:x2="48.086cm" svg:y2="6.394cm">
          <text:p/>
        </draw:line>
        <draw:line draw:style-name="gr11" draw:text-style-name="P1" draw:layer="layout" svg:x1="50.737cm" svg:y1="6.14cm" svg:x2="50.737cm" svg:y2="6.394cm">
          <text:p/>
        </draw:line>
        <draw:line draw:style-name="gr11" draw:text-style-name="P1" draw:layer="layout" svg:x1="49.337cm" svg:y1="6.14cm" svg:x2="49.337cm" svg:y2="6.394cm">
          <text:p/>
        </draw:line>
        <draw:frame draw:style-name="gr16" draw:text-style-name="P11" draw:layer="layout" svg:width="4.826cm" svg:height="1.668cm" draw:transform="rotate (1.5707963267949) translate (48.84cm 8.527cm)">
          <draw:text-box>
            <text:p><text:span text:style-name="T6">ZT20</text:span></text:p>
          </draw:text-box>
        </draw:frame>
        <draw:line draw:style-name="gr11" draw:text-style-name="P1" draw:layer="layout" svg:x1="43.016cm" svg:y1="6.14cm" svg:x2="43.016cm" svg:y2="6.394cm">
          <text:p/>
        </draw:line>
        <draw:custom-shape draw:style-name="gr35" draw:text-style-name="P2" draw:layer="layout" svg:width="5.08cm" svg:height="0.762cm" svg:x="50.688cm" svg:y="5.39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89cm" svg:height="0.762cm" svg:x="55.838cm" svg:y="5.392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53.247cm" svg:y1="6.134cm" svg:x2="53.247cm" svg:y2="6.388cm">
          <text:p/>
        </draw:line>
        <draw:line draw:style-name="gr11" draw:text-style-name="P1" draw:layer="layout" svg:x1="51.947cm" svg:y1="6.134cm" svg:x2="51.947cm" svg:y2="6.388cm">
          <text:p/>
        </draw:line>
        <draw:line draw:style-name="gr11" draw:text-style-name="P1" draw:layer="layout" svg:x1="53.247cm" svg:y1="6.134cm" svg:x2="53.247cm" svg:y2="6.388cm">
          <text:p/>
        </draw:line>
        <draw:line draw:style-name="gr11" draw:text-style-name="P1" draw:layer="layout" svg:x1="55.798cm" svg:y1="6.134cm" svg:x2="55.798cm" svg:y2="6.388cm">
          <text:p/>
        </draw:line>
        <draw:line draw:style-name="gr11" draw:text-style-name="P1" draw:layer="layout" svg:x1="54.498cm" svg:y1="6.134cm" svg:x2="54.498cm" svg:y2="6.388cm">
          <text:p/>
        </draw:line>
        <draw:line draw:style-name="gr11" draw:text-style-name="P1" draw:layer="layout" svg:x1="55.787cm" svg:y1="6.134cm" svg:x2="55.787cm" svg:y2="6.388cm">
          <text:p/>
        </draw:line>
        <draw:line draw:style-name="gr11" draw:text-style-name="P1" draw:layer="layout" svg:x1="57.038cm" svg:y1="6.134cm" svg:x2="57.038cm" svg:y2="6.388cm">
          <text:p/>
        </draw:line>
        <draw:custom-shape draw:style-name="gr35" draw:text-style-name="P2" draw:layer="layout" svg:width="5.08cm" svg:height="0.762cm" svg:x="58.283cm" svg:y="5.38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0" draw:layer="layout" svg:width="2.489cm" svg:height="0.762cm" svg:x="63.433cm" svg:y="5.386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0.842cm" svg:y1="6.128cm" svg:x2="60.842cm" svg:y2="6.382cm">
          <text:p/>
        </draw:line>
        <draw:line draw:style-name="gr11" draw:text-style-name="P1" draw:layer="layout" svg:x1="59.542cm" svg:y1="6.128cm" svg:x2="59.542cm" svg:y2="6.382cm">
          <text:p/>
        </draw:line>
        <draw:line draw:style-name="gr11" draw:text-style-name="P1" draw:layer="layout" svg:x1="60.842cm" svg:y1="6.128cm" svg:x2="60.842cm" svg:y2="6.382cm">
          <text:p/>
        </draw:line>
        <draw:line draw:style-name="gr11" draw:text-style-name="P1" draw:layer="layout" svg:x1="63.393cm" svg:y1="6.128cm" svg:x2="63.393cm" svg:y2="6.382cm">
          <text:p/>
        </draw:line>
        <draw:line draw:style-name="gr11" draw:text-style-name="P1" draw:layer="layout" svg:x1="62.093cm" svg:y1="6.128cm" svg:x2="62.093cm" svg:y2="6.382cm">
          <text:p/>
        </draw:line>
        <draw:line draw:style-name="gr11" draw:text-style-name="P1" draw:layer="layout" svg:x1="63.382cm" svg:y1="6.128cm" svg:x2="63.382cm" svg:y2="6.382cm">
          <text:p/>
        </draw:line>
        <draw:line draw:style-name="gr11" draw:text-style-name="P1" draw:layer="layout" svg:x1="65.933cm" svg:y1="6.128cm" svg:x2="65.933cm" svg:y2="6.382cm">
          <text:p/>
        </draw:line>
        <draw:line draw:style-name="gr11" draw:text-style-name="P1" draw:layer="layout" svg:x1="64.633cm" svg:y1="6.128cm" svg:x2="64.633cm" svg:y2="6.382cm">
          <text:p/>
        </draw:line>
        <draw:line draw:style-name="gr11" draw:text-style-name="P1" draw:layer="layout" svg:x1="58.342cm" svg:y1="6.128cm" svg:x2="58.342cm" svg:y2="6.382cm">
          <text:p/>
        </draw:line>
        <draw:custom-shape draw:style-name="gr35" draw:text-style-name="P2" draw:layer="layout" svg:width="5.08cm" svg:height="0.762cm" svg:x="65.877cm" svg:y="5.3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0" draw:layer="layout" svg:width="2.489cm" svg:height="0.762cm" svg:x="71.027cm" svg:y="5.38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8.436cm" svg:y1="6.122cm" svg:x2="68.436cm" svg:y2="6.376cm">
          <text:p/>
        </draw:line>
        <draw:line draw:style-name="gr11" draw:text-style-name="P1" draw:layer="layout" svg:x1="67.136cm" svg:y1="6.122cm" svg:x2="67.136cm" svg:y2="6.376cm">
          <text:p/>
        </draw:line>
        <draw:line draw:style-name="gr11" draw:text-style-name="P1" draw:layer="layout" svg:x1="68.436cm" svg:y1="6.122cm" svg:x2="68.436cm" svg:y2="6.376cm">
          <text:p/>
        </draw:line>
        <draw:line draw:style-name="gr11" draw:text-style-name="P1" draw:layer="layout" svg:x1="70.987cm" svg:y1="6.122cm" svg:x2="70.987cm" svg:y2="6.376cm">
          <text:p/>
        </draw:line>
        <draw:line draw:style-name="gr11" draw:text-style-name="P1" draw:layer="layout" svg:x1="69.687cm" svg:y1="6.122cm" svg:x2="69.687cm" svg:y2="6.376cm">
          <text:p/>
        </draw:line>
        <draw:line draw:style-name="gr11" draw:text-style-name="P1" draw:layer="layout" svg:x1="70.976cm" svg:y1="6.122cm" svg:x2="70.976cm" svg:y2="6.376cm">
          <text:p/>
        </draw:line>
        <draw:line draw:style-name="gr11" draw:text-style-name="P1" draw:layer="layout" svg:x1="73.627cm" svg:y1="6.122cm" svg:x2="73.627cm" svg:y2="6.376cm">
          <text:p/>
        </draw:line>
        <draw:line draw:style-name="gr11" draw:text-style-name="P1" draw:layer="layout" svg:x1="72.227cm" svg:y1="6.122cm" svg:x2="72.227cm" svg:y2="6.376cm">
          <text:p/>
        </draw:line>
        <draw:line draw:style-name="gr11" draw:text-style-name="P1" draw:layer="layout" svg:x1="65.936cm" svg:y1="6.122cm" svg:x2="65.936cm" svg:y2="6.376cm">
          <text:p/>
        </draw:line>
        <draw:custom-shape draw:style-name="gr35" draw:text-style-name="P2" draw:layer="layout" svg:width="5.08cm" svg:height="0.762cm" svg:x="73.571cm" svg:y="5.374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0" draw:layer="layout" svg:width="2.489cm" svg:height="0.762cm" svg:x="78.721cm" svg:y="5.374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6.13cm" svg:y1="6.116cm" svg:x2="76.13cm" svg:y2="6.37cm">
          <text:p/>
        </draw:line>
        <draw:line draw:style-name="gr11" draw:text-style-name="P1" draw:layer="layout" svg:x1="74.83cm" svg:y1="6.116cm" svg:x2="74.83cm" svg:y2="6.37cm">
          <text:p/>
        </draw:line>
        <draw:line draw:style-name="gr11" draw:text-style-name="P1" draw:layer="layout" svg:x1="76.13cm" svg:y1="6.116cm" svg:x2="76.13cm" svg:y2="6.37cm">
          <text:p/>
        </draw:line>
        <draw:line draw:style-name="gr11" draw:text-style-name="P1" draw:layer="layout" svg:x1="78.681cm" svg:y1="6.116cm" svg:x2="78.681cm" svg:y2="6.37cm">
          <text:p/>
        </draw:line>
        <draw:line draw:style-name="gr11" draw:text-style-name="P1" draw:layer="layout" svg:x1="77.381cm" svg:y1="6.116cm" svg:x2="77.381cm" svg:y2="6.37cm">
          <text:p/>
        </draw:line>
        <draw:line draw:style-name="gr11" draw:text-style-name="P1" draw:layer="layout" svg:x1="78.67cm" svg:y1="6.116cm" svg:x2="78.67cm" svg:y2="6.37cm">
          <text:p/>
        </draw:line>
        <draw:line draw:style-name="gr11" draw:text-style-name="P1" draw:layer="layout" svg:x1="81.221cm" svg:y1="6.116cm" svg:x2="81.221cm" svg:y2="6.37cm">
          <text:p/>
        </draw:line>
        <draw:line draw:style-name="gr11" draw:text-style-name="P1" draw:layer="layout" svg:x1="79.921cm" svg:y1="6.116cm" svg:x2="79.921cm" svg:y2="6.37cm">
          <text:p/>
        </draw:line>
        <draw:line draw:style-name="gr98" draw:text-style-name="P1" draw:layer="layout" svg:x1="60.996cm" svg:y1="3.302cm" svg:x2="81.316cm" svg:y2="3.302cm">
          <text:p/>
        </draw:line>
        <draw:custom-shape draw:style-name="gr99" draw:text-style-name="P2" draw:layer="layout" svg:width="3.454cm" svg:height="1.88cm" svg:x="60.996cm" svg:y="3.402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50.16cm 8.547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51.54cm 8.52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52.84cm 8.527cm)">
          <draw:text-box>
            <text:p><text:span text:style-name="T6">ZT8</text:span></text:p>
          </draw:text-box>
        </draw:frame>
        <draw:frame draw:style-name="gr16" draw:text-style-name="P11" draw:layer="layout" svg:width="4.826cm" svg:height="1.668cm" draw:transform="rotate (1.5707963267949) translate (54.04cm 8.527cm)">
          <draw:text-box>
            <text:p><text:span text:style-name="T6">Z</text:span><text:span text:style-name="T6">T</text:span><text:span text:style-name="T6">1</text:span><text:span text:style-name="T6">2</text:span></text:p>
          </draw:text-box>
        </draw:frame>
        <draw:frame draw:style-name="gr16" draw:text-style-name="P11" draw:layer="layout" svg:width="4.826cm" svg:height="1.668cm" draw:transform="rotate (1.5707963267949) translate (55.34cm 8.527cm)">
          <draw:text-box>
            <text:p><text:span text:style-name="T6">Z</text:span><text:span text:style-name="T6">T</text:span><text:span text:style-name="T6">1</text:span><text:span text:style-name="T6">6</text:span></text:p>
          </draw:text-box>
        </draw:frame>
        <draw:frame draw:style-name="gr16" draw:text-style-name="P11" draw:layer="layout" svg:width="4.826cm" svg:height="1.668cm" draw:transform="rotate (1.5707963267949) translate (56.64cm 8.527cm)">
          <draw:text-box>
            <text:p><text:span text:style-name="T6">ZT20</text:span></text:p>
          </draw:text-box>
        </draw:frame>
        <draw:frame draw:style-name="gr16" draw:text-style-name="P22" draw:layer="layout" svg:width="4.826cm" svg:height="1.668cm" draw:transform="rotate (1.5707963267949) translate (57.76cm 8.547cm)">
          <draw:text-box>
            <text:p text:style-name="P21"><text:span text:style-name="T12">ZT0</text:span></text:p>
          </draw:text-box>
        </draw:frame>
        <draw:frame draw:style-name="gr16" draw:text-style-name="P22" draw:layer="layout" svg:width="4.826cm" svg:height="1.668cm" draw:transform="rotate (1.5707963267949) translate (59.14cm 8.527cm)">
          <draw:text-box>
            <text:p text:style-name="P21"><text:span text:style-name="T12">Z</text:span><text:span text:style-name="T12">T</text:span><text:span text:style-name="T12">4</text:span></text:p>
          </draw:text-box>
        </draw:frame>
        <draw:frame draw:style-name="gr16" draw:text-style-name="P22" draw:layer="layout" svg:width="3.447cm" svg:height="1.668cm" draw:transform="rotate (1.5707963267949) translate (60.44cm 8.527cm)">
          <draw:text-box>
            <text:p text:style-name="P21"><text:span text:style-name="T12">Z</text:span><text:span text:style-name="T12">T</text:span><text:span text:style-name="T12">8</text:span></text:p>
          </draw:text-box>
        </draw:frame>
        <draw:frame draw:style-name="gr16" draw:text-style-name="P22" draw:layer="layout" svg:width="4.826cm" svg:height="1.668cm" draw:transform="rotate (1.5707963267949) translate (61.64cm 8.527cm)">
          <draw:text-box>
            <text:p text:style-name="P21"><text:span text:style-name="T12">Z</text:span><text:span text:style-name="T12">T</text:span><text:span text:style-name="T12">1</text:span><text:span text:style-name="T12">2</text:span></text:p>
          </draw:text-box>
        </draw:frame>
        <draw:frame draw:style-name="gr16" draw:text-style-name="P22" draw:layer="layout" svg:width="4.826cm" svg:height="1.668cm" draw:transform="rotate (1.5707963267949) translate (62.94cm 8.527cm)">
          <draw:text-box>
            <text:p text:style-name="P21"><text:span text:style-name="T12">ZT16</text:span></text:p>
          </draw:text-box>
        </draw:frame>
        <draw:frame draw:style-name="gr16" draw:text-style-name="P22" draw:layer="layout" svg:width="2.685cm" svg:height="1.668cm" draw:transform="rotate (1.5707963267949) translate (64.24cm 8.527cm)">
          <draw:text-box>
            <text:p text:style-name="P21"><text:span text:style-name="T12">ZT20</text:span></text:p>
          </draw:text-box>
        </draw:frame>
        <draw:frame draw:style-name="gr16" draw:text-style-name="P11" draw:layer="layout" svg:width="4.826cm" svg:height="1.668cm" draw:transform="rotate (1.5707963267949) translate (65.46cm 8.547cm)">
          <draw:text-box>
            <text:p><text:span text:style-name="T6">Z</text:span><text:span text:style-name="T6">T</text:span><text:span text:style-name="T6">0</text:span></text:p>
          </draw:text-box>
        </draw:frame>
        <draw:frame draw:style-name="gr16" draw:text-style-name="P11" draw:layer="layout" svg:width="4.826cm" svg:height="1.668cm" draw:transform="rotate (1.5707963267949) translate (66.64cm 8.527cm)">
          <draw:text-box>
            <text:p><text:span text:style-name="T6">Z</text:span><text:span text:style-name="T6">T</text:span><text:span text:style-name="T6">4</text:span></text:p>
          </draw:text-box>
        </draw:frame>
        <draw:frame draw:style-name="gr16" draw:text-style-name="P11" draw:layer="layout" svg:width="4.826cm" svg:height="1.668cm" draw:transform="rotate (1.5707963267949) translate (67.94cm 8.527cm)">
          <draw:text-box>
            <text:p><text:span text:style-name="T6">Z</text:span><text:span text:style-name="T6">T</text:span><text:span text:style-name="T6">8</text:span></text:p>
          </draw:text-box>
        </draw:frame>
        <draw:frame draw:style-name="gr16" draw:text-style-name="P11" draw:layer="layout" svg:width="4.826cm" svg:height="1.668cm" draw:transform="rotate (1.5707963267949) translate (69.14cm 8.527cm)">
          <draw:text-box>
            <text:p><text:span text:style-name="T6">Z</text:span><text:span text:style-name="T6">T</text:span><text:span text:style-name="T6">1</text:span><text:span text:style-name="T6">2</text:span></text:p>
          </draw:text-box>
        </draw:frame>
        <draw:frame draw:style-name="gr16" draw:text-style-name="P11" draw:layer="layout" svg:width="4.826cm" svg:height="1.668cm" draw:transform="rotate (1.5707963267949) translate (70.44cm 8.527cm)">
          <draw:text-box>
            <text:p><text:span text:style-name="T6">Z</text:span><text:span text:style-name="T6">T</text:span><text:span text:style-name="T6">1</text:span><text:span text:style-name="T6">6</text:span></text:p>
          </draw:text-box>
        </draw:frame>
        <draw:frame draw:style-name="gr16" draw:text-style-name="P11" draw:layer="layout" svg:width="2.685cm" svg:height="1.668cm" draw:transform="rotate (1.5707963267949) translate (71.74cm 8.527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73.16cm 8.547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74.34cm 8.52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75.64cm 8.527cm)">
          <draw:text-box>
            <text:p><text:span text:style-name="T6">ZT8</text:span></text:p>
          </draw:text-box>
        </draw:frame>
        <draw:frame draw:style-name="gr16" draw:text-style-name="P11" draw:layer="layout" svg:width="4.826cm" svg:height="1.668cm" draw:transform="rotate (1.5707963267949) translate (76.84cm 8.527cm)">
          <draw:text-box>
            <text:p><text:span text:style-name="T6">Z</text:span><text:span text:style-name="T6">T</text:span><text:span text:style-name="T6">1</text:span><text:span text:style-name="T6">2</text:span></text:p>
          </draw:text-box>
        </draw:frame>
        <draw:frame draw:style-name="gr16" draw:text-style-name="P11" draw:layer="layout" svg:width="4.826cm" svg:height="1.668cm" draw:transform="rotate (1.5707963267949) translate (78.14cm 8.527cm)">
          <draw:text-box>
            <text:p><text:span text:style-name="T6">ZT</text:span><text:span text:style-name="T6">16</text:span></text:p>
          </draw:text-box>
        </draw:frame>
        <draw:frame draw:style-name="gr16" draw:text-style-name="P11" draw:layer="layout" svg:width="2.685cm" svg:height="1.668cm" draw:transform="rotate (1.5707963267949) translate (79.44cm 8.527cm)">
          <draw:text-box>
            <text:p><text:span text:style-name="T6">ZT</text:span><text:span text:style-name="T6">20</text:span></text:p>
          </draw:text-box>
        </draw:frame>
        <draw:frame draw:style-name="gr1" draw:text-style-name="P1" draw:layer="layout" svg:width="10.16cm" svg:height="3.788cm" svg:x="46.965cm" svg:y="9.165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9.265cm" svg:y="9.165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1.565cm" svg:y="9.165cm">
          <draw:image xlink:href="Pictures/100000000000021E000001AE1F3A9CDEE26E2270.png" xlink:type="simple" xlink:show="embed" xlink:actuate="onLoad" loext:mime-type="image/png">
            <text:p/>
          </draw:image>
        </draw:frame>
        <draw:custom-shape draw:style-name="gr35" draw:text-style-name="P2" draw:layer="layout" svg:width="5.08cm" svg:height="0.762cm" svg:x="35.307cm" svg:y="12.01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89cm" svg:height="0.762cm" svg:x="40.457cm" svg:y="12.019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" draw:layer="layout" svg:width="4.734cm" svg:height="4.661cm" svg:x="30.516cm" svg:y="10.579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34.86cm 15.148cm)">
          <draw:text-box>
            <text:p><text:span text:style-name="T6">Z</text:span><text:span text:style-name="T6">T</text:span><text:span text:style-name="T6">0</text:span></text:p>
          </draw:text-box>
        </draw:frame>
        <draw:frame draw:style-name="gr16" draw:text-style-name="P11" draw:layer="layout" svg:width="4.826cm" svg:height="1.668cm" draw:transform="rotate (1.5707963267949) translate (36.06cm 15.148cm)">
          <draw:text-box>
            <text:p><text:span text:style-name="T6">Z</text:span><text:span text:style-name="T6">T</text:span><text:span text:style-name="T6">4</text:span></text:p>
          </draw:text-box>
        </draw:frame>
        <draw:frame draw:style-name="gr16" draw:text-style-name="P11" draw:layer="layout" svg:width="4.826cm" svg:height="1.668cm" draw:transform="rotate (1.5707963267949) translate (37.36cm 15.148cm)">
          <draw:text-box>
            <text:p><text:span text:style-name="T6">Z</text:span><text:span text:style-name="T6">T</text:span><text:span text:style-name="T6">8</text:span></text:p>
          </draw:text-box>
        </draw:frame>
        <draw:line draw:style-name="gr11" draw:text-style-name="P1" draw:layer="layout" svg:x1="35.315cm" svg:y1="12.761cm" svg:x2="35.315cm" svg:y2="13.015cm">
          <text:p/>
        </draw:line>
        <draw:line draw:style-name="gr11" draw:text-style-name="P1" draw:layer="layout" svg:x1="37.866cm" svg:y1="12.761cm" svg:x2="37.866cm" svg:y2="13.015cm">
          <text:p/>
        </draw:line>
        <draw:line draw:style-name="gr11" draw:text-style-name="P1" draw:layer="layout" svg:x1="36.566cm" svg:y1="12.761cm" svg:x2="36.566cm" svg:y2="13.015cm">
          <text:p/>
        </draw:line>
        <draw:line draw:style-name="gr11" draw:text-style-name="P1" draw:layer="layout" svg:x1="37.866cm" svg:y1="12.761cm" svg:x2="37.866cm" svg:y2="13.015cm">
          <text:p/>
        </draw:line>
        <draw:line draw:style-name="gr11" draw:text-style-name="P1" draw:layer="layout" svg:x1="40.417cm" svg:y1="12.761cm" svg:x2="40.417cm" svg:y2="13.015cm">
          <text:p/>
        </draw:line>
        <draw:line draw:style-name="gr11" draw:text-style-name="P1" draw:layer="layout" svg:x1="39.117cm" svg:y1="12.761cm" svg:x2="39.117cm" svg:y2="13.015cm">
          <text:p/>
        </draw:line>
        <draw:frame draw:style-name="gr16" draw:text-style-name="P11" draw:layer="layout" svg:width="4.826cm" svg:height="1.668cm" draw:transform="rotate (1.5707963267949) translate (38.56cm 15.148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39.86cm 15.148cm)">
          <draw:text-box>
            <text:p><text:span text:style-name="T6">Z</text:span><text:span text:style-name="T6">T</text:span><text:span text:style-name="T6">1</text:span><text:span text:style-name="T6">6</text:span></text:p>
          </draw:text-box>
        </draw:frame>
        <draw:line draw:style-name="gr11" draw:text-style-name="P1" draw:layer="layout" svg:x1="40.406cm" svg:y1="12.761cm" svg:x2="40.406cm" svg:y2="13.015cm">
          <text:p/>
        </draw:line>
        <draw:line draw:style-name="gr11" draw:text-style-name="P1" draw:layer="layout" svg:x1="42.957cm" svg:y1="12.761cm" svg:x2="42.957cm" svg:y2="13.015cm">
          <text:p/>
        </draw:line>
        <draw:line draw:style-name="gr11" draw:text-style-name="P1" draw:layer="layout" svg:x1="41.657cm" svg:y1="12.761cm" svg:x2="41.657cm" svg:y2="13.015cm">
          <text:p/>
        </draw:line>
        <draw:frame draw:style-name="gr16" draw:text-style-name="P11" draw:layer="layout" svg:width="4.826cm" svg:height="1.668cm" draw:transform="rotate (1.5707963267949) translate (41.16cm 15.148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42.36cm 15.148cm)">
          <draw:text-box>
            <text:p><text:span text:style-name="T6">Z</text:span><text:span text:style-name="T6">T</text:span><text:span text:style-name="T6">0</text:span></text:p>
          </draw:text-box>
        </draw:frame>
        <draw:line draw:style-name="gr38" draw:text-style-name="P1" draw:layer="layout" svg:x1="35.062cm" svg:y1="9.924cm" svg:x2="35.062cm" svg:y2="12.007cm">
          <text:p/>
        </draw:line>
        <draw:line draw:style-name="gr39" draw:text-style-name="P1" draw:layer="layout" svg:x1="34.767cm" svg:y1="9.975cm" svg:x2="35.072cm" svg:y2="9.975cm">
          <text:p/>
        </draw:line>
        <draw:line draw:style-name="gr39" draw:text-style-name="P1" draw:layer="layout" svg:x1="34.768cm" svg:y1="10.975cm" svg:x2="35.073cm" svg:y2="10.975cm">
          <text:p/>
        </draw:line>
        <draw:line draw:style-name="gr39" draw:text-style-name="P1" draw:layer="layout" svg:x1="34.769cm" svg:y1="11.975cm" svg:x2="35.074cm" svg:y2="11.975cm">
          <text:p/>
        </draw:line>
        <draw:frame draw:style-name="gr45" draw:text-style-name="P11" draw:layer="layout" svg:width="4.826cm" svg:height="2.004cm" draw:transform="rotate (1.5707963267949) translate (31.46cm 12.948cm)">
          <draw:text-box>
            <text:p><text:span text:style-name="T6">Irradiance </text:span><text:span text:style-name="T6">(mE m</text:span><text:span text:style-name="T7">-2</text:span><text:span text:style-name="T6"> s</text:span><text:span text:style-name="T7">-1</text:span><text:span text:style-name="T6">)</text:span></text:p>
          </draw:text-box>
        </draw:frame>
        <draw:line draw:style-name="gr11" draw:text-style-name="P1" draw:layer="layout" svg:x1="35.336cm" svg:y1="12.761cm" svg:x2="35.336cm" svg:y2="13.015cm">
          <text:p/>
        </draw:line>
        <draw:line draw:style-name="gr39" draw:text-style-name="P1" draw:layer="layout" svg:x1="34.789cm" svg:y1="9.976cm" svg:x2="35.094cm" svg:y2="9.976cm">
          <text:p/>
        </draw:line>
        <draw:line draw:style-name="gr39" draw:text-style-name="P1" draw:layer="layout" svg:x1="34.79cm" svg:y1="10.976cm" svg:x2="35.095cm" svg:y2="10.976cm">
          <text:p/>
        </draw:line>
        <draw:line draw:style-name="gr39" draw:text-style-name="P1" draw:layer="layout" svg:x1="34.791cm" svg:y1="11.976cm" svg:x2="35.096cm" svg:y2="11.976cm">
          <text:p/>
        </draw:line>
        <draw:frame draw:style-name="gr16" draw:text-style-name="P13" draw:layer="layout" svg:width="0.79cm" svg:height="1.668cm" svg:x="34.122cm" svg:y="11.522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33.28cm" svg:y="10.486cm">
          <draw:text-box>
            <text:p><text:span text:style-name="T8">0.75</text:span></text:p>
          </draw:text-box>
        </draw:frame>
        <draw:frame draw:style-name="gr46" draw:text-style-name="P13" draw:layer="layout" svg:width="1.668cm" svg:height="0.954cm" svg:x="33.28cm" svg:y="9.486cm">
          <draw:text-box>
            <text:p><text:span text:style-name="T8">1.50</text:span></text:p>
          </draw:text-box>
        </draw:frame>
        <draw:custom-shape draw:style-name="gr35" draw:text-style-name="P2" draw:layer="layout" svg:width="5.08cm" svg:height="0.762cm" svg:x="42.987cm" svg:y="11.99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89cm" svg:height="0.762cm" svg:x="48.137cm" svg:y="11.999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43.74cm 15.128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45.04cm 15.128cm)">
          <draw:text-box>
            <text:p><text:span text:style-name="T6">ZT8</text:span></text:p>
          </draw:text-box>
        </draw:frame>
        <draw:line draw:style-name="gr11" draw:text-style-name="P1" draw:layer="layout" svg:x1="42.995cm" svg:y1="12.741cm" svg:x2="42.995cm" svg:y2="12.995cm">
          <text:p/>
        </draw:line>
        <draw:line draw:style-name="gr11" draw:text-style-name="P1" draw:layer="layout" svg:x1="45.546cm" svg:y1="12.741cm" svg:x2="45.546cm" svg:y2="12.995cm">
          <text:p/>
        </draw:line>
        <draw:line draw:style-name="gr11" draw:text-style-name="P1" draw:layer="layout" svg:x1="44.246cm" svg:y1="12.741cm" svg:x2="44.246cm" svg:y2="12.995cm">
          <text:p/>
        </draw:line>
        <draw:line draw:style-name="gr11" draw:text-style-name="P1" draw:layer="layout" svg:x1="45.546cm" svg:y1="12.741cm" svg:x2="45.546cm" svg:y2="12.995cm">
          <text:p/>
        </draw:line>
        <draw:line draw:style-name="gr11" draw:text-style-name="P1" draw:layer="layout" svg:x1="48.097cm" svg:y1="12.741cm" svg:x2="48.097cm" svg:y2="12.995cm">
          <text:p/>
        </draw:line>
        <draw:line draw:style-name="gr11" draw:text-style-name="P1" draw:layer="layout" svg:x1="46.797cm" svg:y1="12.741cm" svg:x2="46.797cm" svg:y2="12.995cm">
          <text:p/>
        </draw:line>
        <draw:frame draw:style-name="gr16" draw:text-style-name="P11" draw:layer="layout" svg:width="4.826cm" svg:height="1.668cm" draw:transform="rotate (1.5707963267949) translate (46.24cm 15.128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47.54cm 15.128cm)">
          <draw:text-box>
            <text:p><text:span text:style-name="T6">ZT16</text:span></text:p>
          </draw:text-box>
        </draw:frame>
        <draw:line draw:style-name="gr11" draw:text-style-name="P1" draw:layer="layout" svg:x1="48.086cm" svg:y1="12.741cm" svg:x2="48.086cm" svg:y2="12.995cm">
          <text:p/>
        </draw:line>
        <draw:line draw:style-name="gr11" draw:text-style-name="P1" draw:layer="layout" svg:x1="50.737cm" svg:y1="12.741cm" svg:x2="50.737cm" svg:y2="12.995cm">
          <text:p/>
        </draw:line>
        <draw:line draw:style-name="gr11" draw:text-style-name="P1" draw:layer="layout" svg:x1="49.337cm" svg:y1="12.741cm" svg:x2="49.337cm" svg:y2="12.995cm">
          <text:p/>
        </draw:line>
        <draw:frame draw:style-name="gr16" draw:text-style-name="P11" draw:layer="layout" svg:width="4.826cm" svg:height="1.668cm" draw:transform="rotate (1.5707963267949) translate (48.84cm 15.128cm)">
          <draw:text-box>
            <text:p><text:span text:style-name="T6">ZT20</text:span></text:p>
          </draw:text-box>
        </draw:frame>
        <draw:line draw:style-name="gr11" draw:text-style-name="P1" draw:layer="layout" svg:x1="43.016cm" svg:y1="12.741cm" svg:x2="43.016cm" svg:y2="12.995cm">
          <text:p/>
        </draw:line>
        <draw:custom-shape draw:style-name="gr35" draw:text-style-name="P2" draw:layer="layout" svg:width="5.08cm" svg:height="0.762cm" svg:x="50.688cm" svg:y="11.9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89cm" svg:height="0.762cm" svg:x="55.838cm" svg:y="11.993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53.247cm" svg:y1="12.735cm" svg:x2="53.247cm" svg:y2="12.989cm">
          <text:p/>
        </draw:line>
        <draw:line draw:style-name="gr11" draw:text-style-name="P1" draw:layer="layout" svg:x1="51.947cm" svg:y1="12.735cm" svg:x2="51.947cm" svg:y2="12.989cm">
          <text:p/>
        </draw:line>
        <draw:line draw:style-name="gr11" draw:text-style-name="P1" draw:layer="layout" svg:x1="53.247cm" svg:y1="12.735cm" svg:x2="53.247cm" svg:y2="12.989cm">
          <text:p/>
        </draw:line>
        <draw:line draw:style-name="gr11" draw:text-style-name="P1" draw:layer="layout" svg:x1="55.798cm" svg:y1="12.735cm" svg:x2="55.798cm" svg:y2="12.989cm">
          <text:p/>
        </draw:line>
        <draw:line draw:style-name="gr11" draw:text-style-name="P1" draw:layer="layout" svg:x1="54.498cm" svg:y1="12.735cm" svg:x2="54.498cm" svg:y2="12.989cm">
          <text:p/>
        </draw:line>
        <draw:line draw:style-name="gr11" draw:text-style-name="P1" draw:layer="layout" svg:x1="55.787cm" svg:y1="12.735cm" svg:x2="55.787cm" svg:y2="12.989cm">
          <text:p/>
        </draw:line>
        <draw:line draw:style-name="gr11" draw:text-style-name="P1" draw:layer="layout" svg:x1="57.038cm" svg:y1="12.735cm" svg:x2="57.038cm" svg:y2="12.989cm">
          <text:p/>
        </draw:line>
        <draw:custom-shape draw:style-name="gr35" draw:text-style-name="P2" draw:layer="layout" svg:width="5.08cm" svg:height="0.762cm" svg:x="58.283cm" svg:y="11.98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89cm" svg:height="0.762cm" svg:x="63.433cm" svg:y="11.98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0.842cm" svg:y1="12.729cm" svg:x2="60.842cm" svg:y2="12.983cm">
          <text:p/>
        </draw:line>
        <draw:line draw:style-name="gr11" draw:text-style-name="P1" draw:layer="layout" svg:x1="59.542cm" svg:y1="12.729cm" svg:x2="59.542cm" svg:y2="12.983cm">
          <text:p/>
        </draw:line>
        <draw:line draw:style-name="gr11" draw:text-style-name="P1" draw:layer="layout" svg:x1="60.842cm" svg:y1="12.729cm" svg:x2="60.842cm" svg:y2="12.983cm">
          <text:p/>
        </draw:line>
        <draw:line draw:style-name="gr11" draw:text-style-name="P1" draw:layer="layout" svg:x1="63.393cm" svg:y1="12.729cm" svg:x2="63.393cm" svg:y2="12.983cm">
          <text:p/>
        </draw:line>
        <draw:line draw:style-name="gr11" draw:text-style-name="P1" draw:layer="layout" svg:x1="62.093cm" svg:y1="12.729cm" svg:x2="62.093cm" svg:y2="12.983cm">
          <text:p/>
        </draw:line>
        <draw:line draw:style-name="gr11" draw:text-style-name="P1" draw:layer="layout" svg:x1="63.382cm" svg:y1="12.729cm" svg:x2="63.382cm" svg:y2="12.983cm">
          <text:p/>
        </draw:line>
        <draw:line draw:style-name="gr11" draw:text-style-name="P1" draw:layer="layout" svg:x1="65.933cm" svg:y1="12.729cm" svg:x2="65.933cm" svg:y2="12.983cm">
          <text:p/>
        </draw:line>
        <draw:line draw:style-name="gr11" draw:text-style-name="P1" draw:layer="layout" svg:x1="64.633cm" svg:y1="12.729cm" svg:x2="64.633cm" svg:y2="12.983cm">
          <text:p/>
        </draw:line>
        <draw:line draw:style-name="gr11" draw:text-style-name="P1" draw:layer="layout" svg:x1="58.342cm" svg:y1="12.729cm" svg:x2="58.342cm" svg:y2="12.983cm">
          <text:p/>
        </draw:line>
        <draw:custom-shape draw:style-name="gr35" draw:text-style-name="P2" draw:layer="layout" svg:width="5.08cm" svg:height="0.762cm" svg:x="65.877cm" svg:y="11.9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89cm" svg:height="0.762cm" svg:x="71.027cm" svg:y="11.981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8.436cm" svg:y1="12.723cm" svg:x2="68.436cm" svg:y2="12.977cm">
          <text:p/>
        </draw:line>
        <draw:line draw:style-name="gr11" draw:text-style-name="P1" draw:layer="layout" svg:x1="67.136cm" svg:y1="12.723cm" svg:x2="67.136cm" svg:y2="12.977cm">
          <text:p/>
        </draw:line>
        <draw:line draw:style-name="gr11" draw:text-style-name="P1" draw:layer="layout" svg:x1="68.436cm" svg:y1="12.723cm" svg:x2="68.436cm" svg:y2="12.977cm">
          <text:p/>
        </draw:line>
        <draw:line draw:style-name="gr11" draw:text-style-name="P1" draw:layer="layout" svg:x1="70.987cm" svg:y1="12.723cm" svg:x2="70.987cm" svg:y2="12.977cm">
          <text:p/>
        </draw:line>
        <draw:line draw:style-name="gr11" draw:text-style-name="P1" draw:layer="layout" svg:x1="69.687cm" svg:y1="12.723cm" svg:x2="69.687cm" svg:y2="12.977cm">
          <text:p/>
        </draw:line>
        <draw:line draw:style-name="gr11" draw:text-style-name="P1" draw:layer="layout" svg:x1="70.976cm" svg:y1="12.723cm" svg:x2="70.976cm" svg:y2="12.977cm">
          <text:p/>
        </draw:line>
        <draw:line draw:style-name="gr11" draw:text-style-name="P1" draw:layer="layout" svg:x1="73.627cm" svg:y1="12.723cm" svg:x2="73.627cm" svg:y2="12.977cm">
          <text:p/>
        </draw:line>
        <draw:line draw:style-name="gr11" draw:text-style-name="P1" draw:layer="layout" svg:x1="72.227cm" svg:y1="12.723cm" svg:x2="72.227cm" svg:y2="12.977cm">
          <text:p/>
        </draw:line>
        <draw:line draw:style-name="gr11" draw:text-style-name="P1" draw:layer="layout" svg:x1="65.936cm" svg:y1="12.723cm" svg:x2="65.936cm" svg:y2="12.977cm">
          <text:p/>
        </draw:line>
        <draw:custom-shape draw:style-name="gr35" draw:text-style-name="P2" draw:layer="layout" svg:width="5.08cm" svg:height="0.762cm" svg:x="73.571cm" svg:y="11.9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89cm" svg:height="0.762cm" svg:x="78.721cm" svg:y="11.975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6.13cm" svg:y1="12.717cm" svg:x2="76.13cm" svg:y2="12.971cm">
          <text:p/>
        </draw:line>
        <draw:line draw:style-name="gr11" draw:text-style-name="P1" draw:layer="layout" svg:x1="74.83cm" svg:y1="12.717cm" svg:x2="74.83cm" svg:y2="12.971cm">
          <text:p/>
        </draw:line>
        <draw:line draw:style-name="gr11" draw:text-style-name="P1" draw:layer="layout" svg:x1="76.13cm" svg:y1="12.717cm" svg:x2="76.13cm" svg:y2="12.971cm">
          <text:p/>
        </draw:line>
        <draw:line draw:style-name="gr11" draw:text-style-name="P1" draw:layer="layout" svg:x1="78.681cm" svg:y1="12.717cm" svg:x2="78.681cm" svg:y2="12.971cm">
          <text:p/>
        </draw:line>
        <draw:line draw:style-name="gr11" draw:text-style-name="P1" draw:layer="layout" svg:x1="77.381cm" svg:y1="12.717cm" svg:x2="77.381cm" svg:y2="12.971cm">
          <text:p/>
        </draw:line>
        <draw:line draw:style-name="gr11" draw:text-style-name="P1" draw:layer="layout" svg:x1="78.67cm" svg:y1="12.717cm" svg:x2="78.67cm" svg:y2="12.971cm">
          <text:p/>
        </draw:line>
        <draw:line draw:style-name="gr11" draw:text-style-name="P1" draw:layer="layout" svg:x1="81.221cm" svg:y1="12.717cm" svg:x2="81.221cm" svg:y2="12.971cm">
          <text:p/>
        </draw:line>
        <draw:line draw:style-name="gr11" draw:text-style-name="P1" draw:layer="layout" svg:x1="79.921cm" svg:y1="12.717cm" svg:x2="79.921cm" svg:y2="12.971cm">
          <text:p/>
        </draw:line>
        <draw:frame draw:style-name="gr16" draw:text-style-name="P11" draw:layer="layout" svg:width="4.826cm" svg:height="1.668cm" draw:transform="rotate (1.5707963267949) translate (50.16cm 15.148cm)">
          <draw:text-box>
            <text:p><text:span text:style-name="T6">Z</text:span><text:span text:style-name="T6">T</text:span><text:span text:style-name="T6">0</text:span></text:p>
          </draw:text-box>
        </draw:frame>
        <draw:frame draw:style-name="gr16" draw:text-style-name="P11" draw:layer="layout" svg:width="4.826cm" svg:height="1.668cm" draw:transform="rotate (1.5707963267949) translate (51.54cm 15.128cm)">
          <draw:text-box>
            <text:p><text:span text:style-name="T6">Z</text:span><text:span text:style-name="T6">T</text:span><text:span text:style-name="T6">4</text:span></text:p>
          </draw:text-box>
        </draw:frame>
        <draw:frame draw:style-name="gr16" draw:text-style-name="P11" draw:layer="layout" svg:width="4.826cm" svg:height="1.668cm" draw:transform="rotate (1.5707963267949) translate (52.84cm 15.128cm)">
          <draw:text-box>
            <text:p><text:span text:style-name="T6">Z</text:span><text:span text:style-name="T6">T</text:span><text:span text:style-name="T6">8</text:span></text:p>
          </draw:text-box>
        </draw:frame>
        <draw:frame draw:style-name="gr16" draw:text-style-name="P11" draw:layer="layout" svg:width="4.826cm" svg:height="1.668cm" draw:transform="rotate (1.5707963267949) translate (54.04cm 15.128cm)">
          <draw:text-box>
            <text:p><text:span text:style-name="T6">Z</text:span><text:span text:style-name="T6">T</text:span><text:span text:style-name="T6">1</text:span><text:span text:style-name="T6">2</text:span></text:p>
          </draw:text-box>
        </draw:frame>
        <draw:frame draw:style-name="gr16" draw:text-style-name="P11" draw:layer="layout" svg:width="4.826cm" svg:height="1.668cm" draw:transform="rotate (1.5707963267949) translate (55.34cm 15.128cm)">
          <draw:text-box>
            <text:p><text:span text:style-name="T6">Z</text:span><text:span text:style-name="T6">T</text:span><text:span text:style-name="T6">1</text:span><text:span text:style-name="T6">6</text:span></text:p>
          </draw:text-box>
        </draw:frame>
        <draw:frame draw:style-name="gr16" draw:text-style-name="P11" draw:layer="layout" svg:width="4.826cm" svg:height="1.668cm" draw:transform="rotate (1.5707963267949) translate (56.64cm 15.128cm)">
          <draw:text-box>
            <text:p><text:span text:style-name="T6">Z</text:span><text:span text:style-name="T6">T</text:span><text:span text:style-name="T6">2</text:span><text:span text:style-name="T6">0</text:span></text:p>
          </draw:text-box>
        </draw:frame>
        <draw:frame draw:style-name="gr16" draw:text-style-name="P22" draw:layer="layout" svg:width="4.826cm" svg:height="1.668cm" draw:transform="rotate (1.5707963267949) translate (57.76cm 15.148cm)">
          <draw:text-box>
            <text:p text:style-name="P21"><text:span text:style-name="T12">ZT0</text:span></text:p>
          </draw:text-box>
        </draw:frame>
        <draw:frame draw:style-name="gr16" draw:text-style-name="P22" draw:layer="layout" svg:width="4.826cm" svg:height="1.668cm" draw:transform="rotate (1.5707963267949) translate (59.14cm 15.128cm)">
          <draw:text-box>
            <text:p text:style-name="P21"><text:span text:style-name="T12">ZT4</text:span></text:p>
          </draw:text-box>
        </draw:frame>
        <draw:frame draw:style-name="gr16" draw:text-style-name="P22" draw:layer="layout" svg:width="4.826cm" svg:height="1.668cm" draw:transform="rotate (1.5707963267949) translate (60.44cm 15.128cm)">
          <draw:text-box>
            <text:p text:style-name="P21"><text:span text:style-name="T12">Z</text:span><text:span text:style-name="T12">T</text:span><text:span text:style-name="T12">8</text:span></text:p>
          </draw:text-box>
        </draw:frame>
        <draw:frame draw:style-name="gr16" draw:text-style-name="P22" draw:layer="layout" svg:width="3.141cm" svg:height="1.668cm" draw:transform="rotate (1.5707963267949) translate (61.64cm 15.128cm)">
          <draw:text-box>
            <text:p text:style-name="P21"><text:span text:style-name="T12">ZT12</text:span></text:p>
          </draw:text-box>
        </draw:frame>
        <draw:frame draw:style-name="gr101" draw:text-style-name="P22" draw:layer="layout" svg:width="2.936cm" svg:height="1.969cm" draw:transform="rotate (1.5707963267949) translate (62.94cm 15.128cm)">
          <draw:text-box>
            <text:p text:style-name="P21"><text:span text:style-name="T12">Z</text:span><text:span text:style-name="T12">T</text:span><text:span text:style-name="T12">1</text:span><text:span text:style-name="T12">6</text:span></text:p>
          </draw:text-box>
        </draw:frame>
        <draw:frame draw:style-name="gr16" draw:text-style-name="P22" draw:layer="layout" svg:width="2.379cm" svg:height="1.668cm" draw:transform="rotate (1.5707963267949) translate (64.24cm 15.128cm)">
          <draw:text-box>
            <text:p text:style-name="P21"><text:span text:style-name="T12">Z</text:span><text:span text:style-name="T12">T</text:span><text:span text:style-name="T12">2</text:span><text:span text:style-name="T12">0</text:span></text:p>
          </draw:text-box>
        </draw:frame>
        <draw:frame draw:style-name="gr16" draw:text-style-name="P11" draw:layer="layout" svg:width="4.826cm" svg:height="1.668cm" draw:transform="rotate (1.5707963267949) translate (65.46cm 15.148cm)">
          <draw:text-box>
            <text:p><text:span text:style-name="T6">Z</text:span><text:span text:style-name="T6">T</text:span><text:span text:style-name="T6">0</text:span></text:p>
          </draw:text-box>
        </draw:frame>
        <draw:frame draw:style-name="gr16" draw:text-style-name="P11" draw:layer="layout" svg:width="4.826cm" svg:height="1.668cm" draw:transform="rotate (1.5707963267949) translate (66.64cm 15.128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67.94cm 15.128cm)">
          <draw:text-box>
            <text:p><text:span text:style-name="T6">ZT8</text:span></text:p>
          </draw:text-box>
        </draw:frame>
        <draw:frame draw:style-name="gr16" draw:text-style-name="P11" draw:layer="layout" svg:width="4.826cm" svg:height="1.668cm" draw:transform="rotate (1.5707963267949) translate (69.14cm 15.128cm)">
          <draw:text-box>
            <text:p><text:span text:style-name="T6">Z</text:span><text:span text:style-name="T6">T</text:span><text:span text:style-name="T6">1</text:span><text:span text:style-name="T6">2</text:span></text:p>
          </draw:text-box>
        </draw:frame>
        <draw:frame draw:style-name="gr16" draw:text-style-name="P11" draw:layer="layout" svg:width="4.826cm" svg:height="1.668cm" draw:transform="rotate (1.5707963267949) translate (70.44cm 15.128cm)">
          <draw:text-box>
            <text:p><text:span text:style-name="T6">Z</text:span><text:span text:style-name="T6">T</text:span><text:span text:style-name="T6">1</text:span><text:span text:style-name="T6">6</text:span></text:p>
          </draw:text-box>
        </draw:frame>
        <draw:frame draw:style-name="gr16" draw:text-style-name="P11" draw:layer="layout" svg:width="4.826cm" svg:height="1.668cm" draw:transform="rotate (1.5707963267949) translate (71.74cm 15.128cm)">
          <draw:text-box>
            <text:p><text:span text:style-name="T6">Z</text:span><text:span text:style-name="T6">T</text:span><text:span text:style-name="T6">2</text:span><text:span text:style-name="T6">0</text:span></text:p>
          </draw:text-box>
        </draw:frame>
        <draw:frame draw:style-name="gr16" draw:text-style-name="P11" draw:layer="layout" svg:width="4.826cm" svg:height="1.668cm" draw:transform="rotate (1.5707963267949) translate (73.16cm 15.148cm)">
          <draw:text-box>
            <text:p><text:span text:style-name="T6">Z</text:span><text:span text:style-name="T6">T</text:span><text:span text:style-name="T6">0</text:span></text:p>
          </draw:text-box>
        </draw:frame>
        <draw:frame draw:style-name="gr16" draw:text-style-name="P11" draw:layer="layout" svg:width="4.826cm" svg:height="1.668cm" draw:transform="rotate (1.5707963267949) translate (74.34cm 15.128cm)">
          <draw:text-box>
            <text:p><text:span text:style-name="T6">Z</text:span><text:span text:style-name="T6">T</text:span><text:span text:style-name="T6">4</text:span></text:p>
          </draw:text-box>
        </draw:frame>
        <draw:frame draw:style-name="gr16" draw:text-style-name="P11" draw:layer="layout" svg:width="4.826cm" svg:height="1.668cm" draw:transform="rotate (1.5707963267949) translate (75.64cm 15.128cm)">
          <draw:text-box>
            <text:p><text:span text:style-name="T6">Z</text:span><text:span text:style-name="T6">T</text:span><text:span text:style-name="T6">8</text:span></text:p>
          </draw:text-box>
        </draw:frame>
        <draw:frame draw:style-name="gr16" draw:text-style-name="P11" draw:layer="layout" svg:width="4.826cm" svg:height="1.668cm" draw:transform="rotate (1.5707963267949) translate (76.84cm 15.128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78.14cm 15.128cm)">
          <draw:text-box>
            <text:p><text:span text:style-name="T6">ZT16</text:span></text:p>
          </draw:text-box>
        </draw:frame>
        <draw:frame draw:style-name="gr16" draw:text-style-name="P11" draw:layer="layout" svg:width="4.826cm" svg:height="1.668cm" draw:transform="rotate (1.5707963267949) translate (79.44cm 15.128cm)">
          <draw:text-box>
            <text:p><text:span text:style-name="T6">ZT20</text:span></text:p>
          </draw:text-box>
        </draw:frame>
        <draw:custom-shape draw:style-name="gr102" draw:text-style-name="P23" draw:layer="layout" svg:width="5.004cm" svg:height="0.762cm" svg:x="58.333cm" svg:y="11.987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5.004cm" svg:height="0.762cm" svg:x="65.933cm" svg:y="11.987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5.004cm" svg:height="0.762cm" svg:x="73.633cm" svg:y="11.98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cm" svg:height="3.747cm" svg:x="33.674cm" svg:y="17.51cm">
          <draw:image xlink:href="Pictures/10000000000002A4000001AE59BF7B3FAD5784C1.png" xlink:type="simple" xlink:show="embed" xlink:actuate="onLoad" loext:mime-type="image/png">
            <text:p/>
          </draw:image>
        </draw:frame>
        <draw:custom-shape draw:style-name="gr40" draw:text-style-name="P2" draw:layer="layout" svg:width="2.579cm" svg:height="0.762cm" svg:x="35.189cm" svg:y="20.31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5.06cm" svg:height="0.762cm" svg:x="37.768cm" svg:y="20.31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34.742cm 23.447cm)">
          <draw:text-box>
            <text:p><text:span text:style-name="T6">ZT</text:span><text:span text:style-name="T6">0</text:span></text:p>
          </draw:text-box>
        </draw:frame>
        <draw:frame draw:style-name="gr16" draw:text-style-name="P11" draw:layer="layout" svg:width="4.826cm" svg:height="1.668cm" draw:transform="rotate (1.5707963267949) translate (35.942cm 23.447cm)">
          <draw:text-box>
            <text:p><text:span text:style-name="T6">Z</text:span><text:span text:style-name="T6">T</text:span><text:span text:style-name="T6">4</text:span></text:p>
          </draw:text-box>
        </draw:frame>
        <draw:frame draw:style-name="gr16" draw:text-style-name="P11" draw:layer="layout" svg:width="4.826cm" svg:height="1.668cm" draw:transform="rotate (1.5707963267949) translate (37.242cm 23.447cm)">
          <draw:text-box>
            <text:p><text:span text:style-name="T6">Z</text:span><text:span text:style-name="T6">T</text:span><text:span text:style-name="T6">8</text:span></text:p>
          </draw:text-box>
        </draw:frame>
        <draw:line draw:style-name="gr11" draw:text-style-name="P1" draw:layer="layout" svg:x1="37.748cm" svg:y1="21.06cm" svg:x2="37.748cm" svg:y2="21.314cm">
          <text:p/>
        </draw:line>
        <draw:line draw:style-name="gr42" draw:text-style-name="P1" draw:layer="layout" svg:x1="36.448cm" svg:y1="21.06cm" svg:x2="36.448cm" svg:y2="21.314cm">
          <text:p/>
        </draw:line>
        <draw:line draw:style-name="gr42" draw:text-style-name="P1" draw:layer="layout" svg:x1="37.748cm" svg:y1="21.06cm" svg:x2="37.748cm" svg:y2="21.314cm">
          <text:p/>
        </draw:line>
        <draw:line draw:style-name="gr11" draw:text-style-name="P1" draw:layer="layout" svg:x1="40.299cm" svg:y1="21.06cm" svg:x2="40.299cm" svg:y2="21.314cm">
          <text:p/>
        </draw:line>
        <draw:line draw:style-name="gr42" draw:text-style-name="P1" draw:layer="layout" svg:x1="38.999cm" svg:y1="21.06cm" svg:x2="38.999cm" svg:y2="21.314cm">
          <text:p/>
        </draw:line>
        <draw:frame draw:style-name="gr16" draw:text-style-name="P11" draw:layer="layout" svg:width="3.129cm" svg:height="1.668cm" draw:transform="rotate (1.5707963267949) translate (38.442cm 23.447cm)">
          <draw:text-box>
            <text:p><text:span text:style-name="T6">Z</text:span><text:span text:style-name="T6">T</text:span><text:span text:style-name="T6">1</text:span><text:span text:style-name="T6">2</text:span></text:p>
          </draw:text-box>
        </draw:frame>
        <draw:frame draw:style-name="gr16" draw:text-style-name="P11" draw:layer="layout" svg:width="4.826cm" svg:height="1.668cm" draw:transform="rotate (1.5707963267949) translate (39.742cm 23.447cm)">
          <draw:text-box>
            <text:p><text:span text:style-name="T6">Z</text:span><text:span text:style-name="T6">T</text:span><text:span text:style-name="T6">1</text:span><text:span text:style-name="T6">6</text:span></text:p>
          </draw:text-box>
        </draw:frame>
        <draw:line draw:style-name="gr42" draw:text-style-name="P1" draw:layer="layout" svg:x1="40.288cm" svg:y1="21.06cm" svg:x2="40.288cm" svg:y2="21.314cm">
          <text:p/>
        </draw:line>
        <draw:line draw:style-name="gr42" draw:text-style-name="P1" draw:layer="layout" svg:x1="42.839cm" svg:y1="21.06cm" svg:x2="42.839cm" svg:y2="21.314cm">
          <text:p/>
        </draw:line>
        <draw:line draw:style-name="gr42" draw:text-style-name="P1" draw:layer="layout" svg:x1="41.539cm" svg:y1="21.06cm" svg:x2="41.539cm" svg:y2="21.314cm">
          <text:p/>
        </draw:line>
        <draw:frame draw:style-name="gr16" draw:text-style-name="P11" draw:layer="layout" svg:width="4.826cm" svg:height="1.668cm" draw:transform="rotate (1.5707963267949) translate (41.042cm 23.447cm)">
          <draw:text-box>
            <text:p><text:span text:style-name="T6">Z</text:span><text:span text:style-name="T6">T</text:span><text:span text:style-name="T6">2</text:span><text:span text:style-name="T6">0</text:span></text:p>
          </draw:text-box>
        </draw:frame>
        <draw:frame draw:style-name="gr16" draw:text-style-name="P11" draw:layer="layout" svg:width="4.826cm" svg:height="1.668cm" draw:transform="rotate (1.5707963267949) translate (42.242cm 23.447cm)">
          <draw:text-box>
            <text:p><text:span text:style-name="T6">Z</text:span><text:span text:style-name="T6">T</text:span><text:span text:style-name="T6">0</text:span></text:p>
          </draw:text-box>
        </draw:frame>
        <draw:line draw:style-name="gr38" draw:text-style-name="P1" draw:layer="layout" svg:x1="35.044cm" svg:y1="18.223cm" svg:x2="35.044cm" svg:y2="20.306cm">
          <text:p/>
        </draw:line>
        <draw:line draw:style-name="gr39" draw:text-style-name="P1" draw:layer="layout" svg:x1="34.649cm" svg:y1="18.274cm" svg:x2="34.954cm" svg:y2="18.274cm">
          <text:p/>
        </draw:line>
        <draw:line draw:style-name="gr39" draw:text-style-name="P1" draw:layer="layout" svg:x1="34.65cm" svg:y1="19.274cm" svg:x2="34.955cm" svg:y2="19.274cm">
          <text:p/>
        </draw:line>
        <draw:line draw:style-name="gr39" draw:text-style-name="P1" draw:layer="layout" svg:x1="34.651cm" svg:y1="20.274cm" svg:x2="34.956cm" svg:y2="20.274cm">
          <text:p/>
        </draw:line>
        <draw:custom-shape draw:style-name="gr43" draw:text-style-name="P3" draw:layer="layout" svg:width="0.364cm" svg:height="0.402cm" svg:x="39.552cm" svg:y="19.778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34.69cm" svg:y1="18.274cm" svg:x2="34.995cm" svg:y2="18.274cm">
          <text:p/>
        </draw:line>
        <draw:line draw:style-name="gr39" draw:text-style-name="P1" draw:layer="layout" svg:x1="34.691cm" svg:y1="19.274cm" svg:x2="34.996cm" svg:y2="19.274cm">
          <text:p/>
        </draw:line>
        <draw:line draw:style-name="gr39" draw:text-style-name="P1" draw:layer="layout" svg:x1="34.692cm" svg:y1="20.274cm" svg:x2="34.997cm" svg:y2="20.274cm">
          <text:p/>
        </draw:line>
        <draw:frame draw:style-name="gr45" draw:text-style-name="P11" draw:layer="layout" svg:width="4.826cm" svg:height="2.004cm" draw:transform="rotate (1.5707963267949) translate (31.383cm 21.247cm)">
          <draw:text-box>
            <text:p><text:span text:style-name="T6">I</text:span><text:span text:style-name="T6">r</text:span><text:span text:style-name="T6">r</text:span><text:span text:style-name="T6">a</text:span><text:span text:style-name="T6">d</text:span><text:span text:style-name="T6">i</text:span><text:span text:style-name="T6">a</text:span><text:span text:style-name="T6">n</text:span><text:span text:style-name="T6">c</text:span><text:span text:style-name="T6">e</text:span><text:span text:style-name="T6"> </text:span><text:span text:style-name="T6">(</text:span><text:span text:style-name="T6">m</text:span><text:span text:style-name="T6">E</text:span><text:span text:style-name="T6"> </text:span><text:span text:style-name="T6">m</text:span><text:span text:style-name="T7">-</text:span><text:span text:style-name="T7">2</text:span><text:span text:style-name="T6"> </text:span><text:span text:style-name="T6">s</text:span><text:span text:style-name="T7">-</text:span><text:span text:style-name="T7">1</text:span><text:span text:style-name="T6">)</text:span></text:p>
          </draw:text-box>
        </draw:frame>
        <draw:line draw:style-name="gr39" draw:text-style-name="P1" draw:layer="layout" svg:x1="34.712cm" svg:y1="18.275cm" svg:x2="35.017cm" svg:y2="18.275cm">
          <text:p/>
        </draw:line>
        <draw:line draw:style-name="gr39" draw:text-style-name="P1" draw:layer="layout" svg:x1="34.713cm" svg:y1="19.275cm" svg:x2="35.018cm" svg:y2="19.275cm">
          <text:p/>
        </draw:line>
        <draw:line draw:style-name="gr39" draw:text-style-name="P1" draw:layer="layout" svg:x1="34.714cm" svg:y1="20.275cm" svg:x2="35.019cm" svg:y2="20.275cm">
          <text:p/>
        </draw:line>
        <draw:frame draw:style-name="gr16" draw:text-style-name="P13" draw:layer="layout" svg:width="0.79cm" svg:height="1.668cm" svg:x="34.045cm" svg:y="19.8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33.203cm" svg:y="18.785cm">
          <draw:text-box>
            <text:p><text:span text:style-name="T8">0.75</text:span></text:p>
          </draw:text-box>
        </draw:frame>
        <draw:frame draw:style-name="gr46" draw:text-style-name="P13" draw:layer="layout" svg:width="1.668cm" svg:height="0.954cm" svg:x="33.203cm" svg:y="17.785cm">
          <draw:text-box>
            <text:p><text:span text:style-name="T8">1.50</text:span></text:p>
          </draw:text-box>
        </draw:frame>
        <draw:line draw:style-name="gr42" draw:text-style-name="P1" draw:layer="layout" svg:x1="35.209cm" svg:y1="21.06cm" svg:x2="35.209cm" svg:y2="21.314cm">
          <text:p/>
        </draw:line>
        <draw:custom-shape draw:style-name="gr40" draw:text-style-name="P2" draw:layer="layout" svg:width="2.579cm" svg:height="0.762cm" svg:x="42.769cm" svg:y="20.29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5.06cm" svg:height="0.762cm" svg:x="45.348cm" svg:y="20.29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43.522cm 23.42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44.822cm 23.427cm)">
          <draw:text-box>
            <text:p><text:span text:style-name="T6">ZT8</text:span></text:p>
          </draw:text-box>
        </draw:frame>
        <draw:line draw:style-name="gr11" draw:text-style-name="P1" draw:layer="layout" svg:x1="45.328cm" svg:y1="21.04cm" svg:x2="45.328cm" svg:y2="21.294cm">
          <text:p/>
        </draw:line>
        <draw:line draw:style-name="gr42" draw:text-style-name="P1" draw:layer="layout" svg:x1="44.028cm" svg:y1="21.04cm" svg:x2="44.028cm" svg:y2="21.294cm">
          <text:p/>
        </draw:line>
        <draw:line draw:style-name="gr42" draw:text-style-name="P1" draw:layer="layout" svg:x1="45.328cm" svg:y1="21.04cm" svg:x2="45.328cm" svg:y2="21.294cm">
          <text:p/>
        </draw:line>
        <draw:line draw:style-name="gr11" draw:text-style-name="P1" draw:layer="layout" svg:x1="47.879cm" svg:y1="21.04cm" svg:x2="47.879cm" svg:y2="21.294cm">
          <text:p/>
        </draw:line>
        <draw:line draw:style-name="gr42" draw:text-style-name="P1" draw:layer="layout" svg:x1="46.579cm" svg:y1="21.04cm" svg:x2="46.579cm" svg:y2="21.294cm">
          <text:p/>
        </draw:line>
        <draw:frame draw:style-name="gr16" draw:text-style-name="P11" draw:layer="layout" svg:width="3.129cm" svg:height="1.668cm" draw:transform="rotate (1.5707963267949) translate (46.022cm 23.42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47.322cm 23.427cm)">
          <draw:text-box>
            <text:p><text:span text:style-name="T6">ZT16</text:span></text:p>
          </draw:text-box>
        </draw:frame>
        <draw:line draw:style-name="gr42" draw:text-style-name="P1" draw:layer="layout" svg:x1="47.868cm" svg:y1="21.04cm" svg:x2="47.868cm" svg:y2="21.294cm">
          <text:p/>
        </draw:line>
        <draw:line draw:style-name="gr42" draw:text-style-name="P1" draw:layer="layout" svg:x1="50.419cm" svg:y1="21.04cm" svg:x2="50.419cm" svg:y2="21.294cm">
          <text:p/>
        </draw:line>
        <draw:line draw:style-name="gr42" draw:text-style-name="P1" draw:layer="layout" svg:x1="49.119cm" svg:y1="21.04cm" svg:x2="49.119cm" svg:y2="21.294cm">
          <text:p/>
        </draw:line>
        <draw:frame draw:style-name="gr16" draw:text-style-name="P11" draw:layer="layout" svg:width="4.826cm" svg:height="1.668cm" draw:transform="rotate (1.5707963267949) translate (48.622cm 23.427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49.822cm 23.427cm)">
          <draw:text-box>
            <text:p><text:span text:style-name="T6">ZT0</text:span></text:p>
          </draw:text-box>
        </draw:frame>
        <draw:custom-shape draw:style-name="gr43" draw:text-style-name="P3" draw:layer="layout" svg:width="0.364cm" svg:height="0.402cm" svg:x="47.132cm" svg:y="19.758cm">
          <text:p/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42.789cm" svg:y1="21.04cm" svg:x2="42.789cm" svg:y2="21.294cm">
          <text:p/>
        </draw:line>
        <draw:custom-shape draw:style-name="gr40" draw:text-style-name="P2" draw:layer="layout" svg:width="2.579cm" svg:height="0.762cm" svg:x="50.449cm" svg:y="20.27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5.06cm" svg:height="0.762cm" svg:x="53.028cm" svg:y="20.27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51.202cm 23.40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52.502cm 23.407cm)">
          <draw:text-box>
            <text:p><text:span text:style-name="T6">ZT8</text:span></text:p>
          </draw:text-box>
        </draw:frame>
        <draw:line draw:style-name="gr11" draw:text-style-name="P1" draw:layer="layout" svg:x1="53.008cm" svg:y1="21.02cm" svg:x2="53.008cm" svg:y2="21.274cm">
          <text:p/>
        </draw:line>
        <draw:line draw:style-name="gr42" draw:text-style-name="P1" draw:layer="layout" svg:x1="51.708cm" svg:y1="21.02cm" svg:x2="51.708cm" svg:y2="21.274cm">
          <text:p/>
        </draw:line>
        <draw:line draw:style-name="gr42" draw:text-style-name="P1" draw:layer="layout" svg:x1="53.008cm" svg:y1="21.02cm" svg:x2="53.008cm" svg:y2="21.274cm">
          <text:p/>
        </draw:line>
        <draw:line draw:style-name="gr11" draw:text-style-name="P1" draw:layer="layout" svg:x1="55.559cm" svg:y1="21.02cm" svg:x2="55.559cm" svg:y2="21.274cm">
          <text:p/>
        </draw:line>
        <draw:line draw:style-name="gr42" draw:text-style-name="P1" draw:layer="layout" svg:x1="54.259cm" svg:y1="21.02cm" svg:x2="54.259cm" svg:y2="21.274cm">
          <text:p/>
        </draw:line>
        <draw:frame draw:style-name="gr16" draw:text-style-name="P11" draw:layer="layout" svg:width="3.129cm" svg:height="1.668cm" draw:transform="rotate (1.5707963267949) translate (53.702cm 23.40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55.002cm 23.407cm)">
          <draw:text-box>
            <text:p><text:span text:style-name="T6">ZT16</text:span></text:p>
          </draw:text-box>
        </draw:frame>
        <draw:line draw:style-name="gr42" draw:text-style-name="P1" draw:layer="layout" svg:x1="55.548cm" svg:y1="21.02cm" svg:x2="55.548cm" svg:y2="21.274cm">
          <text:p/>
        </draw:line>
        <draw:line draw:style-name="gr42" draw:text-style-name="P1" draw:layer="layout" svg:x1="58.099cm" svg:y1="21.02cm" svg:x2="58.099cm" svg:y2="21.274cm">
          <text:p/>
        </draw:line>
        <draw:line draw:style-name="gr42" draw:text-style-name="P1" draw:layer="layout" svg:x1="56.799cm" svg:y1="21.02cm" svg:x2="56.799cm" svg:y2="21.274cm">
          <text:p/>
        </draw:line>
        <draw:frame draw:style-name="gr16" draw:text-style-name="P11" draw:layer="layout" svg:width="4.826cm" svg:height="1.668cm" draw:transform="rotate (1.5707963267949) translate (56.302cm 23.407cm)">
          <draw:text-box>
            <text:p><text:span text:style-name="T6">ZT20</text:span></text:p>
          </draw:text-box>
        </draw:frame>
        <draw:frame draw:style-name="gr16" draw:text-style-name="P22" draw:layer="layout" svg:width="4.826cm" svg:height="1.668cm" draw:transform="rotate (1.5707963267949) translate (57.502cm 23.407cm)">
          <draw:text-box>
            <text:p text:style-name="P21"><text:span text:style-name="T12">ZT0</text:span></text:p>
          </draw:text-box>
        </draw:frame>
        <draw:custom-shape draw:style-name="gr43" draw:text-style-name="P3" draw:layer="layout" svg:width="0.364cm" svg:height="0.402cm" svg:x="54.812cm" svg:y="19.738cm">
          <text:p/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50.469cm" svg:y1="21.02cm" svg:x2="50.469cm" svg:y2="21.274cm">
          <text:p/>
        </draw:line>
        <draw:custom-shape draw:style-name="gr40" draw:text-style-name="P2" draw:layer="layout" svg:width="2.579cm" svg:height="0.762cm" svg:x="58.129cm" svg:y="20.25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4" draw:layer="layout" svg:width="5.06cm" svg:height="0.762cm" svg:x="60.708cm" svg:y="20.258cm">
          <text:p/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4.826cm" svg:height="1.668cm" draw:transform="rotate (1.5707963267949) translate (58.882cm 23.387cm)">
          <draw:text-box>
            <text:p text:style-name="P21"><text:span text:style-name="T12">ZT4</text:span></text:p>
          </draw:text-box>
        </draw:frame>
        <draw:frame draw:style-name="gr16" draw:text-style-name="P22" draw:layer="layout" svg:width="4.826cm" svg:height="1.668cm" draw:transform="rotate (1.5707963267949) translate (60.182cm 23.387cm)">
          <draw:text-box>
            <text:p text:style-name="P21"><text:span text:style-name="T12">ZT8</text:span></text:p>
          </draw:text-box>
        </draw:frame>
        <draw:line draw:style-name="gr11" draw:text-style-name="P1" draw:layer="layout" svg:x1="60.688cm" svg:y1="21cm" svg:x2="60.688cm" svg:y2="21.254cm">
          <text:p/>
        </draw:line>
        <draw:line draw:style-name="gr42" draw:text-style-name="P1" draw:layer="layout" svg:x1="59.388cm" svg:y1="21cm" svg:x2="59.388cm" svg:y2="21.254cm">
          <text:p/>
        </draw:line>
        <draw:line draw:style-name="gr42" draw:text-style-name="P1" draw:layer="layout" svg:x1="60.688cm" svg:y1="21cm" svg:x2="60.688cm" svg:y2="21.254cm">
          <text:p/>
        </draw:line>
        <draw:line draw:style-name="gr11" draw:text-style-name="P1" draw:layer="layout" svg:x1="63.239cm" svg:y1="21cm" svg:x2="63.239cm" svg:y2="21.254cm">
          <text:p/>
        </draw:line>
        <draw:line draw:style-name="gr42" draw:text-style-name="P1" draw:layer="layout" svg:x1="61.939cm" svg:y1="21cm" svg:x2="61.939cm" svg:y2="21.254cm">
          <text:p/>
        </draw:line>
        <draw:frame draw:style-name="gr16" draw:text-style-name="P22" draw:layer="layout" svg:width="3.129cm" svg:height="1.668cm" draw:transform="rotate (1.5707963267949) translate (61.382cm 23.387cm)">
          <draw:text-box>
            <text:p text:style-name="P21"><text:span text:style-name="T12">ZT12</text:span></text:p>
          </draw:text-box>
        </draw:frame>
        <draw:frame draw:style-name="gr16" draw:text-style-name="P22" draw:layer="layout" svg:width="2.813cm" svg:height="1.668cm" draw:transform="rotate (1.5707963267949) translate (62.682cm 23.387cm)">
          <draw:text-box>
            <text:p text:style-name="P21"><text:span text:style-name="T12">ZT16</text:span></text:p>
          </draw:text-box>
        </draw:frame>
        <draw:line draw:style-name="gr42" draw:text-style-name="P1" draw:layer="layout" svg:x1="63.228cm" svg:y1="21cm" svg:x2="63.228cm" svg:y2="21.254cm">
          <text:p/>
        </draw:line>
        <draw:line draw:style-name="gr42" draw:text-style-name="P1" draw:layer="layout" svg:x1="65.779cm" svg:y1="21cm" svg:x2="65.779cm" svg:y2="21.254cm">
          <text:p/>
        </draw:line>
        <draw:line draw:style-name="gr42" draw:text-style-name="P1" draw:layer="layout" svg:x1="64.479cm" svg:y1="21cm" svg:x2="64.479cm" svg:y2="21.254cm">
          <text:p/>
        </draw:line>
        <draw:frame draw:style-name="gr16" draw:text-style-name="P22" draw:layer="layout" svg:width="3.129cm" svg:height="1.668cm" draw:transform="rotate (1.5707963267949) translate (63.982cm 23.387cm)">
          <draw:text-box>
            <text:p text:style-name="P21"><text:span text:style-name="T12">ZT20</text:span></text:p>
          </draw:text-box>
        </draw:frame>
        <draw:frame draw:style-name="gr16" draw:text-style-name="P11" draw:layer="layout" svg:width="4.826cm" svg:height="1.668cm" draw:transform="rotate (1.5707963267949) translate (65.182cm 23.387cm)">
          <draw:text-box>
            <text:p><text:span text:style-name="T6">ZT0</text:span></text:p>
          </draw:text-box>
        </draw:frame>
        <draw:custom-shape draw:style-name="gr43" draw:text-style-name="P3" draw:layer="layout" svg:width="0.364cm" svg:height="0.402cm" svg:x="62.492cm" svg:y="19.718cm">
          <text:p/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58.149cm" svg:y1="21cm" svg:x2="58.149cm" svg:y2="21.254cm">
          <text:p/>
        </draw:line>
        <draw:custom-shape draw:style-name="gr40" draw:text-style-name="P2" draw:layer="layout" svg:width="2.579cm" svg:height="0.762cm" svg:x="65.709cm" svg:y="20.23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4" draw:layer="layout" svg:width="5.06cm" svg:height="0.762cm" svg:x="68.288cm" svg:y="20.23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66.462cm 23.367cm)">
          <draw:text-box>
            <text:p><text:span text:style-name="T6">ZT4</text:span></text:p>
          </draw:text-box>
        </draw:frame>
        <draw:frame draw:style-name="gr16" draw:text-style-name="P11" draw:layer="layout" svg:width="2.793cm" svg:height="1.668cm" draw:transform="rotate (1.5707963267949) translate (67.762cm 23.367cm)">
          <draw:text-box>
            <text:p><text:span text:style-name="T6">ZT8</text:span></text:p>
          </draw:text-box>
        </draw:frame>
        <draw:line draw:style-name="gr11" draw:text-style-name="P1" draw:layer="layout" svg:x1="68.268cm" svg:y1="20.98cm" svg:x2="68.268cm" svg:y2="21.234cm">
          <text:p/>
        </draw:line>
        <draw:line draw:style-name="gr42" draw:text-style-name="P1" draw:layer="layout" svg:x1="66.968cm" svg:y1="20.98cm" svg:x2="66.968cm" svg:y2="21.234cm">
          <text:p/>
        </draw:line>
        <draw:line draw:style-name="gr42" draw:text-style-name="P1" draw:layer="layout" svg:x1="68.268cm" svg:y1="20.98cm" svg:x2="68.268cm" svg:y2="21.234cm">
          <text:p/>
        </draw:line>
        <draw:line draw:style-name="gr11" draw:text-style-name="P1" draw:layer="layout" svg:x1="70.819cm" svg:y1="20.98cm" svg:x2="70.819cm" svg:y2="21.234cm">
          <text:p/>
        </draw:line>
        <draw:line draw:style-name="gr42" draw:text-style-name="P1" draw:layer="layout" svg:x1="69.519cm" svg:y1="20.98cm" svg:x2="69.519cm" svg:y2="21.234cm">
          <text:p/>
        </draw:line>
        <draw:frame draw:style-name="gr16" draw:text-style-name="P11" draw:layer="layout" svg:width="2.793cm" svg:height="1.668cm" draw:transform="rotate (1.5707963267949) translate (68.962cm 23.36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70.262cm 23.367cm)">
          <draw:text-box>
            <text:p><text:span text:style-name="T6">ZT16</text:span></text:p>
          </draw:text-box>
        </draw:frame>
        <draw:line draw:style-name="gr42" draw:text-style-name="P1" draw:layer="layout" svg:x1="70.808cm" svg:y1="20.98cm" svg:x2="70.808cm" svg:y2="21.234cm">
          <text:p/>
        </draw:line>
        <draw:line draw:style-name="gr42" draw:text-style-name="P1" draw:layer="layout" svg:x1="73.359cm" svg:y1="20.98cm" svg:x2="73.359cm" svg:y2="21.234cm">
          <text:p/>
        </draw:line>
        <draw:line draw:style-name="gr42" draw:text-style-name="P1" draw:layer="layout" svg:x1="72.059cm" svg:y1="20.98cm" svg:x2="72.059cm" svg:y2="21.234cm">
          <text:p/>
        </draw:line>
        <draw:frame draw:style-name="gr16" draw:text-style-name="P11" draw:layer="layout" svg:width="4.826cm" svg:height="1.668cm" draw:transform="rotate (1.5707963267949) translate (71.562cm 23.367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72.762cm 23.367cm)">
          <draw:text-box>
            <text:p><text:span text:style-name="T6">ZT0</text:span></text:p>
          </draw:text-box>
        </draw:frame>
        <draw:custom-shape draw:style-name="gr43" draw:text-style-name="P3" draw:layer="layout" svg:width="0.364cm" svg:height="0.402cm" svg:x="70.072cm" svg:y="19.698cm">
          <text:p/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65.729cm" svg:y1="20.98cm" svg:x2="65.729cm" svg:y2="21.234cm">
          <text:p/>
        </draw:line>
        <draw:custom-shape draw:style-name="gr40" draw:text-style-name="P2" draw:layer="layout" svg:width="2.579cm" svg:height="0.762cm" svg:x="73.389cm" svg:y="20.21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4" draw:layer="layout" svg:width="5.06cm" svg:height="0.762cm" svg:x="75.968cm" svg:y="20.21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74.142cm 23.34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75.442cm 23.347cm)">
          <draw:text-box>
            <text:p><text:span text:style-name="T6">ZT8</text:span></text:p>
          </draw:text-box>
        </draw:frame>
        <draw:line draw:style-name="gr11" draw:text-style-name="P1" draw:layer="layout" svg:x1="75.948cm" svg:y1="20.96cm" svg:x2="75.948cm" svg:y2="21.214cm">
          <text:p/>
        </draw:line>
        <draw:line draw:style-name="gr42" draw:text-style-name="P1" draw:layer="layout" svg:x1="74.648cm" svg:y1="20.96cm" svg:x2="74.648cm" svg:y2="21.214cm">
          <text:p/>
        </draw:line>
        <draw:line draw:style-name="gr42" draw:text-style-name="P1" draw:layer="layout" svg:x1="75.948cm" svg:y1="20.96cm" svg:x2="75.948cm" svg:y2="21.214cm">
          <text:p/>
        </draw:line>
        <draw:line draw:style-name="gr11" draw:text-style-name="P1" draw:layer="layout" svg:x1="78.499cm" svg:y1="20.96cm" svg:x2="78.499cm" svg:y2="21.214cm">
          <text:p/>
        </draw:line>
        <draw:line draw:style-name="gr42" draw:text-style-name="P1" draw:layer="layout" svg:x1="77.199cm" svg:y1="20.96cm" svg:x2="77.199cm" svg:y2="21.214cm">
          <text:p/>
        </draw:line>
        <draw:frame draw:style-name="gr16" draw:text-style-name="P11" draw:layer="layout" svg:width="3.129cm" svg:height="1.668cm" draw:transform="rotate (1.5707963267949) translate (76.642cm 23.347cm)">
          <draw:text-box>
            <text:p><text:span text:style-name="T6">ZT12</text:span></text:p>
          </draw:text-box>
        </draw:frame>
        <draw:frame draw:style-name="gr16" draw:text-style-name="P11" draw:layer="layout" svg:width="2.773cm" svg:height="1.668cm" draw:transform="rotate (1.5707963267949) translate (77.942cm 23.347cm)">
          <draw:text-box>
            <text:p><text:span text:style-name="T6">ZT16</text:span></text:p>
          </draw:text-box>
        </draw:frame>
        <draw:line draw:style-name="gr42" draw:text-style-name="P1" draw:layer="layout" svg:x1="78.488cm" svg:y1="20.96cm" svg:x2="78.488cm" svg:y2="21.214cm">
          <text:p/>
        </draw:line>
        <draw:line draw:style-name="gr42" draw:text-style-name="P1" draw:layer="layout" svg:x1="81.039cm" svg:y1="20.96cm" svg:x2="81.039cm" svg:y2="21.214cm">
          <text:p/>
        </draw:line>
        <draw:line draw:style-name="gr42" draw:text-style-name="P1" draw:layer="layout" svg:x1="79.739cm" svg:y1="20.96cm" svg:x2="79.739cm" svg:y2="21.214cm">
          <text:p/>
        </draw:line>
        <draw:frame draw:style-name="gr16" draw:text-style-name="P11" draw:layer="layout" svg:width="4.826cm" svg:height="1.668cm" draw:transform="rotate (1.5707963267949) translate (79.242cm 23.347cm)">
          <draw:text-box>
            <text:p><text:span text:style-name="T6">ZT20</text:span></text:p>
          </draw:text-box>
        </draw:frame>
        <draw:custom-shape draw:style-name="gr43" draw:text-style-name="P3" draw:layer="layout" svg:width="0.364cm" svg:height="0.402cm" svg:x="77.752cm" svg:y="19.678cm">
          <text:p/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73.409cm" svg:y1="20.96cm" svg:x2="73.409cm" svg:y2="21.214cm">
          <text:p/>
        </draw:line>
        <draw:line draw:style-name="gr104" draw:text-style-name="P1" draw:layer="layout" svg:x1="59.396cm" svg:y1="18.202cm" svg:x2="81.162cm" svg:y2="18.188cm">
          <text:p/>
        </draw:line>
        <draw:custom-shape draw:style-name="gr105" draw:text-style-name="P2" draw:layer="layout" svg:width="3.353cm" svg:height="1.854cm" svg:x="59.296cm" svg:y="18.30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cm" svg:height="3.747cm" svg:x="48.975cm" svg:y="25.012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41.275cm" svg:y="25.011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33.675cm" svg:y="25.01cm">
          <draw:image xlink:href="Pictures/10000000000002A4000001AE59BF7B3FAD5784C1.png" xlink:type="simple" xlink:show="embed" xlink:actuate="onLoad" loext:mime-type="image/png">
            <text:p/>
          </draw:image>
        </draw:frame>
        <draw:custom-shape draw:style-name="gr40" draw:text-style-name="P2" draw:layer="layout" svg:width="2.579cm" svg:height="0.762cm" svg:x="35.19cm" svg:y="27.81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5.06cm" svg:height="0.762cm" svg:x="37.769cm" svg:y="27.81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34.743cm 30.947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35.943cm 30.94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37.243cm 30.947cm)">
          <draw:text-box>
            <text:p><text:span text:style-name="T6">ZT8</text:span></text:p>
          </draw:text-box>
        </draw:frame>
        <draw:line draw:style-name="gr11" draw:text-style-name="P1" draw:layer="layout" svg:x1="37.749cm" svg:y1="28.56cm" svg:x2="37.749cm" svg:y2="28.814cm">
          <text:p/>
        </draw:line>
        <draw:line draw:style-name="gr42" draw:text-style-name="P1" draw:layer="layout" svg:x1="36.449cm" svg:y1="28.56cm" svg:x2="36.449cm" svg:y2="28.814cm">
          <text:p/>
        </draw:line>
        <draw:line draw:style-name="gr42" draw:text-style-name="P1" draw:layer="layout" svg:x1="37.749cm" svg:y1="28.56cm" svg:x2="37.749cm" svg:y2="28.814cm">
          <text:p/>
        </draw:line>
        <draw:line draw:style-name="gr11" draw:text-style-name="P1" draw:layer="layout" svg:x1="40.3cm" svg:y1="28.56cm" svg:x2="40.3cm" svg:y2="28.814cm">
          <text:p/>
        </draw:line>
        <draw:line draw:style-name="gr42" draw:text-style-name="P1" draw:layer="layout" svg:x1="39cm" svg:y1="28.56cm" svg:x2="39cm" svg:y2="28.814cm">
          <text:p/>
        </draw:line>
        <draw:frame draw:style-name="gr16" draw:text-style-name="P11" draw:layer="layout" svg:width="3.129cm" svg:height="1.668cm" draw:transform="rotate (1.5707963267949) translate (38.443cm 30.94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39.743cm 30.947cm)">
          <draw:text-box>
            <text:p><text:span text:style-name="T6">ZT</text:span><text:span text:style-name="T6">16</text:span></text:p>
          </draw:text-box>
        </draw:frame>
        <draw:line draw:style-name="gr42" draw:text-style-name="P1" draw:layer="layout" svg:x1="40.289cm" svg:y1="28.56cm" svg:x2="40.289cm" svg:y2="28.814cm">
          <text:p/>
        </draw:line>
        <draw:line draw:style-name="gr42" draw:text-style-name="P1" draw:layer="layout" svg:x1="42.84cm" svg:y1="28.56cm" svg:x2="42.84cm" svg:y2="28.814cm">
          <text:p/>
        </draw:line>
        <draw:line draw:style-name="gr42" draw:text-style-name="P1" draw:layer="layout" svg:x1="41.54cm" svg:y1="28.56cm" svg:x2="41.54cm" svg:y2="28.814cm">
          <text:p/>
        </draw:line>
        <draw:frame draw:style-name="gr16" draw:text-style-name="P11" draw:layer="layout" svg:width="4.826cm" svg:height="1.668cm" draw:transform="rotate (1.5707963267949) translate (41.043cm 30.947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42.243cm 30.947cm)">
          <draw:text-box>
            <text:p><text:span text:style-name="T6">ZT0</text:span></text:p>
          </draw:text-box>
        </draw:frame>
        <draw:line draw:style-name="gr38" draw:text-style-name="P1" draw:layer="layout" svg:x1="35.045cm" svg:y1="25.723cm" svg:x2="35.045cm" svg:y2="27.806cm">
          <text:p/>
        </draw:line>
        <draw:line draw:style-name="gr39" draw:text-style-name="P1" draw:layer="layout" svg:x1="34.65cm" svg:y1="25.774cm" svg:x2="34.955cm" svg:y2="25.774cm">
          <text:p/>
        </draw:line>
        <draw:line draw:style-name="gr39" draw:text-style-name="P1" draw:layer="layout" svg:x1="34.651cm" svg:y1="26.774cm" svg:x2="34.956cm" svg:y2="26.774cm">
          <text:p/>
        </draw:line>
        <draw:line draw:style-name="gr39" draw:text-style-name="P1" draw:layer="layout" svg:x1="34.652cm" svg:y1="27.774cm" svg:x2="34.957cm" svg:y2="27.774cm">
          <text:p/>
        </draw:line>
        <draw:custom-shape draw:style-name="gr43" draw:text-style-name="P3" draw:layer="layout" svg:width="0.364cm" svg:height="0.402cm" svg:x="39.553cm" svg:y="27.278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34.691cm" svg:y1="25.774cm" svg:x2="34.996cm" svg:y2="25.774cm">
          <text:p/>
        </draw:line>
        <draw:line draw:style-name="gr39" draw:text-style-name="P1" draw:layer="layout" svg:x1="34.692cm" svg:y1="26.774cm" svg:x2="34.997cm" svg:y2="26.774cm">
          <text:p/>
        </draw:line>
        <draw:line draw:style-name="gr39" draw:text-style-name="P1" draw:layer="layout" svg:x1="34.693cm" svg:y1="27.774cm" svg:x2="34.998cm" svg:y2="27.774cm">
          <text:p/>
        </draw:line>
        <draw:frame draw:style-name="gr45" draw:text-style-name="P11" draw:layer="layout" svg:width="4.826cm" svg:height="2.004cm" draw:transform="rotate (1.5707963267949) translate (31.384cm 28.747cm)">
          <draw:text-box>
            <text:p><text:span text:style-name="T6">Irradiance </text:span><text:span text:style-name="T6">(mE m</text:span><text:span text:style-name="T7">-2</text:span><text:span text:style-name="T6"> s</text:span><text:span text:style-name="T7">-1</text:span><text:span text:style-name="T6">)</text:span></text:p>
          </draw:text-box>
        </draw:frame>
        <draw:line draw:style-name="gr39" draw:text-style-name="P1" draw:layer="layout" svg:x1="34.713cm" svg:y1="25.775cm" svg:x2="35.018cm" svg:y2="25.775cm">
          <text:p/>
        </draw:line>
        <draw:line draw:style-name="gr39" draw:text-style-name="P1" draw:layer="layout" svg:x1="34.714cm" svg:y1="26.775cm" svg:x2="35.019cm" svg:y2="26.775cm">
          <text:p/>
        </draw:line>
        <draw:line draw:style-name="gr39" draw:text-style-name="P1" draw:layer="layout" svg:x1="34.715cm" svg:y1="27.775cm" svg:x2="35.02cm" svg:y2="27.775cm">
          <text:p/>
        </draw:line>
        <draw:frame draw:style-name="gr16" draw:text-style-name="P13" draw:layer="layout" svg:width="0.79cm" svg:height="1.668cm" svg:x="34.046cm" svg:y="27.3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33.204cm" svg:y="26.285cm">
          <draw:text-box>
            <text:p><text:span text:style-name="T8">0.75</text:span></text:p>
          </draw:text-box>
        </draw:frame>
        <draw:frame draw:style-name="gr46" draw:text-style-name="P13" draw:layer="layout" svg:width="1.668cm" svg:height="0.954cm" svg:x="33.204cm" svg:y="25.285cm">
          <draw:text-box>
            <text:p><text:span text:style-name="T8">1.50</text:span></text:p>
          </draw:text-box>
        </draw:frame>
        <draw:line draw:style-name="gr42" draw:text-style-name="P1" draw:layer="layout" svg:x1="35.21cm" svg:y1="28.56cm" svg:x2="35.21cm" svg:y2="28.814cm">
          <text:p/>
        </draw:line>
        <draw:custom-shape draw:style-name="gr40" draw:text-style-name="P2" draw:layer="layout" svg:width="2.579cm" svg:height="0.762cm" svg:x="42.77cm" svg:y="27.79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5.06cm" svg:height="0.762cm" svg:x="45.349cm" svg:y="27.79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43.523cm 30.92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44.823cm 30.927cm)">
          <draw:text-box>
            <text:p><text:span text:style-name="T6">ZT8</text:span></text:p>
          </draw:text-box>
        </draw:frame>
        <draw:line draw:style-name="gr11" draw:text-style-name="P1" draw:layer="layout" svg:x1="45.329cm" svg:y1="28.54cm" svg:x2="45.329cm" svg:y2="28.794cm">
          <text:p/>
        </draw:line>
        <draw:line draw:style-name="gr42" draw:text-style-name="P1" draw:layer="layout" svg:x1="44.029cm" svg:y1="28.54cm" svg:x2="44.029cm" svg:y2="28.794cm">
          <text:p/>
        </draw:line>
        <draw:line draw:style-name="gr42" draw:text-style-name="P1" draw:layer="layout" svg:x1="45.329cm" svg:y1="28.54cm" svg:x2="45.329cm" svg:y2="28.794cm">
          <text:p/>
        </draw:line>
        <draw:line draw:style-name="gr11" draw:text-style-name="P1" draw:layer="layout" svg:x1="47.88cm" svg:y1="28.54cm" svg:x2="47.88cm" svg:y2="28.794cm">
          <text:p/>
        </draw:line>
        <draw:line draw:style-name="gr42" draw:text-style-name="P1" draw:layer="layout" svg:x1="46.58cm" svg:y1="28.54cm" svg:x2="46.58cm" svg:y2="28.794cm">
          <text:p/>
        </draw:line>
        <draw:frame draw:style-name="gr16" draw:text-style-name="P11" draw:layer="layout" svg:width="3.129cm" svg:height="1.668cm" draw:transform="rotate (1.5707963267949) translate (46.023cm 30.92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47.323cm 30.927cm)">
          <draw:text-box>
            <text:p><text:span text:style-name="T6">ZT16</text:span></text:p>
          </draw:text-box>
        </draw:frame>
        <draw:line draw:style-name="gr42" draw:text-style-name="P1" draw:layer="layout" svg:x1="47.869cm" svg:y1="28.54cm" svg:x2="47.869cm" svg:y2="28.794cm">
          <text:p/>
        </draw:line>
        <draw:line draw:style-name="gr42" draw:text-style-name="P1" draw:layer="layout" svg:x1="50.42cm" svg:y1="28.54cm" svg:x2="50.42cm" svg:y2="28.794cm">
          <text:p/>
        </draw:line>
        <draw:line draw:style-name="gr42" draw:text-style-name="P1" draw:layer="layout" svg:x1="49.12cm" svg:y1="28.54cm" svg:x2="49.12cm" svg:y2="28.794cm">
          <text:p/>
        </draw:line>
        <draw:frame draw:style-name="gr16" draw:text-style-name="P11" draw:layer="layout" svg:width="4.826cm" svg:height="1.668cm" draw:transform="rotate (1.5707963267949) translate (48.623cm 30.927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49.823cm 30.927cm)">
          <draw:text-box>
            <text:p><text:span text:style-name="T6">ZT0</text:span></text:p>
          </draw:text-box>
        </draw:frame>
        <draw:custom-shape draw:style-name="gr43" draw:text-style-name="P3" draw:layer="layout" svg:width="0.364cm" svg:height="0.402cm" svg:x="47.133cm" svg:y="27.258cm">
          <text:p/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42.79cm" svg:y1="28.54cm" svg:x2="42.79cm" svg:y2="28.794cm">
          <text:p/>
        </draw:line>
        <draw:custom-shape draw:style-name="gr40" draw:text-style-name="P2" draw:layer="layout" svg:width="2.579cm" svg:height="0.762cm" svg:x="50.45cm" svg:y="27.77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5.06cm" svg:height="0.762cm" svg:x="53.029cm" svg:y="27.77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51.203cm 30.90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52.503cm 30.907cm)">
          <draw:text-box>
            <text:p><text:span text:style-name="T6">ZT8</text:span></text:p>
          </draw:text-box>
        </draw:frame>
        <draw:line draw:style-name="gr11" draw:text-style-name="P1" draw:layer="layout" svg:x1="53.009cm" svg:y1="28.52cm" svg:x2="53.009cm" svg:y2="28.774cm">
          <text:p/>
        </draw:line>
        <draw:line draw:style-name="gr42" draw:text-style-name="P1" draw:layer="layout" svg:x1="51.709cm" svg:y1="28.52cm" svg:x2="51.709cm" svg:y2="28.774cm">
          <text:p/>
        </draw:line>
        <draw:line draw:style-name="gr42" draw:text-style-name="P1" draw:layer="layout" svg:x1="53.009cm" svg:y1="28.52cm" svg:x2="53.009cm" svg:y2="28.774cm">
          <text:p/>
        </draw:line>
        <draw:line draw:style-name="gr11" draw:text-style-name="P1" draw:layer="layout" svg:x1="55.56cm" svg:y1="28.52cm" svg:x2="55.56cm" svg:y2="28.774cm">
          <text:p/>
        </draw:line>
        <draw:line draw:style-name="gr42" draw:text-style-name="P1" draw:layer="layout" svg:x1="54.26cm" svg:y1="28.52cm" svg:x2="54.26cm" svg:y2="28.774cm">
          <text:p/>
        </draw:line>
        <draw:frame draw:style-name="gr16" draw:text-style-name="P11" draw:layer="layout" svg:width="3.129cm" svg:height="1.668cm" draw:transform="rotate (1.5707963267949) translate (53.703cm 30.90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55.003cm 30.907cm)">
          <draw:text-box>
            <text:p><text:span text:style-name="T6">ZT16</text:span></text:p>
          </draw:text-box>
        </draw:frame>
        <draw:line draw:style-name="gr42" draw:text-style-name="P1" draw:layer="layout" svg:x1="55.549cm" svg:y1="28.52cm" svg:x2="55.549cm" svg:y2="28.774cm">
          <text:p/>
        </draw:line>
        <draw:line draw:style-name="gr42" draw:text-style-name="P1" draw:layer="layout" svg:x1="58.1cm" svg:y1="28.52cm" svg:x2="58.1cm" svg:y2="28.774cm">
          <text:p/>
        </draw:line>
        <draw:line draw:style-name="gr42" draw:text-style-name="P1" draw:layer="layout" svg:x1="56.8cm" svg:y1="28.52cm" svg:x2="56.8cm" svg:y2="28.774cm">
          <text:p/>
        </draw:line>
        <draw:frame draw:style-name="gr16" draw:text-style-name="P11" draw:layer="layout" svg:width="4.826cm" svg:height="1.668cm" draw:transform="rotate (1.5707963267949) translate (56.303cm 30.907cm)">
          <draw:text-box>
            <text:p><text:span text:style-name="T6">ZT20</text:span></text:p>
          </draw:text-box>
        </draw:frame>
        <draw:frame draw:style-name="gr16" draw:text-style-name="P22" draw:layer="layout" svg:width="4.826cm" svg:height="1.668cm" draw:transform="rotate (1.5707963267949) translate (57.503cm 30.907cm)">
          <draw:text-box>
            <text:p text:style-name="P21"><text:span text:style-name="T12">ZT0</text:span></text:p>
          </draw:text-box>
        </draw:frame>
        <draw:custom-shape draw:style-name="gr43" draw:text-style-name="P3" draw:layer="layout" svg:width="0.364cm" svg:height="0.402cm" svg:x="54.813cm" svg:y="27.238cm">
          <text:p/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50.47cm" svg:y1="28.52cm" svg:x2="50.47cm" svg:y2="28.774cm">
          <text:p/>
        </draw:line>
        <draw:custom-shape draw:style-name="gr106" draw:text-style-name="P25" draw:layer="layout" svg:width="2.579cm" svg:height="0.762cm" svg:x="58.13cm" svg:y="27.758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6" draw:layer="layout" svg:width="5.06cm" svg:height="0.762cm" svg:x="60.709cm" svg:y="27.758cm">
          <text:p/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4.826cm" svg:height="1.668cm" draw:transform="rotate (1.5707963267949) translate (58.883cm 30.887cm)">
          <draw:text-box>
            <text:p text:style-name="P21"><text:span text:style-name="T12">ZT4</text:span></text:p>
          </draw:text-box>
        </draw:frame>
        <draw:frame draw:style-name="gr16" draw:text-style-name="P22" draw:layer="layout" svg:width="4.826cm" svg:height="1.668cm" draw:transform="rotate (1.5707963267949) translate (60.183cm 30.887cm)">
          <draw:text-box>
            <text:p text:style-name="P21"><text:span text:style-name="T12">ZT8</text:span></text:p>
          </draw:text-box>
        </draw:frame>
        <draw:line draw:style-name="gr11" draw:text-style-name="P1" draw:layer="layout" svg:x1="60.689cm" svg:y1="28.5cm" svg:x2="60.689cm" svg:y2="28.754cm">
          <text:p/>
        </draw:line>
        <draw:line draw:style-name="gr42" draw:text-style-name="P1" draw:layer="layout" svg:x1="59.389cm" svg:y1="28.5cm" svg:x2="59.389cm" svg:y2="28.754cm">
          <text:p/>
        </draw:line>
        <draw:line draw:style-name="gr42" draw:text-style-name="P1" draw:layer="layout" svg:x1="60.689cm" svg:y1="28.5cm" svg:x2="60.689cm" svg:y2="28.754cm">
          <text:p/>
        </draw:line>
        <draw:line draw:style-name="gr11" draw:text-style-name="P1" draw:layer="layout" svg:x1="63.24cm" svg:y1="28.5cm" svg:x2="63.24cm" svg:y2="28.754cm">
          <text:p/>
        </draw:line>
        <draw:line draw:style-name="gr42" draw:text-style-name="P1" draw:layer="layout" svg:x1="61.94cm" svg:y1="28.5cm" svg:x2="61.94cm" svg:y2="28.754cm">
          <text:p/>
        </draw:line>
        <draw:frame draw:style-name="gr16" draw:text-style-name="P22" draw:layer="layout" svg:width="3.129cm" svg:height="1.668cm" draw:transform="rotate (1.5707963267949) translate (61.383cm 30.887cm)">
          <draw:text-box>
            <text:p text:style-name="P21"><text:span text:style-name="T12">ZT12</text:span></text:p>
          </draw:text-box>
        </draw:frame>
        <draw:frame draw:style-name="gr16" draw:text-style-name="P22" draw:layer="layout" svg:width="2.813cm" svg:height="1.668cm" draw:transform="rotate (1.5707963267949) translate (62.683cm 30.887cm)">
          <draw:text-box>
            <text:p text:style-name="P21"><text:span text:style-name="T12">ZT16</text:span></text:p>
          </draw:text-box>
        </draw:frame>
        <draw:line draw:style-name="gr42" draw:text-style-name="P1" draw:layer="layout" svg:x1="63.229cm" svg:y1="28.5cm" svg:x2="63.229cm" svg:y2="28.754cm">
          <text:p/>
        </draw:line>
        <draw:line draw:style-name="gr42" draw:text-style-name="P1" draw:layer="layout" svg:x1="65.78cm" svg:y1="28.5cm" svg:x2="65.78cm" svg:y2="28.754cm">
          <text:p/>
        </draw:line>
        <draw:line draw:style-name="gr42" draw:text-style-name="P1" draw:layer="layout" svg:x1="64.48cm" svg:y1="28.5cm" svg:x2="64.48cm" svg:y2="28.754cm">
          <text:p/>
        </draw:line>
        <draw:frame draw:style-name="gr16" draw:text-style-name="P22" draw:layer="layout" svg:width="3.129cm" svg:height="1.668cm" draw:transform="rotate (1.5707963267949) translate (63.983cm 30.887cm)">
          <draw:text-box>
            <text:p text:style-name="P21"><text:span text:style-name="T12">ZT20</text:span></text:p>
          </draw:text-box>
        </draw:frame>
        <draw:frame draw:style-name="gr16" draw:text-style-name="P11" draw:layer="layout" svg:width="4.826cm" svg:height="1.668cm" draw:transform="rotate (1.5707963267949) translate (65.183cm 30.887cm)">
          <draw:text-box>
            <text:p><text:span text:style-name="T6">ZT0</text:span></text:p>
          </draw:text-box>
        </draw:frame>
        <draw:custom-shape draw:style-name="gr43" draw:text-style-name="P3" draw:layer="layout" svg:width="0.364cm" svg:height="0.402cm" svg:x="62.493cm" svg:y="27.218cm">
          <text:p/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58.15cm" svg:y1="28.5cm" svg:x2="58.15cm" svg:y2="28.754cm">
          <text:p/>
        </draw:line>
        <draw:custom-shape draw:style-name="gr106" draw:text-style-name="P25" draw:layer="layout" svg:width="2.579cm" svg:height="0.762cm" svg:x="65.71cm" svg:y="27.738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6" draw:layer="layout" svg:width="5.06cm" svg:height="0.762cm" svg:x="68.289cm" svg:y="27.73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66.463cm 30.867cm)">
          <draw:text-box>
            <text:p><text:span text:style-name="T6">ZT4</text:span></text:p>
          </draw:text-box>
        </draw:frame>
        <draw:frame draw:style-name="gr16" draw:text-style-name="P11" draw:layer="layout" svg:width="2.793cm" svg:height="1.668cm" draw:transform="rotate (1.5707963267949) translate (67.763cm 30.867cm)">
          <draw:text-box>
            <text:p><text:span text:style-name="T6">ZT8</text:span></text:p>
          </draw:text-box>
        </draw:frame>
        <draw:line draw:style-name="gr11" draw:text-style-name="P1" draw:layer="layout" svg:x1="68.269cm" svg:y1="28.48cm" svg:x2="68.269cm" svg:y2="28.734cm">
          <text:p/>
        </draw:line>
        <draw:line draw:style-name="gr42" draw:text-style-name="P1" draw:layer="layout" svg:x1="66.969cm" svg:y1="28.48cm" svg:x2="66.969cm" svg:y2="28.734cm">
          <text:p/>
        </draw:line>
        <draw:line draw:style-name="gr42" draw:text-style-name="P1" draw:layer="layout" svg:x1="68.269cm" svg:y1="28.48cm" svg:x2="68.269cm" svg:y2="28.734cm">
          <text:p/>
        </draw:line>
        <draw:line draw:style-name="gr11" draw:text-style-name="P1" draw:layer="layout" svg:x1="70.82cm" svg:y1="28.48cm" svg:x2="70.82cm" svg:y2="28.734cm">
          <text:p/>
        </draw:line>
        <draw:line draw:style-name="gr42" draw:text-style-name="P1" draw:layer="layout" svg:x1="69.52cm" svg:y1="28.48cm" svg:x2="69.52cm" svg:y2="28.734cm">
          <text:p/>
        </draw:line>
        <draw:frame draw:style-name="gr16" draw:text-style-name="P11" draw:layer="layout" svg:width="2.793cm" svg:height="1.668cm" draw:transform="rotate (1.5707963267949) translate (68.963cm 30.86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70.263cm 30.867cm)">
          <draw:text-box>
            <text:p><text:span text:style-name="T6">ZT16</text:span></text:p>
          </draw:text-box>
        </draw:frame>
        <draw:line draw:style-name="gr42" draw:text-style-name="P1" draw:layer="layout" svg:x1="70.809cm" svg:y1="28.48cm" svg:x2="70.809cm" svg:y2="28.734cm">
          <text:p/>
        </draw:line>
        <draw:line draw:style-name="gr42" draw:text-style-name="P1" draw:layer="layout" svg:x1="73.36cm" svg:y1="28.48cm" svg:x2="73.36cm" svg:y2="28.734cm">
          <text:p/>
        </draw:line>
        <draw:line draw:style-name="gr42" draw:text-style-name="P1" draw:layer="layout" svg:x1="72.06cm" svg:y1="28.48cm" svg:x2="72.06cm" svg:y2="28.734cm">
          <text:p/>
        </draw:line>
        <draw:frame draw:style-name="gr16" draw:text-style-name="P11" draw:layer="layout" svg:width="4.826cm" svg:height="1.668cm" draw:transform="rotate (1.5707963267949) translate (71.563cm 30.867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72.763cm 30.867cm)">
          <draw:text-box>
            <text:p><text:span text:style-name="T6">ZT0</text:span></text:p>
          </draw:text-box>
        </draw:frame>
        <draw:custom-shape draw:style-name="gr43" draw:text-style-name="P3" draw:layer="layout" svg:width="0.364cm" svg:height="0.402cm" svg:x="70.073cm" svg:y="27.198cm">
          <text:p/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65.73cm" svg:y1="28.48cm" svg:x2="65.73cm" svg:y2="28.734cm">
          <text:p/>
        </draw:line>
        <draw:custom-shape draw:style-name="gr106" draw:text-style-name="P25" draw:layer="layout" svg:width="2.579cm" svg:height="0.762cm" svg:x="73.39cm" svg:y="27.718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6" draw:layer="layout" svg:width="5.06cm" svg:height="0.762cm" svg:x="75.969cm" svg:y="27.71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74.143cm 30.84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75.443cm 30.847cm)">
          <draw:text-box>
            <text:p><text:span text:style-name="T6">ZT8</text:span></text:p>
          </draw:text-box>
        </draw:frame>
        <draw:line draw:style-name="gr11" draw:text-style-name="P1" draw:layer="layout" svg:x1="75.949cm" svg:y1="28.46cm" svg:x2="75.949cm" svg:y2="28.714cm">
          <text:p/>
        </draw:line>
        <draw:line draw:style-name="gr42" draw:text-style-name="P1" draw:layer="layout" svg:x1="74.649cm" svg:y1="28.46cm" svg:x2="74.649cm" svg:y2="28.714cm">
          <text:p/>
        </draw:line>
        <draw:line draw:style-name="gr42" draw:text-style-name="P1" draw:layer="layout" svg:x1="75.949cm" svg:y1="28.46cm" svg:x2="75.949cm" svg:y2="28.714cm">
          <text:p/>
        </draw:line>
        <draw:line draw:style-name="gr11" draw:text-style-name="P1" draw:layer="layout" svg:x1="78.5cm" svg:y1="28.46cm" svg:x2="78.5cm" svg:y2="28.714cm">
          <text:p/>
        </draw:line>
        <draw:line draw:style-name="gr42" draw:text-style-name="P1" draw:layer="layout" svg:x1="77.2cm" svg:y1="28.46cm" svg:x2="77.2cm" svg:y2="28.714cm">
          <text:p/>
        </draw:line>
        <draw:frame draw:style-name="gr16" draw:text-style-name="P11" draw:layer="layout" svg:width="3.129cm" svg:height="1.668cm" draw:transform="rotate (1.5707963267949) translate (76.643cm 30.847cm)">
          <draw:text-box>
            <text:p><text:span text:style-name="T6">ZT12</text:span></text:p>
          </draw:text-box>
        </draw:frame>
        <draw:frame draw:style-name="gr16" draw:text-style-name="P11" draw:layer="layout" svg:width="2.773cm" svg:height="1.668cm" draw:transform="rotate (1.5707963267949) translate (77.943cm 30.847cm)">
          <draw:text-box>
            <text:p><text:span text:style-name="T6">ZT16</text:span></text:p>
          </draw:text-box>
        </draw:frame>
        <draw:line draw:style-name="gr42" draw:text-style-name="P1" draw:layer="layout" svg:x1="78.489cm" svg:y1="28.46cm" svg:x2="78.489cm" svg:y2="28.714cm">
          <text:p/>
        </draw:line>
        <draw:line draw:style-name="gr42" draw:text-style-name="P1" draw:layer="layout" svg:x1="81.04cm" svg:y1="28.46cm" svg:x2="81.04cm" svg:y2="28.714cm">
          <text:p/>
        </draw:line>
        <draw:line draw:style-name="gr42" draw:text-style-name="P1" draw:layer="layout" svg:x1="79.74cm" svg:y1="28.46cm" svg:x2="79.74cm" svg:y2="28.714cm">
          <text:p/>
        </draw:line>
        <draw:frame draw:style-name="gr16" draw:text-style-name="P11" draw:layer="layout" svg:width="4.826cm" svg:height="1.668cm" draw:transform="rotate (1.5707963267949) translate (79.243cm 30.847cm)">
          <draw:text-box>
            <text:p><text:span text:style-name="T6">ZT20</text:span></text:p>
          </draw:text-box>
        </draw:frame>
        <draw:custom-shape draw:style-name="gr43" draw:text-style-name="P3" draw:layer="layout" svg:width="0.364cm" svg:height="0.402cm" svg:x="77.753cm" svg:y="27.178cm">
          <text:p/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73.41cm" svg:y1="28.46cm" svg:x2="73.41cm" svg:y2="28.714cm">
          <text:p/>
        </draw:line>
        <draw:custom-shape draw:style-name="gr99" draw:text-style-name="P2" draw:layer="layout" svg:width="3.454cm" svg:height="1.88cm" svg:x="59.297cm" svg:y="25.80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" draw:layer="layout" svg:width="6.645cm" svg:height="2.114cm" svg:x="-0.17cm" svg:y="30.73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22cm" svg:height="27.275cm" svg:x="2.794cm" svg:y="3.194cm">
          <draw:image xlink:href="Pictures/1000000000000C300000107049C403F91784F1B4.jpg" xlink:type="simple" xlink:show="embed" xlink:actuate="onLoad" loext:mime-type="image/jpeg">
            <text:p/>
          </draw:image>
        </draw:frame>
        <draw:custom-shape draw:style-name="gr109" draw:text-style-name="P2" draw:layer="layout" svg:width="5.588cm" svg:height="29.288cm" svg:x="0.17cm" svg:y="1.52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" draw:layer="layout" svg:width="5.588cm" svg:height="29.288cm" svg:x="19.27cm" svg:y="1.524cm">
          <text:p/>
          <draw:enhanced-geometry svg:viewBox="0 0 21600 21600" draw:type="rectangle" draw:enhanced-path="M 0 0 L 21600 0 21600 21600 0 21600 0 0 Z N"/>
        </draw:custom-shape>
        <draw:frame draw:style-name="gr85" draw:text-style-name="P19" draw:layer="layout" svg:width="6.25cm" svg:height="2.596cm" svg:x="0.787cm" svg:y="0.146cm">
          <draw:text-box>
            <text:p text:style-name="P27"><text:span text:style-name="T11">(A)</text:span></text:p>
          </draw:text-box>
        </draw:frame>
        <draw:frame draw:style-name="gr85" draw:text-style-name="P19" draw:layer="layout" svg:width="6.25cm" svg:height="2.596cm" svg:x="28.287cm" svg:y="0.146cm">
          <draw:text-box>
            <text:p text:style-name="P18"><text:span text:style-name="T11">(B)</text:span></text:p>
          </draw:text-box>
        </draw:frame>
        <draw:frame draw:style-name="gr85" draw:text-style-name="P14" draw:layer="layout" svg:width="6.25cm" svg:height="2.046cm" svg:x="34.796cm" svg:y="33.046cm">
          <draw:text-box>
            <text:p><text:span text:style-name="T9">(D)</text:span></text:p>
          </draw:text-box>
        </draw:frame>
        <draw:frame draw:style-name="gr1" draw:text-style-name="P1" draw:layer="layout" svg:width="19.123cm" svg:height="18.949cm" svg:x="35.131cm" svg:y="32.68cm">
          <draw:image xlink:href="Pictures/100000000000019000000190998ECE14BEA8353B.png" xlink:type="simple" xlink:show="embed" xlink:actuate="onLoad" loext:mime-type="image/png">
            <text:p/>
          </draw:image>
        </draw:frame>
        <draw:custom-shape draw:style-name="gr55" draw:text-style-name="P3" draw:layer="layout" svg:width="1.75cm" svg:height="8.44cm" svg:x="34.088cm" svg:y="38.019cm">
          <text:p/>
          <draw:enhanced-geometry svg:viewBox="0 0 21600 21600" draw:type="rectangle" draw:enhanced-path="M 0 0 L 21600 0 21600 21600 0 21600 0 0 Z N"/>
        </draw:custom-shape>
        <draw:frame draw:style-name="gr56" draw:text-style-name="P5" draw:layer="layout" svg:width="5.385cm" svg:height="1.829cm" svg:x="46.92cm" svg:y="46.646cm">
          <draw:text-box>
            <text:p><text:span text:style-name="T1">ZT</text:span><text:span text:style-name="T1">0</text:span><text:span text:style-name="T4">1</text:span></text:p>
          </draw:text-box>
        </draw:frame>
        <draw:frame draw:style-name="gr57" draw:text-style-name="P5" draw:layer="layout" svg:width="5.385cm" svg:height="1.85cm" svg:x="44.918cm" svg:y="45.204cm">
          <draw:text-box>
            <text:p><text:span text:style-name="T1">ZT</text:span><text:span text:style-name="T1">0</text:span><text:span text:style-name="T4">2</text:span></text:p>
          </draw:text-box>
        </draw:frame>
        <draw:frame draw:style-name="gr58" draw:text-style-name="P5" draw:layer="layout" svg:width="5.361cm" svg:height="1.842cm" svg:x="44.81cm" svg:y="48.507cm">
          <draw:text-box>
            <text:p><text:span text:style-name="T1">Z</text:span><text:span text:style-name="T1">T</text:span><text:span text:style-name="T1">0</text:span><text:span text:style-name="T4">3</text:span></text:p>
          </draw:text-box>
        </draw:frame>
        <draw:frame draw:style-name="gr59" draw:text-style-name="P5" draw:layer="layout" svg:width="5.361cm" svg:height="1.822cm" svg:x="38.702cm" svg:y="43.118cm">
          <draw:text-box>
            <text:p><text:span text:style-name="T1">ZT4</text:span><text:span text:style-name="T4">1</text:span></text:p>
          </draw:text-box>
        </draw:frame>
        <draw:frame draw:style-name="gr59" draw:text-style-name="P5" draw:layer="layout" svg:width="5.385cm" svg:height="1.822cm" svg:x="38.129cm" svg:y="41.571cm">
          <draw:text-box>
            <text:p><text:span text:style-name="T1">ZT4</text:span><text:span text:style-name="T4">2</text:span></text:p>
          </draw:text-box>
        </draw:frame>
        <draw:frame draw:style-name="gr59" draw:text-style-name="P5" draw:layer="layout" svg:width="5.393cm" svg:height="1.822cm" svg:x="36.227cm" svg:y="43.118cm">
          <draw:text-box>
            <text:p><text:span text:style-name="T1">ZT4</text:span><text:span text:style-name="T4">3</text:span></text:p>
          </draw:text-box>
        </draw:frame>
        <draw:frame draw:style-name="gr60" draw:text-style-name="P5" draw:layer="layout" svg:width="5.352cm" svg:height="1.849cm" svg:x="39.251cm" svg:y="37.914cm">
          <draw:text-box>
            <text:p><text:span text:style-name="T1">ZT8</text:span><text:span text:style-name="T4">2</text:span></text:p>
          </draw:text-box>
        </draw:frame>
        <draw:frame draw:style-name="gr61" draw:text-style-name="P5" draw:layer="layout" svg:width="5.385cm" svg:height="1.844cm" svg:x="37.348cm" svg:y="38.921cm">
          <draw:text-box>
            <text:p><text:span text:style-name="T1">ZT8</text:span><text:span text:style-name="T4">1</text:span></text:p>
          </draw:text-box>
        </draw:frame>
        <draw:frame draw:style-name="gr62" draw:text-style-name="P5" draw:layer="layout" svg:width="5.353cm" svg:height="1.821cm" svg:x="35.686cm" svg:y="37.268cm">
          <draw:text-box>
            <text:p><text:span text:style-name="T1">ZT8</text:span><text:span text:style-name="T4">3</text:span></text:p>
          </draw:text-box>
        </draw:frame>
        <draw:frame draw:style-name="gr58" draw:text-style-name="P5" draw:layer="layout" svg:width="5.36cm" svg:height="1.842cm" svg:x="41.586cm" svg:y="33.406cm">
          <draw:text-box>
            <text:p><text:span text:style-name="T1">ZT12</text:span><text:span text:style-name="T4">1</text:span></text:p>
          </draw:text-box>
        </draw:frame>
        <draw:frame draw:style-name="gr63" draw:text-style-name="P5" draw:layer="layout" svg:width="5.353cm" svg:height="1.816cm" svg:x="44.369cm" svg:y="33.305cm">
          <draw:text-box>
            <text:p><text:span text:style-name="T1">ZT12</text:span><text:span text:style-name="T4">2</text:span></text:p>
          </draw:text-box>
        </draw:frame>
        <draw:frame draw:style-name="gr64" draw:text-style-name="P5" draw:layer="layout" svg:width="5.385cm" svg:height="1.826cm" svg:x="41.353cm" svg:y="35.283cm">
          <draw:text-box>
            <text:p><text:span text:style-name="T1">ZT12</text:span><text:span text:style-name="T4">3</text:span></text:p>
          </draw:text-box>
        </draw:frame>
        <draw:frame draw:style-name="gr65" draw:text-style-name="P5" draw:layer="layout" svg:width="5.353cm" svg:height="1.851cm" svg:x="49.055cm" svg:y="34.379cm">
          <draw:text-box>
            <text:p><text:span text:style-name="T1">ZT16</text:span><text:span text:style-name="T4">1</text:span></text:p>
          </draw:text-box>
        </draw:frame>
        <draw:frame draw:style-name="gr66" draw:text-style-name="P5" draw:layer="layout" svg:width="5.385cm" svg:height="1.848cm" svg:x="44.137cm" svg:y="35.388cm">
          <draw:text-box>
            <text:p><text:span text:style-name="T1">ZT16</text:span><text:span text:style-name="T4">2</text:span></text:p>
          </draw:text-box>
        </draw:frame>
        <draw:frame draw:style-name="gr66" draw:text-style-name="P5" draw:layer="layout" svg:width="5.393cm" svg:height="1.848cm" svg:x="46.472cm" svg:y="37.141cm">
          <draw:text-box>
            <text:p><text:span text:style-name="T1">ZT16</text:span><text:span text:style-name="T4">3</text:span></text:p>
          </draw:text-box>
        </draw:frame>
        <draw:custom-shape draw:style-name="gr67" draw:text-style-name="P3" draw:layer="layout" svg:width="3.132cm" svg:height="8.44cm" svg:x="51.122cm" svg:y="38.019cm">
          <text:p/>
          <draw:enhanced-geometry svg:viewBox="0 0 21600 21600" draw:type="rectangle" draw:enhanced-path="M 0 0 L 21600 0 21600 21600 0 21600 0 0 Z N"/>
        </draw:custom-shape>
        <draw:frame draw:style-name="gr68" draw:text-style-name="P5" draw:layer="layout" svg:width="5.353cm" svg:height="1.847cm" svg:x="49.055cm" svg:y="41.004cm">
          <draw:text-box>
            <text:p><text:span text:style-name="T1">ZT20</text:span><text:span text:style-name="T4">1</text:span></text:p>
          </draw:text-box>
        </draw:frame>
        <draw:frame draw:style-name="gr69" draw:text-style-name="P5" draw:layer="layout" svg:width="5.385cm" svg:height="1.853cm" svg:x="48.923cm" svg:y="42.445cm">
          <draw:text-box>
            <text:p><text:span text:style-name="T1">ZT20</text:span><text:span text:style-name="T4">3</text:span></text:p>
          </draw:text-box>
        </draw:frame>
        <draw:frame draw:style-name="gr68" draw:text-style-name="P5" draw:layer="layout" svg:width="5.361cm" svg:height="1.847cm" svg:x="46.031cm" svg:y="41.004cm">
          <draw:text-box>
            <text:p><text:span text:style-name="T1">ZT20</text:span><text:span text:style-name="T4">2</text:span></text:p>
          </draw:text-box>
        </draw:frame>
        <draw:polygon draw:style-name="gr18" draw:text-style-name="P1" draw:layer="layout" svg:width="11.168cm" svg:height="10.443cm" draw:transform="skewX (0.00907571211037053) rotate (2.65674018738577) translate (46.2241440239782cm 47.6716986272222cm)" svg:viewBox="0 0 11169 10444" draw:points="64,0 9148,6 11169,4033 7780,10127 4383,10444 0,5935">
          <text:p/>
        </draw:polygon>
        <draw:custom-shape draw:style-name="gr79" draw:text-style-name="P3" draw:layer="layout" svg:width="9.518cm" svg:height="1.854cm" svg:x="38.193cm" svg:y="50.8cm">
          <text:p/>
          <draw:enhanced-geometry svg:viewBox="0 0 21600 21600" draw:type="rectangle" draw:enhanced-path="M 0 0 L 21600 0 21600 21600 0 21600 0 0 Z N"/>
        </draw:custom-shape>
        <draw:frame draw:style-name="gr82" draw:text-style-name="P8" draw:layer="layout" svg:width="5.385cm" svg:height="1.414cm" svg:x="42.575cm" svg:y="51.256cm">
          <draw:text-box>
            <text:p><text:span text:style-name="T5">PC1</text:span></text:p>
          </draw:text-box>
        </draw:frame>
        <draw:frame draw:style-name="gr83" draw:text-style-name="P8" draw:layer="layout" svg:width="5.303cm" svg:height="1.429cm" draw:transform="rotate (1.5707963267949) translate (34.103cm 41.824cm)">
          <draw:text-box>
            <text:p><text:span text:style-name="T5">PC2</text:span></text:p>
          </draw:text-box>
        </draw:frame>
        <draw:custom-shape draw:style-name="gr86" draw:text-style-name="P2" draw:layer="layout" svg:width="1.27cm" svg:height="1.016cm" svg:x="46.852cm" svg:y="50.1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43.252cm" svg:y="50.1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9.352cm" svg:y="50.1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5.452cm" svg:y="45.0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5.452cm" svg:y="40.0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5.452cm" svg:y="35.09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205cm" svg:height="20.15cm" svg:x="61.367cm" svg:y="31.759cm">
          <draw:image xlink:href="Pictures/100000000000019000000190E7ABE2A75C522F13.png" xlink:type="simple" xlink:show="embed" xlink:actuate="onLoad" loext:mime-type="image/png">
            <text:p/>
          </draw:image>
        </draw:frame>
        <draw:custom-shape draw:style-name="gr54" draw:text-style-name="P3" draw:layer="layout" svg:width="1.851cm" svg:height="9.013cm" svg:x="60.235cm" svg:y="37.197cm">
          <text:p/>
          <draw:enhanced-geometry svg:viewBox="0 0 21600 21600" draw:type="rectangle" draw:enhanced-path="M 0 0 L 21600 0 21600 21600 0 21600 0 0 Z N"/>
        </draw:custom-shape>
        <draw:frame draw:style-name="gr70" draw:text-style-name="P5" draw:layer="layout" svg:width="5.68cm" svg:height="1.965cm" svg:x="73.228cm" svg:y="47.3cm">
          <draw:text-box>
            <text:p><text:span text:style-name="T1">ZT8</text:span><text:span text:style-name="T4">3</text:span></text:p>
          </draw:text-box>
        </draw:frame>
        <draw:frame draw:style-name="gr70" draw:text-style-name="P5" draw:layer="layout" svg:width="5.68cm" svg:height="1.965cm" svg:x="67.94cm" svg:y="44.83cm">
          <draw:text-box>
            <text:p><text:span text:style-name="T1">ZT8</text:span><text:span text:style-name="T4">2</text:span></text:p>
          </draw:text-box>
        </draw:frame>
        <draw:frame draw:style-name="gr71" draw:text-style-name="P5" draw:layer="layout" svg:width="5.68cm" svg:height="1.966cm" svg:x="65.559cm" svg:y="41.335cm">
          <draw:text-box>
            <text:p><text:span text:style-name="T1">ZT8</text:span><text:span text:style-name="T4">1</text:span></text:p>
          </draw:text-box>
        </draw:frame>
        <draw:frame draw:style-name="gr70" draw:text-style-name="P5" draw:layer="layout" svg:width="5.68cm" svg:height="1.965cm" svg:x="64.262cm" svg:y="44.83cm">
          <draw:text-box>
            <text:p><text:span text:style-name="T1">ZT4</text:span><text:span text:style-name="T4">3</text:span></text:p>
          </draw:text-box>
        </draw:frame>
        <draw:frame draw:style-name="gr72" draw:text-style-name="P5" draw:layer="layout" svg:width="5.732cm" svg:height="1.975cm" svg:x="62.134cm" svg:y="38.605cm">
          <draw:text-box>
            <text:p><text:span text:style-name="T1">ZT4</text:span><text:span text:style-name="T4">2</text:span></text:p>
          </draw:text-box>
        </draw:frame>
        <draw:frame draw:style-name="gr73" draw:text-style-name="P5" draw:layer="layout" svg:width="5.732cm" svg:height="1.926cm" svg:x="62.134cm" svg:y="40.401cm">
          <draw:text-box>
            <text:p><text:span text:style-name="T1">ZT4</text:span><text:span text:style-name="T4">1</text:span></text:p>
          </draw:text-box>
        </draw:frame>
        <draw:frame draw:style-name="gr74" draw:text-style-name="P5" draw:layer="layout" svg:width="5.68cm" svg:height="1.961cm" svg:x="65.093cm" svg:y="35.111cm">
          <draw:text-box>
            <text:p><text:span text:style-name="T1">ZT0</text:span><text:span text:style-name="T4">1</text:span></text:p>
          </draw:text-box>
        </draw:frame>
        <draw:frame draw:style-name="gr71" draw:text-style-name="P5" draw:layer="layout" svg:width="5.732cm" svg:height="1.966cm" svg:x="66.025cm" svg:y="37.118cm">
          <draw:text-box>
            <text:p><text:span text:style-name="T1">ZT0</text:span><text:span text:style-name="T4">2</text:span></text:p>
          </draw:text-box>
        </draw:frame>
        <draw:frame draw:style-name="gr74" draw:text-style-name="P5" draw:layer="layout" svg:width="5.68cm" svg:height="1.961cm" svg:x="65.093cm" svg:y="35.111cm">
          <draw:text-box>
            <text:p><text:span text:style-name="T1">ZT0</text:span><text:span text:style-name="T4">1</text:span></text:p>
          </draw:text-box>
        </draw:frame>
        <draw:frame draw:style-name="gr75" draw:text-style-name="P5" draw:layer="layout" svg:width="5.68cm" svg:height="1.927cm" svg:x="71.213cm" svg:y="41.586cm">
          <draw:text-box>
            <text:p><text:span text:style-name="T1">ZT0</text:span><text:span text:style-name="T4">3</text:span></text:p>
          </draw:text-box>
        </draw:frame>
        <draw:frame draw:style-name="gr71" draw:text-style-name="P5" draw:layer="layout" svg:width="5.679cm" svg:height="1.966cm" svg:x="69.816cm" svg:y="34.648cm">
          <draw:text-box>
            <text:p><text:span text:style-name="T1">ZT20</text:span><text:span text:style-name="T4">2</text:span></text:p>
          </draw:text-box>
        </draw:frame>
        <draw:frame draw:style-name="gr76" draw:text-style-name="P5" draw:layer="layout" svg:width="5.732cm" svg:height="1.976cm" svg:x="69.916cm" svg:y="36.034cm">
          <draw:text-box>
            <text:p><text:span text:style-name="T1">ZT20</text:span><text:span text:style-name="T4">1</text:span></text:p>
          </draw:text-box>
        </draw:frame>
        <draw:frame draw:style-name="gr75" draw:text-style-name="P5" draw:layer="layout" svg:width="5.68cm" svg:height="1.927cm" svg:x="67.222cm" svg:y="39.939cm">
          <draw:text-box>
            <text:p><text:span text:style-name="T1">ZT20</text:span><text:span text:style-name="T4">3</text:span></text:p>
          </draw:text-box>
        </draw:frame>
        <draw:custom-shape draw:style-name="gr77" draw:text-style-name="P3" draw:layer="layout" svg:width="3.329cm" svg:height="9.013cm" svg:x="78.119cm" svg:y="37.197cm">
          <text:p/>
          <draw:enhanced-geometry svg:viewBox="0 0 21600 21600" draw:type="rectangle" draw:enhanced-path="M 0 0 L 21600 0 21600 21600 0 21600 0 0 Z N"/>
        </draw:custom-shape>
        <draw:frame draw:style-name="gr78" draw:text-style-name="P5" draw:layer="layout" svg:width="5.68cm" svg:height="1.964cm" svg:x="73.228cm" svg:y="35.934cm">
          <draw:text-box>
            <text:p><text:span text:style-name="T1">ZT16</text:span><text:span text:style-name="T4">1</text:span></text:p>
          </draw:text-box>
        </draw:frame>
        <draw:frame draw:style-name="gr70" draw:text-style-name="P5" draw:layer="layout" svg:width="5.68cm" svg:height="1.965cm" svg:x="71.578cm" svg:y="40.151cm">
          <draw:text-box>
            <text:p><text:span text:style-name="T1">ZT16</text:span><text:span text:style-name="T4">3</text:span></text:p>
          </draw:text-box>
        </draw:frame>
        <draw:frame draw:style-name="gr76" draw:text-style-name="P5" draw:layer="layout" svg:width="5.68cm" svg:height="1.976cm" svg:x="70.068cm" svg:y="37.681cm">
          <draw:text-box>
            <text:p><text:span text:style-name="T1">ZT16</text:span><text:span text:style-name="T4">2</text:span></text:p>
          </draw:text-box>
        </draw:frame>
        <draw:frame draw:style-name="gr70" draw:text-style-name="P5" draw:layer="layout" svg:width="5.68cm" svg:height="1.965cm" svg:x="76.087cm" svg:y="38.504cm">
          <draw:text-box>
            <text:p><text:span text:style-name="T1">ZT12</text:span><text:span text:style-name="T4">3</text:span></text:p>
          </draw:text-box>
        </draw:frame>
        <draw:frame draw:style-name="gr71" draw:text-style-name="P5" draw:layer="layout" svg:width="5.68cm" svg:height="1.966cm" svg:x="76.087cm" svg:y="42.259cm">
          <draw:text-box>
            <text:p><text:span text:style-name="T1">ZT12</text:span><text:span text:style-name="T4">2</text:span></text:p>
          </draw:text-box>
        </draw:frame>
        <draw:frame draw:style-name="gr72" draw:text-style-name="P5" draw:layer="layout" svg:width="5.68cm" svg:height="1.975cm" svg:x="76.653cm" svg:y="40.04cm">
          <draw:text-box>
            <text:p><text:span text:style-name="T1">ZT12</text:span><text:span text:style-name="T4">1</text:span></text:p>
          </draw:text-box>
        </draw:frame>
        <draw:polygon draw:style-name="gr19" draw:text-style-name="P1" draw:layer="layout" svg:width="9.771cm" svg:height="6.763cm" draw:transform="skewX (-0.0087266462599717) rotate (-2.43578150408329) translate (76.1141832427247cm 40.884671724138cm)" svg:viewBox="0 0 9772 6764" draw:points="3863,6471 9772,6456 7116,866 0,0 1150,4142 2824,6764">
          <text:p/>
        </draw:polygon>
        <draw:custom-shape draw:style-name="gr80" draw:text-style-name="P3" draw:layer="layout" svg:width="10.056cm" svg:height="1.979cm" svg:x="65.31cm" svg:y="51.025cm">
          <text:p/>
          <draw:enhanced-geometry svg:viewBox="0 0 21600 21600" draw:type="rectangle" draw:enhanced-path="M 0 0 L 21600 0 21600 21600 0 21600 0 0 Z N"/>
        </draw:custom-shape>
        <draw:frame draw:style-name="gr81" draw:text-style-name="P8" draw:layer="layout" svg:width="5.68cm" svg:height="1.512cm" svg:x="68.984cm" svg:y="51.507cm">
          <draw:text-box>
            <text:p><text:span text:style-name="T5">P</text:span><text:span text:style-name="T5">C1</text:span></text:p>
          </draw:text-box>
        </draw:frame>
        <draw:frame draw:style-name="gr84" draw:text-style-name="P8" draw:layer="layout" svg:width="5.674cm" svg:height="1.464cm" draw:transform="rotate (1.5707963267949) translate (60.251cm 41.271cm)">
          <draw:text-box>
            <text:p><text:span text:style-name="T5">P</text:span><text:span text:style-name="T5">C</text:span><text:span text:style-name="T5">2</text:span></text:p>
          </draw:text-box>
        </draw:frame>
        <draw:custom-shape draw:style-name="gr86" draw:text-style-name="P2" draw:layer="layout" svg:width="1.27cm" svg:height="1.016cm" svg:x="62.051cm" svg:y="48.3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62.051cm" svg:y="44.1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61.951cm" svg:y="39.7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61.951cm" svg:y="35.6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65.951cm" svg:y="50.3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69.751cm" svg:y="50.3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73.751cm" svg:y="50.398cm">
          <text:p/>
          <draw:enhanced-geometry svg:viewBox="0 0 21600 21600" draw:type="rectangle" draw:enhanced-path="M 0 0 L 21600 0 21600 21600 0 21600 0 0 Z N"/>
        </draw:custom-shape>
        <draw:frame draw:style-name="gr85" draw:text-style-name="P19" draw:layer="layout" svg:width="6.25cm" svg:height="2.596cm" svg:x="33.896cm" svg:y="33.046cm">
          <draw:text-box>
            <text:p text:style-name="P18"><text:span text:style-name="T11">(D)</text:span></text:p>
          </draw:text-box>
        </draw:frame>
        <draw:frame draw:style-name="gr85" draw:text-style-name="P19" draw:layer="layout" svg:width="6.25cm" svg:height="2.596cm" svg:x="59.896cm" svg:y="33.046cm">
          <draw:text-box>
            <text:p text:style-name="P18"><text:span text:style-name="T11">(E</text:span><text:span text:style-name="T11">)</text:span></text:p>
          </draw:text-box>
        </draw:frame>
        <draw:line draw:style-name="gr110" draw:text-style-name="P1" draw:layer="layout" svg:x1="21.336cm" svg:y1="5.334cm" svg:x2="12.7cm" svg:y2="9.906cm">
          <text:p/>
        </draw:line>
        <draw:line draw:style-name="gr110" draw:text-style-name="P1" draw:layer="layout" svg:x1="4.426cm" svg:y1="16.764cm" svg:x2="10.34cm" svg:y2="16.764cm">
          <text:p/>
        </draw:line>
        <draw:line draw:style-name="gr110" draw:text-style-name="P1" draw:layer="layout" svg:x1="3.67cm" svg:y1="26.164cm" svg:x2="10.6cm" svg:y2="26.164cm">
          <text:p/>
        </draw:line>
        <draw:line draw:style-name="gr110" draw:text-style-name="P1" draw:layer="layout" svg:x1="22.152cm" svg:y1="22.976cm" svg:x2="13.262cm" svg:y2="21.706cm">
          <text:p/>
        </draw:line>
        <draw:line draw:style-name="gr110" draw:text-style-name="P1" draw:layer="layout" svg:x1="3.086cm" svg:y1="5.464cm" svg:x2="9cm" svg:y2="5.464cm">
          <text:p/>
        </draw:line>
        <draw:line draw:style-name="gr110" draw:text-style-name="P1" draw:layer="layout" svg:x1="22.606cm" svg:y1="14.224cm" svg:x2="12.4cm" svg:y2="14.964cm">
          <text:p/>
        </draw:line>
        <draw:frame draw:style-name="gr111" draw:text-style-name="P29" draw:layer="layout" svg:width="2.723cm" svg:height="2.046cm" svg:x="2.387cm" svg:y="15.746cm">
          <draw:text-box>
            <text:p text:style-name="P28"><text:span text:style-name="T13">(1)</text:span></text:p>
          </draw:text-box>
        </draw:frame>
        <draw:frame draw:style-name="gr112" draw:text-style-name="P29" draw:layer="layout" svg:width="2.723cm" svg:height="2.046cm" svg:x="1.588cm" svg:y="25.046cm">
          <draw:text-box>
            <text:p text:style-name="P28"><text:span text:style-name="T13">(3)</text:span></text:p>
          </draw:text-box>
        </draw:frame>
        <draw:frame draw:style-name="gr113" draw:text-style-name="P29" draw:layer="layout" svg:width="2.723cm" svg:height="2.046cm" svg:x="22.677cm" svg:y="22.098cm">
          <draw:text-box>
            <text:p text:style-name="P28"><text:span text:style-name="T13">(</text:span><text:span text:style-name="T13">2</text:span><text:span text:style-name="T13">)</text:span></text:p>
          </draw:text-box>
        </draw:frame>
        <draw:frame draw:style-name="gr114" draw:text-style-name="P29" draw:layer="layout" svg:width="2.723cm" svg:height="2.046cm" svg:x="21.278cm" svg:y="4.498cm">
          <draw:text-box>
            <text:p text:style-name="P28"><text:span text:style-name="T13">(4)</text:span></text:p>
          </draw:text-box>
        </draw:frame>
        <draw:frame draw:style-name="gr115" draw:text-style-name="P29" draw:layer="layout" svg:width="2.723cm" svg:height="2.046cm" svg:x="0.879cm" svg:y="4.498cm">
          <draw:text-box>
            <text:p text:style-name="P28"><text:span text:style-name="T13">(</text:span><text:span text:style-name="T13">5</text:span><text:span text:style-name="T13">)</text:span></text:p>
          </draw:text-box>
        </draw:frame>
        <draw:frame draw:style-name="gr116" draw:text-style-name="P29" draw:layer="layout" svg:width="2.723cm" svg:height="2.046cm" svg:x="22.78cm" svg:y="13.298cm">
          <draw:text-box>
            <text:p text:style-name="P28"><text:span text:style-name="T13">(6)</text:span></text:p>
          </draw:text-box>
        </draw:frame>
        <presentation:notes draw:style-name="dp2">
          <office:forms form:automatic-focus="false" form:apply-design-mode="false"/>
          <draw:page-thumbnail draw:style-name="gr25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cm" svg:height="3.747cm" svg:x="17.972cm" svg:y="2.61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2.0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27.478cm" svg:height="13.615cm" svg:x="29.062cm" svg:y="0.317cm">
          <draw:image xlink:href="Pictures/100000000000032000000190A74EDB033691DE54.png" xlink:type="simple" xlink:show="embed" xlink:actuate="onLoad" loext:mime-type="image/png">
            <text:p/>
          </draw:image>
        </draw:frame>
        <draw:custom-shape draw:style-name="gr47" draw:text-style-name="P3" draw:layer="layout" svg:width="2.073cm" svg:height="9.86cm" svg:x="28.6cm" svg:y="2.48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7.71cm" svg:height="1.377cm" svg:x="28.6cm" svg:y="-0.3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0.667cm" svg:height="5.567cm" draw:transform="skewX (-0.00279252680319093) rotate (-1.56660753659011) translate (37.277cm 13.2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0" draw:text-style-name="P11" draw:layer="layout" svg:width="6.25cm" svg:height="1.327cm" svg:x="32.896cm" svg:y="14.045cm">
          <draw:text-box>
            <text:p><text:span text:style-name="T6">MIDD</text:span><text:span text:style-name="T6">AY</text:span></text:p>
          </draw:text-box>
        </draw:frame>
        <draw:custom-shape draw:style-name="gr49" draw:text-style-name="P4" draw:layer="layout" svg:width="0.653cm" svg:height="5.567cm" draw:transform="skewX (0.000872664625997165) rotate (-1.56660753659011) translate (43.341cm 13.23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1" draw:text-style-name="P11" draw:layer="layout" svg:width="6.258cm" svg:height="1.352cm" svg:x="39.384cm" svg:y="13.996cm">
          <draw:text-box>
            <text:p><text:span text:style-name="T6">DUSK</text:span></text:p>
          </draw:text-box>
        </draw:frame>
        <draw:custom-shape draw:style-name="gr52" draw:text-style-name="P4" draw:layer="layout" svg:width="0.653cm" svg:height="11.518cm" draw:transform="skewX (-0.000698131700797732) rotate (-1.56660753659011) translate (55.093cm 13.19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3" draw:text-style-name="P11" draw:layer="layout" svg:width="7.314cm" svg:height="2.351cm" svg:x="46.401cm" svg:y="13.972cm">
          <draw:text-box>
            <text:p><text:span text:style-name="T6">NIGH</text:span><text:span text:style-name="T6">T/</text:span><text:span text:style-name="T6">DAW</text:span><text:span text:style-name="T6">N</text:span></text:p>
          </draw:text-box>
        </draw:frame>
        <draw:line draw:style-name="gr11" draw:text-style-name="P1" draw:layer="layout" svg:x1="31.957cm" svg:y1="10.506cm" svg:x2="33.277cm" svg:y2="10.506cm">
          <text:p/>
        </draw:line>
        <draw:frame draw:style-name="gr46" draw:text-style-name="P13" draw:layer="layout" svg:width="4.567cm" svg:height="0.954cm" draw:transform="rotate (1.5707963267949) translate (32.019cm 13.203cm)">
          <draw:text-box>
            <text:p><text:span text:style-name="T8">LD ZT4</text:span></text:p>
          </draw:text-box>
        </draw:frame>
        <draw:line draw:style-name="gr11" draw:text-style-name="P1" draw:layer="layout" svg:x1="33.904cm" svg:y1="10.506cm" svg:x2="35.224cm" svg:y2="10.506cm">
          <text:p/>
        </draw:line>
        <draw:frame draw:style-name="gr46" draw:text-style-name="P13" draw:layer="layout" svg:width="4.567cm" svg:height="0.954cm" draw:transform="rotate (1.5707963267949) translate (33.987cm 13.203cm)">
          <draw:text-box>
            <text:p><text:span text:style-name="T8">SD ZT4</text:span></text:p>
          </draw:text-box>
        </draw:frame>
        <draw:line draw:style-name="gr11" draw:text-style-name="P1" draw:layer="layout" svg:x1="35.853cm" svg:y1="10.506cm" svg:x2="37.173cm" svg:y2="10.506cm">
          <text:p/>
        </draw:line>
        <draw:frame draw:style-name="gr46" draw:text-style-name="P13" draw:layer="layout" svg:width="4.567cm" svg:height="0.954cm" draw:transform="rotate (1.5707963267949) translate (35.911cm 13.203cm)">
          <draw:text-box>
            <text:p><text:span text:style-name="T8">LD ZT8</text:span></text:p>
          </draw:text-box>
        </draw:frame>
        <draw:line draw:style-name="gr13" draw:text-style-name="P1" draw:layer="layout" svg:x1="37.8cm" svg:y1="10.506cm" svg:x2="39.12cm" svg:y2="10.506cm">
          <text:p/>
        </draw:line>
        <draw:frame draw:style-name="gr46" draw:text-style-name="P13" draw:layer="layout" svg:width="4.567cm" svg:height="0.954cm" draw:transform="rotate (1.5707963267949) translate (38cm 13.203cm)">
          <draw:text-box>
            <text:p><text:span text:style-name="T8">SD ZT8</text:span></text:p>
          </draw:text-box>
        </draw:frame>
        <draw:line draw:style-name="gr13" draw:text-style-name="P1" draw:layer="layout" svg:x1="39.878cm" svg:y1="10.506cm" svg:x2="41.198cm" svg:y2="10.506cm">
          <text:p/>
        </draw:line>
        <draw:frame draw:style-name="gr46" draw:text-style-name="P13" draw:layer="layout" svg:width="4.567cm" svg:height="0.954cm" draw:transform="rotate (1.5707963267949) translate (40.088cm 13.403cm)">
          <draw:text-box>
            <text:p><text:span text:style-name="T8">LD </text:span><text:span text:style-name="T8">ZT16</text:span></text:p>
          </draw:text-box>
        </draw:frame>
        <draw:line draw:style-name="gr13" draw:text-style-name="P1" draw:layer="layout" svg:x1="41.84cm" svg:y1="10.506cm" svg:x2="43.16cm" svg:y2="10.506cm">
          <text:p/>
        </draw:line>
        <draw:frame draw:style-name="gr46" draw:text-style-name="P13" draw:layer="layout" svg:width="4.567cm" svg:height="0.954cm" draw:transform="rotate (1.5707963267949) translate (42.059cm 13.403cm)">
          <draw:text-box>
            <text:p><text:span text:style-name="T8">LD </text:span><text:span text:style-name="T8">ZT12</text:span></text:p>
          </draw:text-box>
        </draw:frame>
        <draw:line draw:style-name="gr15" draw:text-style-name="P1" draw:layer="layout" svg:x1="43.774cm" svg:y1="10.506cm" svg:x2="45.094cm" svg:y2="10.506cm">
          <text:p/>
        </draw:line>
        <draw:frame draw:style-name="gr46" draw:text-style-name="P13" draw:layer="layout" svg:width="4.567cm" svg:height="0.954cm" draw:transform="rotate (1.5707963267949) translate (43.849cm 13.203cm)">
          <draw:text-box>
            <text:p><text:span text:style-name="T8">LD ZT0</text:span></text:p>
          </draw:text-box>
        </draw:frame>
        <draw:line draw:style-name="gr15" draw:text-style-name="P1" draw:layer="layout" svg:x1="45.722cm" svg:y1="10.506cm" svg:x2="47.042cm" svg:y2="10.506cm">
          <text:p/>
        </draw:line>
        <draw:frame draw:style-name="gr46" draw:text-style-name="P13" draw:layer="layout" svg:width="4.567cm" svg:height="0.954cm" draw:transform="rotate (1.5707963267949) translate (45.783cm 13.503cm)">
          <draw:text-box>
            <text:p><text:span text:style-name="T8">LD </text:span><text:span text:style-name="T8">ZT20</text:span></text:p>
          </draw:text-box>
        </draw:frame>
        <draw:line draw:style-name="gr15" draw:text-style-name="P1" draw:layer="layout" svg:x1="47.799cm" svg:y1="10.506cm" svg:x2="49.119cm" svg:y2="10.506cm">
          <text:p/>
        </draw:line>
        <draw:frame draw:style-name="gr46" draw:text-style-name="P13" draw:layer="layout" svg:width="4.567cm" svg:height="0.954cm" draw:transform="rotate (1.5707963267949) translate (47.861cm 13.303cm)">
          <draw:text-box>
            <text:p><text:span text:style-name="T8">SD </text:span><text:span text:style-name="T8">ZT12</text:span></text:p>
          </draw:text-box>
        </draw:frame>
        <draw:line draw:style-name="gr15" draw:text-style-name="P1" draw:layer="layout" svg:x1="49.747cm" svg:y1="10.506cm" svg:x2="51.067cm" svg:y2="10.506cm">
          <text:p/>
        </draw:line>
        <draw:frame draw:style-name="gr46" draw:text-style-name="P13" draw:layer="layout" svg:width="4.567cm" svg:height="0.954cm" draw:transform="rotate (1.5707963267949) translate (49.829cm 13.303cm)">
          <draw:text-box>
            <text:p><text:span text:style-name="T8">SD </text:span><text:span text:style-name="T8">ZT16</text:span></text:p>
          </draw:text-box>
        </draw:frame>
        <draw:line draw:style-name="gr15" draw:text-style-name="P1" draw:layer="layout" svg:x1="51.695cm" svg:y1="10.506cm" svg:x2="53.015cm" svg:y2="10.506cm">
          <text:p/>
        </draw:line>
        <draw:frame draw:style-name="gr46" draw:text-style-name="P13" draw:layer="layout" svg:width="4.567cm" svg:height="0.954cm" draw:transform="rotate (1.5707963267949) translate (51.753cm 13.303cm)">
          <draw:text-box>
            <text:p><text:span text:style-name="T8">SD </text:span><text:span text:style-name="T8">ZT20</text:span></text:p>
          </draw:text-box>
        </draw:frame>
        <draw:line draw:style-name="gr15" draw:text-style-name="P1" draw:layer="layout" svg:x1="53.643cm" svg:y1="10.506cm" svg:x2="54.963cm" svg:y2="10.506cm">
          <text:p/>
        </draw:line>
        <draw:frame draw:style-name="gr46" draw:text-style-name="P13" draw:layer="layout" svg:width="4.567cm" svg:height="0.954cm" draw:transform="rotate (1.5707963267949) translate (53.721cm 13.203cm)">
          <draw:text-box>
            <text:p><text:span text:style-name="T8">SD ZT0</text:span></text:p>
          </draw:text-box>
        </draw:frame>
        <draw:frame draw:style-name="gr1" draw:text-style-name="P1" draw:layer="layout" svg:width="19.123cm" svg:height="18.949cm" svg:x="6.631cm" svg:y="17.78cm">
          <draw:image xlink:href="Pictures/100000000000019000000190998ECE14BEA8353B.png" xlink:type="simple" xlink:show="embed" xlink:actuate="onLoad" loext:mime-type="image/png">
            <text:p/>
          </draw:image>
        </draw:frame>
        <draw:frame draw:style-name="gr1" draw:text-style-name="P1" draw:layer="layout" svg:width="20.205cm" svg:height="20.15cm" svg:x="34.368cm" svg:y="16.459cm">
          <draw:image xlink:href="Pictures/100000000000019000000190E7ABE2A75C522F13.png" xlink:type="simple" xlink:show="embed" xlink:actuate="onLoad" loext:mime-type="image/png">
            <text:p/>
          </draw:image>
        </draw:frame>
        <draw:custom-shape draw:style-name="gr54" draw:text-style-name="P3" draw:layer="layout" svg:width="1.851cm" svg:height="9.013cm" svg:x="33.236cm" svg:y="21.89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" draw:layer="layout" svg:width="1.75cm" svg:height="8.44cm" svg:x="5.588cm" svg:y="23.119cm">
          <text:p/>
          <draw:enhanced-geometry svg:viewBox="0 0 21600 21600" draw:type="rectangle" draw:enhanced-path="M 0 0 L 21600 0 21600 21600 0 21600 0 0 Z N"/>
        </draw:custom-shape>
        <draw:frame draw:style-name="gr56" draw:text-style-name="P5" draw:layer="layout" svg:width="5.385cm" svg:height="1.829cm" svg:x="18.42cm" svg:y="31.746cm">
          <draw:text-box>
            <text:p><text:span text:style-name="T1">ZT0</text:span><text:span text:style-name="T4">1</text:span></text:p>
          </draw:text-box>
        </draw:frame>
        <draw:frame draw:style-name="gr57" draw:text-style-name="P5" draw:layer="layout" svg:width="5.385cm" svg:height="1.85cm" svg:x="16.418cm" svg:y="30.304cm">
          <draw:text-box>
            <text:p><text:span text:style-name="T1">ZT0</text:span><text:span text:style-name="T4">2</text:span></text:p>
          </draw:text-box>
        </draw:frame>
        <draw:frame draw:style-name="gr58" draw:text-style-name="P5" draw:layer="layout" svg:width="5.361cm" svg:height="1.842cm" svg:x="16.31cm" svg:y="33.607cm">
          <draw:text-box>
            <text:p><text:span text:style-name="T1">ZT0</text:span><text:span text:style-name="T4">3</text:span></text:p>
          </draw:text-box>
        </draw:frame>
        <draw:frame draw:style-name="gr59" draw:text-style-name="P5" draw:layer="layout" svg:width="5.361cm" svg:height="1.822cm" svg:x="10.202cm" svg:y="28.218cm">
          <draw:text-box>
            <text:p><text:span text:style-name="T1">ZT4</text:span><text:span text:style-name="T4">1</text:span></text:p>
          </draw:text-box>
        </draw:frame>
        <draw:frame draw:style-name="gr59" draw:text-style-name="P5" draw:layer="layout" svg:width="5.385cm" svg:height="1.822cm" svg:x="9.629cm" svg:y="26.671cm">
          <draw:text-box>
            <text:p><text:span text:style-name="T1">ZT4</text:span><text:span text:style-name="T4">2</text:span></text:p>
          </draw:text-box>
        </draw:frame>
        <draw:frame draw:style-name="gr59" draw:text-style-name="P5" draw:layer="layout" svg:width="5.393cm" svg:height="1.822cm" svg:x="7.727cm" svg:y="28.218cm">
          <draw:text-box>
            <text:p><text:span text:style-name="T1">ZT4</text:span><text:span text:style-name="T4">3</text:span></text:p>
          </draw:text-box>
        </draw:frame>
        <draw:frame draw:style-name="gr60" draw:text-style-name="P5" draw:layer="layout" svg:width="5.352cm" svg:height="1.849cm" svg:x="10.751cm" svg:y="23.014cm">
          <draw:text-box>
            <text:p><text:span text:style-name="T1">ZT8</text:span><text:span text:style-name="T4">2</text:span></text:p>
          </draw:text-box>
        </draw:frame>
        <draw:frame draw:style-name="gr61" draw:text-style-name="P5" draw:layer="layout" svg:width="5.385cm" svg:height="1.844cm" svg:x="8.848cm" svg:y="24.021cm">
          <draw:text-box>
            <text:p><text:span text:style-name="T1">ZT8</text:span><text:span text:style-name="T4">1</text:span></text:p>
          </draw:text-box>
        </draw:frame>
        <draw:frame draw:style-name="gr62" draw:text-style-name="P5" draw:layer="layout" svg:width="5.353cm" svg:height="1.821cm" svg:x="7.186cm" svg:y="22.368cm">
          <draw:text-box>
            <text:p><text:span text:style-name="T1">ZT8</text:span><text:span text:style-name="T4">3</text:span></text:p>
          </draw:text-box>
        </draw:frame>
        <draw:frame draw:style-name="gr58" draw:text-style-name="P5" draw:layer="layout" svg:width="5.36cm" svg:height="1.842cm" svg:x="13.086cm" svg:y="18.506cm">
          <draw:text-box>
            <text:p><text:span text:style-name="T1">ZT12</text:span><text:span text:style-name="T4">1</text:span></text:p>
          </draw:text-box>
        </draw:frame>
        <draw:frame draw:style-name="gr63" draw:text-style-name="P5" draw:layer="layout" svg:width="5.353cm" svg:height="1.816cm" svg:x="15.869cm" svg:y="18.405cm">
          <draw:text-box>
            <text:p><text:span text:style-name="T1">ZT12</text:span><text:span text:style-name="T4">2</text:span></text:p>
          </draw:text-box>
        </draw:frame>
        <draw:frame draw:style-name="gr64" draw:text-style-name="P5" draw:layer="layout" svg:width="5.385cm" svg:height="1.826cm" svg:x="12.853cm" svg:y="20.383cm">
          <draw:text-box>
            <text:p><text:span text:style-name="T1">ZT12</text:span><text:span text:style-name="T4">3</text:span></text:p>
          </draw:text-box>
        </draw:frame>
        <draw:frame draw:style-name="gr65" draw:text-style-name="P5" draw:layer="layout" svg:width="5.353cm" svg:height="1.851cm" svg:x="20.555cm" svg:y="19.479cm">
          <draw:text-box>
            <text:p><text:span text:style-name="T1">ZT16</text:span><text:span text:style-name="T4">1</text:span></text:p>
          </draw:text-box>
        </draw:frame>
        <draw:frame draw:style-name="gr66" draw:text-style-name="P5" draw:layer="layout" svg:width="5.385cm" svg:height="1.848cm" svg:x="15.637cm" svg:y="20.488cm">
          <draw:text-box>
            <text:p><text:span text:style-name="T1">ZT16</text:span><text:span text:style-name="T4">2</text:span></text:p>
          </draw:text-box>
        </draw:frame>
        <draw:frame draw:style-name="gr66" draw:text-style-name="P5" draw:layer="layout" svg:width="5.393cm" svg:height="1.848cm" svg:x="17.972cm" svg:y="22.241cm">
          <draw:text-box>
            <text:p><text:span text:style-name="T1">ZT16</text:span><text:span text:style-name="T4">3</text:span></text:p>
          </draw:text-box>
        </draw:frame>
        <draw:custom-shape draw:style-name="gr67" draw:text-style-name="P3" draw:layer="layout" svg:width="3.132cm" svg:height="8.44cm" svg:x="22.622cm" svg:y="23.119cm">
          <text:p/>
          <draw:enhanced-geometry svg:viewBox="0 0 21600 21600" draw:type="rectangle" draw:enhanced-path="M 0 0 L 21600 0 21600 21600 0 21600 0 0 Z N"/>
        </draw:custom-shape>
        <draw:frame draw:style-name="gr68" draw:text-style-name="P5" draw:layer="layout" svg:width="5.353cm" svg:height="1.847cm" svg:x="20.555cm" svg:y="26.104cm">
          <draw:text-box>
            <text:p><text:span text:style-name="T1">ZT20</text:span><text:span text:style-name="T4">1</text:span></text:p>
          </draw:text-box>
        </draw:frame>
        <draw:frame draw:style-name="gr69" draw:text-style-name="P5" draw:layer="layout" svg:width="5.385cm" svg:height="1.853cm" svg:x="20.423cm" svg:y="27.545cm">
          <draw:text-box>
            <text:p><text:span text:style-name="T1">ZT20</text:span><text:span text:style-name="T4">3</text:span></text:p>
          </draw:text-box>
        </draw:frame>
        <draw:frame draw:style-name="gr68" draw:text-style-name="P5" draw:layer="layout" svg:width="5.361cm" svg:height="1.847cm" svg:x="17.531cm" svg:y="26.104cm">
          <draw:text-box>
            <text:p><text:span text:style-name="T1">ZT20</text:span><text:span text:style-name="T4">2</text:span></text:p>
          </draw:text-box>
        </draw:frame>
        <draw:frame draw:style-name="gr70" draw:text-style-name="P5" draw:layer="layout" svg:width="5.68cm" svg:height="1.965cm" svg:x="46.229cm" svg:y="32cm">
          <draw:text-box>
            <text:p><text:span text:style-name="T1">ZT8</text:span><text:span text:style-name="T4">3</text:span></text:p>
          </draw:text-box>
        </draw:frame>
        <draw:frame draw:style-name="gr70" draw:text-style-name="P5" draw:layer="layout" svg:width="5.68cm" svg:height="1.965cm" svg:x="40.941cm" svg:y="29.53cm">
          <draw:text-box>
            <text:p><text:span text:style-name="T1">ZT8</text:span><text:span text:style-name="T4">2</text:span></text:p>
          </draw:text-box>
        </draw:frame>
        <draw:frame draw:style-name="gr71" draw:text-style-name="P5" draw:layer="layout" svg:width="5.68cm" svg:height="1.966cm" svg:x="38.56cm" svg:y="26.035cm">
          <draw:text-box>
            <text:p><text:span text:style-name="T1">ZT8</text:span><text:span text:style-name="T4">1</text:span></text:p>
          </draw:text-box>
        </draw:frame>
        <draw:frame draw:style-name="gr70" draw:text-style-name="P5" draw:layer="layout" svg:width="5.68cm" svg:height="1.965cm" svg:x="37.263cm" svg:y="29.53cm">
          <draw:text-box>
            <text:p><text:span text:style-name="T1">ZT4</text:span><text:span text:style-name="T4">3</text:span></text:p>
          </draw:text-box>
        </draw:frame>
        <draw:frame draw:style-name="gr72" draw:text-style-name="P5" draw:layer="layout" svg:width="5.732cm" svg:height="1.975cm" svg:x="35.135cm" svg:y="23.305cm">
          <draw:text-box>
            <text:p><text:span text:style-name="T1">ZT4</text:span><text:span text:style-name="T4">2</text:span></text:p>
          </draw:text-box>
        </draw:frame>
        <draw:frame draw:style-name="gr73" draw:text-style-name="P5" draw:layer="layout" svg:width="5.732cm" svg:height="1.926cm" svg:x="35.135cm" svg:y="25.101cm">
          <draw:text-box>
            <text:p><text:span text:style-name="T1">ZT4</text:span><text:span text:style-name="T4">1</text:span></text:p>
          </draw:text-box>
        </draw:frame>
        <draw:frame draw:style-name="gr74" draw:text-style-name="P5" draw:layer="layout" svg:width="5.68cm" svg:height="1.961cm" svg:x="38.094cm" svg:y="19.811cm">
          <draw:text-box>
            <text:p><text:span text:style-name="T1">ZT0</text:span><text:span text:style-name="T4">1</text:span></text:p>
          </draw:text-box>
        </draw:frame>
        <draw:frame draw:style-name="gr71" draw:text-style-name="P5" draw:layer="layout" svg:width="5.732cm" svg:height="1.966cm" svg:x="39.026cm" svg:y="21.818cm">
          <draw:text-box>
            <text:p><text:span text:style-name="T1">ZT0</text:span><text:span text:style-name="T4">2</text:span></text:p>
          </draw:text-box>
        </draw:frame>
        <draw:frame draw:style-name="gr74" draw:text-style-name="P5" draw:layer="layout" svg:width="5.68cm" svg:height="1.961cm" svg:x="38.094cm" svg:y="19.811cm">
          <draw:text-box>
            <text:p><text:span text:style-name="T1">ZT0</text:span><text:span text:style-name="T4">1</text:span></text:p>
          </draw:text-box>
        </draw:frame>
        <draw:frame draw:style-name="gr75" draw:text-style-name="P5" draw:layer="layout" svg:width="5.68cm" svg:height="1.927cm" svg:x="44.214cm" svg:y="26.286cm">
          <draw:text-box>
            <text:p><text:span text:style-name="T1">ZT0</text:span><text:span text:style-name="T4">3</text:span></text:p>
          </draw:text-box>
        </draw:frame>
        <draw:frame draw:style-name="gr71" draw:text-style-name="P5" draw:layer="layout" svg:width="5.679cm" svg:height="1.966cm" svg:x="42.817cm" svg:y="19.348cm">
          <draw:text-box>
            <text:p><text:span text:style-name="T1">ZT20</text:span><text:span text:style-name="T4">2</text:span></text:p>
          </draw:text-box>
        </draw:frame>
        <draw:frame draw:style-name="gr76" draw:text-style-name="P5" draw:layer="layout" svg:width="5.732cm" svg:height="1.976cm" svg:x="42.917cm" svg:y="20.734cm">
          <draw:text-box>
            <text:p><text:span text:style-name="T1">ZT20</text:span><text:span text:style-name="T4">1</text:span></text:p>
          </draw:text-box>
        </draw:frame>
        <draw:frame draw:style-name="gr75" draw:text-style-name="P5" draw:layer="layout" svg:width="5.68cm" svg:height="1.927cm" svg:x="40.223cm" svg:y="24.639cm">
          <draw:text-box>
            <text:p><text:span text:style-name="T1">ZT20</text:span><text:span text:style-name="T4">3</text:span></text:p>
          </draw:text-box>
        </draw:frame>
        <draw:custom-shape draw:style-name="gr77" draw:text-style-name="P3" draw:layer="layout" svg:width="3.329cm" svg:height="9.013cm" svg:x="51.12cm" svg:y="21.897cm">
          <text:p/>
          <draw:enhanced-geometry svg:viewBox="0 0 21600 21600" draw:type="rectangle" draw:enhanced-path="M 0 0 L 21600 0 21600 21600 0 21600 0 0 Z N"/>
        </draw:custom-shape>
        <draw:frame draw:style-name="gr78" draw:text-style-name="P5" draw:layer="layout" svg:width="5.68cm" svg:height="1.964cm" svg:x="46.229cm" svg:y="20.634cm">
          <draw:text-box>
            <text:p><text:span text:style-name="T1">ZT16</text:span><text:span text:style-name="T4">1</text:span></text:p>
          </draw:text-box>
        </draw:frame>
        <draw:frame draw:style-name="gr70" draw:text-style-name="P5" draw:layer="layout" svg:width="5.68cm" svg:height="1.965cm" svg:x="44.579cm" svg:y="24.851cm">
          <draw:text-box>
            <text:p><text:span text:style-name="T1">ZT16</text:span><text:span text:style-name="T4">3</text:span></text:p>
          </draw:text-box>
        </draw:frame>
        <draw:frame draw:style-name="gr76" draw:text-style-name="P5" draw:layer="layout" svg:width="5.68cm" svg:height="1.976cm" svg:x="43.069cm" svg:y="22.381cm">
          <draw:text-box>
            <text:p><text:span text:style-name="T1">ZT16</text:span><text:span text:style-name="T4">2</text:span></text:p>
          </draw:text-box>
        </draw:frame>
        <draw:frame draw:style-name="gr70" draw:text-style-name="P5" draw:layer="layout" svg:width="5.68cm" svg:height="1.965cm" svg:x="49.088cm" svg:y="23.204cm">
          <draw:text-box>
            <text:p><text:span text:style-name="T1">ZT12</text:span><text:span text:style-name="T4">3</text:span></text:p>
          </draw:text-box>
        </draw:frame>
        <draw:frame draw:style-name="gr71" draw:text-style-name="P5" draw:layer="layout" svg:width="5.68cm" svg:height="1.966cm" svg:x="49.088cm" svg:y="26.959cm">
          <draw:text-box>
            <text:p><text:span text:style-name="T1">ZT12</text:span><text:span text:style-name="T4">2</text:span></text:p>
          </draw:text-box>
        </draw:frame>
        <draw:frame draw:style-name="gr72" draw:text-style-name="P5" draw:layer="layout" svg:width="5.68cm" svg:height="1.975cm" svg:x="49.654cm" svg:y="24.74cm">
          <draw:text-box>
            <text:p><text:span text:style-name="T1">ZT12</text:span><text:span text:style-name="T4">1</text:span></text:p>
          </draw:text-box>
        </draw:frame>
        <draw:polygon draw:style-name="gr18" draw:text-style-name="P1" draw:layer="layout" svg:width="11.168cm" svg:height="10.443cm" draw:transform="skewX (0.00907571211037053) rotate (2.65674018738577) translate (17.7241440239782cm 32.7716986272222cm)" svg:viewBox="0 0 11169 10444" draw:points="64,0 9148,6 11169,4033 7780,10127 4383,10444 0,5935">
          <text:p/>
        </draw:polygon>
        <draw:polygon draw:style-name="gr19" draw:text-style-name="P1" draw:layer="layout" svg:width="9.771cm" svg:height="6.763cm" draw:transform="skewX (-0.00872664625997166) rotate (-2.43578150408329) translate (49.1151832427247cm 25.584671724138cm)" svg:viewBox="0 0 9772 6764" draw:points="3863,6471 9772,6456 7116,866 0,0 1150,4142 2824,6764">
          <text:p/>
        </draw:polygon>
        <draw:custom-shape draw:style-name="gr79" draw:text-style-name="P3" draw:layer="layout" svg:width="9.518cm" svg:height="1.854cm" svg:x="9.693cm" svg:y="35.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" draw:layer="layout" svg:width="10.056cm" svg:height="1.979cm" svg:x="38.311cm" svg:y="35.725cm">
          <text:p/>
          <draw:enhanced-geometry svg:viewBox="0 0 21600 21600" draw:type="rectangle" draw:enhanced-path="M 0 0 L 21600 0 21600 21600 0 21600 0 0 Z N"/>
        </draw:custom-shape>
        <draw:frame draw:style-name="gr81" draw:text-style-name="P8" draw:layer="layout" svg:width="5.68cm" svg:height="1.512cm" svg:x="41.985cm" svg:y="36.207cm">
          <draw:text-box>
            <text:p><text:span text:style-name="T5">PC1</text:span></text:p>
          </draw:text-box>
        </draw:frame>
        <draw:frame draw:style-name="gr82" draw:text-style-name="P8" draw:layer="layout" svg:width="5.385cm" svg:height="1.414cm" svg:x="14.075cm" svg:y="36.356cm">
          <draw:text-box>
            <text:p><text:span text:style-name="T5">PC1</text:span></text:p>
          </draw:text-box>
        </draw:frame>
        <draw:frame draw:style-name="gr83" draw:text-style-name="P8" draw:layer="layout" svg:width="5.303cm" svg:height="1.429cm" draw:transform="rotate (1.5707963267949) translate (5.603cm 26.924cm)">
          <draw:text-box>
            <text:p><text:span text:style-name="T5">PC2</text:span></text:p>
          </draw:text-box>
        </draw:frame>
        <draw:frame draw:style-name="gr84" draw:text-style-name="P8" draw:layer="layout" svg:width="5.674cm" svg:height="1.464cm" draw:transform="rotate (1.5707963267949) translate (33.252cm 25.971cm)">
          <draw:text-box>
            <text:p><text:span text:style-name="T5">PC2</text:span></text:p>
          </draw:text-box>
        </draw:frame>
        <draw:custom-shape draw:style-name="gr35" draw:text-style-name="P2" draw:layer="layout" svg:width="5.08cm" svg:height="0.762cm" svg:x="5.807cm" svg:y="5.4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.489cm" svg:height="0.762cm" svg:x="10.957cm" svg:y="5.4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7.8cm" svg:height="7.668cm" svg:x="-2.05cm" svg:y="3.97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5.36cm 8.547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6.56cm 8.54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7.86cm 8.547cm)">
          <draw:text-box>
            <text:p><text:span text:style-name="T6">ZT8</text:span></text:p>
          </draw:text-box>
        </draw:frame>
        <draw:line draw:style-name="gr11" draw:text-style-name="P1" draw:layer="layout" svg:x1="5.815cm" svg:y1="6.16cm" svg:x2="5.815cm" svg:y2="6.414cm">
          <text:p/>
        </draw:line>
        <draw:line draw:style-name="gr11" draw:text-style-name="P1" draw:layer="layout" svg:x1="8.366cm" svg:y1="6.16cm" svg:x2="8.366cm" svg:y2="6.414cm">
          <text:p/>
        </draw:line>
        <draw:line draw:style-name="gr11" draw:text-style-name="P1" draw:layer="layout" svg:x1="7.066cm" svg:y1="6.16cm" svg:x2="7.066cm" svg:y2="6.414cm">
          <text:p/>
        </draw:line>
        <draw:line draw:style-name="gr11" draw:text-style-name="P1" draw:layer="layout" svg:x1="8.366cm" svg:y1="6.16cm" svg:x2="8.366cm" svg:y2="6.414cm">
          <text:p/>
        </draw:line>
        <draw:line draw:style-name="gr11" draw:text-style-name="P1" draw:layer="layout" svg:x1="10.917cm" svg:y1="6.16cm" svg:x2="10.917cm" svg:y2="6.414cm">
          <text:p/>
        </draw:line>
        <draw:line draw:style-name="gr11" draw:text-style-name="P1" draw:layer="layout" svg:x1="9.617cm" svg:y1="6.16cm" svg:x2="9.617cm" svg:y2="6.414cm">
          <text:p/>
        </draw:line>
        <draw:frame draw:style-name="gr16" draw:text-style-name="P11" draw:layer="layout" svg:width="4.826cm" svg:height="1.668cm" draw:transform="rotate (1.5707963267949) translate (9.06cm 8.54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10.36cm 8.547cm)">
          <draw:text-box>
            <text:p><text:span text:style-name="T6">ZT16</text:span></text:p>
          </draw:text-box>
        </draw:frame>
        <draw:line draw:style-name="gr11" draw:text-style-name="P1" draw:layer="layout" svg:x1="10.906cm" svg:y1="6.16cm" svg:x2="10.906cm" svg:y2="6.414cm">
          <text:p/>
        </draw:line>
        <draw:line draw:style-name="gr11" draw:text-style-name="P1" draw:layer="layout" svg:x1="13.457cm" svg:y1="6.16cm" svg:x2="13.457cm" svg:y2="6.414cm">
          <text:p/>
        </draw:line>
        <draw:line draw:style-name="gr11" draw:text-style-name="P1" draw:layer="layout" svg:x1="12.157cm" svg:y1="6.16cm" svg:x2="12.157cm" svg:y2="6.414cm">
          <text:p/>
        </draw:line>
        <draw:frame draw:style-name="gr16" draw:text-style-name="P11" draw:layer="layout" svg:width="4.826cm" svg:height="1.668cm" draw:transform="rotate (1.5707963267949) translate (11.66cm 8.547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12.86cm 8.547cm)">
          <draw:text-box>
            <text:p><text:span text:style-name="T6">ZT0</text:span></text:p>
          </draw:text-box>
        </draw:frame>
        <draw:line draw:style-name="gr38" draw:text-style-name="P1" draw:layer="layout" svg:x1="5.562cm" svg:y1="3.323cm" svg:x2="5.562cm" svg:y2="5.406cm">
          <text:p/>
        </draw:line>
        <draw:line draw:style-name="gr39" draw:text-style-name="P1" draw:layer="layout" svg:x1="5.267cm" svg:y1="3.374cm" svg:x2="5.572cm" svg:y2="3.374cm">
          <text:p/>
        </draw:line>
        <draw:line draw:style-name="gr39" draw:text-style-name="P1" draw:layer="layout" svg:x1="5.268cm" svg:y1="4.374cm" svg:x2="5.573cm" svg:y2="4.374cm">
          <text:p/>
        </draw:line>
        <draw:line draw:style-name="gr39" draw:text-style-name="P1" draw:layer="layout" svg:x1="5.269cm" svg:y1="5.374cm" svg:x2="5.574cm" svg:y2="5.374cm">
          <text:p/>
        </draw:line>
        <draw:custom-shape draw:style-name="gr40" draw:text-style-name="P2" draw:layer="layout" svg:width="2.579cm" svg:height="0.762cm" svg:x="19.487cm" svg:y="5.41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5.06cm" svg:height="0.762cm" svg:x="22.066cm" svg:y="5.41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26cm" svg:height="1.668cm" draw:transform="rotate (1.5707963267949) translate (19.04cm 8.547cm)">
          <draw:text-box>
            <text:p><text:span text:style-name="T6">ZT0</text:span></text:p>
          </draw:text-box>
        </draw:frame>
        <draw:frame draw:style-name="gr16" draw:text-style-name="P11" draw:layer="layout" svg:width="4.826cm" svg:height="1.668cm" draw:transform="rotate (1.5707963267949) translate (20.24cm 8.547cm)">
          <draw:text-box>
            <text:p><text:span text:style-name="T6">ZT4</text:span></text:p>
          </draw:text-box>
        </draw:frame>
        <draw:frame draw:style-name="gr16" draw:text-style-name="P11" draw:layer="layout" svg:width="4.826cm" svg:height="1.668cm" draw:transform="rotate (1.5707963267949) translate (21.54cm 8.547cm)">
          <draw:text-box>
            <text:p><text:span text:style-name="T6">ZT8</text:span></text:p>
          </draw:text-box>
        </draw:frame>
        <draw:line draw:style-name="gr11" draw:text-style-name="P1" draw:layer="layout" svg:x1="22.046cm" svg:y1="6.16cm" svg:x2="22.046cm" svg:y2="6.414cm">
          <text:p/>
        </draw:line>
        <draw:line draw:style-name="gr42" draw:text-style-name="P1" draw:layer="layout" svg:x1="20.746cm" svg:y1="6.16cm" svg:x2="20.746cm" svg:y2="6.414cm">
          <text:p/>
        </draw:line>
        <draw:line draw:style-name="gr42" draw:text-style-name="P1" draw:layer="layout" svg:x1="22.046cm" svg:y1="6.16cm" svg:x2="22.046cm" svg:y2="6.414cm">
          <text:p/>
        </draw:line>
        <draw:line draw:style-name="gr11" draw:text-style-name="P1" draw:layer="layout" svg:x1="24.597cm" svg:y1="6.16cm" svg:x2="24.597cm" svg:y2="6.414cm">
          <text:p/>
        </draw:line>
        <draw:line draw:style-name="gr42" draw:text-style-name="P1" draw:layer="layout" svg:x1="23.297cm" svg:y1="6.16cm" svg:x2="23.297cm" svg:y2="6.414cm">
          <text:p/>
        </draw:line>
        <draw:frame draw:style-name="gr16" draw:text-style-name="P11" draw:layer="layout" svg:width="3.129cm" svg:height="1.668cm" draw:transform="rotate (1.5707963267949) translate (22.74cm 8.547cm)">
          <draw:text-box>
            <text:p><text:span text:style-name="T6">ZT12</text:span></text:p>
          </draw:text-box>
        </draw:frame>
        <draw:frame draw:style-name="gr16" draw:text-style-name="P11" draw:layer="layout" svg:width="4.826cm" svg:height="1.668cm" draw:transform="rotate (1.5707963267949) translate (24.04cm 8.547cm)">
          <draw:text-box>
            <text:p><text:span text:style-name="T6">ZT16</text:span></text:p>
          </draw:text-box>
        </draw:frame>
        <draw:line draw:style-name="gr42" draw:text-style-name="P1" draw:layer="layout" svg:x1="24.586cm" svg:y1="6.16cm" svg:x2="24.586cm" svg:y2="6.414cm">
          <text:p/>
        </draw:line>
        <draw:line draw:style-name="gr42" draw:text-style-name="P1" draw:layer="layout" svg:x1="27.137cm" svg:y1="6.16cm" svg:x2="27.137cm" svg:y2="6.414cm">
          <text:p/>
        </draw:line>
        <draw:line draw:style-name="gr42" draw:text-style-name="P1" draw:layer="layout" svg:x1="25.837cm" svg:y1="6.16cm" svg:x2="25.837cm" svg:y2="6.414cm">
          <text:p/>
        </draw:line>
        <draw:frame draw:style-name="gr16" draw:text-style-name="P11" draw:layer="layout" svg:width="4.826cm" svg:height="1.668cm" draw:transform="rotate (1.5707963267949) translate (25.34cm 8.547cm)">
          <draw:text-box>
            <text:p><text:span text:style-name="T6">ZT20</text:span></text:p>
          </draw:text-box>
        </draw:frame>
        <draw:frame draw:style-name="gr16" draw:text-style-name="P11" draw:layer="layout" svg:width="4.826cm" svg:height="1.668cm" draw:transform="rotate (1.5707963267949) translate (26.54cm 8.547cm)">
          <draw:text-box>
            <text:p><text:span text:style-name="T6">ZT0</text:span></text:p>
          </draw:text-box>
        </draw:frame>
        <draw:line draw:style-name="gr38" draw:text-style-name="P1" draw:layer="layout" svg:x1="19.342cm" svg:y1="3.323cm" svg:x2="19.342cm" svg:y2="5.406cm">
          <text:p/>
        </draw:line>
        <draw:line draw:style-name="gr39" draw:text-style-name="P1" draw:layer="layout" svg:x1="18.947cm" svg:y1="3.374cm" svg:x2="19.252cm" svg:y2="3.374cm">
          <text:p/>
        </draw:line>
        <draw:line draw:style-name="gr39" draw:text-style-name="P1" draw:layer="layout" svg:x1="18.948cm" svg:y1="4.374cm" svg:x2="19.253cm" svg:y2="4.374cm">
          <text:p/>
        </draw:line>
        <draw:line draw:style-name="gr39" draw:text-style-name="P1" draw:layer="layout" svg:x1="18.949cm" svg:y1="5.374cm" svg:x2="19.254cm" svg:y2="5.374cm">
          <text:p/>
        </draw:line>
        <draw:custom-shape draw:style-name="gr43" draw:text-style-name="P3" draw:layer="layout" svg:width="0.364cm" svg:height="0.402cm" svg:x="23.85cm" svg:y="4.878cm">
          <text:p/>
          <draw:enhanced-geometry svg:viewBox="0 0 21600 21600" draw:type="rectangle" draw:enhanced-path="M 0 0 L 21600 0 21600 21600 0 21600 0 0 Z N"/>
        </draw:custom-shape>
        <draw:frame draw:style-name="gr45" draw:text-style-name="P11" draw:layer="layout" svg:width="4.826cm" svg:height="2.004cm" draw:transform="rotate (1.5707963267949) translate (1.96cm 6.347cm)">
          <draw:text-box>
            <text:p><text:span text:style-name="T6">Irradi</text:span><text:span text:style-name="T6">ance </text:span><text:span text:style-name="T6">(mE </text:span><text:span text:style-name="T6">m</text:span><text:span text:style-name="T7">-2</text:span><text:span text:style-name="T6"> s</text:span><text:span text:style-name="T7">-1</text:span><text:span text:style-name="T6">)</text:span></text:p>
          </draw:text-box>
        </draw:frame>
        <draw:line draw:style-name="gr11" draw:text-style-name="P1" draw:layer="layout" svg:x1="5.836cm" svg:y1="6.16cm" svg:x2="5.836cm" svg:y2="6.414cm">
          <text:p/>
        </draw:line>
        <draw:line draw:style-name="gr39" draw:text-style-name="P1" draw:layer="layout" svg:x1="5.289cm" svg:y1="3.375cm" svg:x2="5.594cm" svg:y2="3.375cm">
          <text:p/>
        </draw:line>
        <draw:line draw:style-name="gr39" draw:text-style-name="P1" draw:layer="layout" svg:x1="5.29cm" svg:y1="4.375cm" svg:x2="5.595cm" svg:y2="4.375cm">
          <text:p/>
        </draw:line>
        <draw:line draw:style-name="gr39" draw:text-style-name="P1" draw:layer="layout" svg:x1="5.291cm" svg:y1="5.375cm" svg:x2="5.596cm" svg:y2="5.375cm">
          <text:p/>
        </draw:line>
        <draw:frame draw:style-name="gr16" draw:text-style-name="P13" draw:layer="layout" svg:width="0.79cm" svg:height="1.668cm" svg:x="4.622cm" svg:y="4.9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3.78cm" svg:y="3.8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4.08cm" svg:y="2.885cm">
          <draw:text-box>
            <text:p><text:span text:style-name="T8">2.5</text:span></text:p>
          </draw:text-box>
        </draw:frame>
        <draw:line draw:style-name="gr39" draw:text-style-name="P1" draw:layer="layout" svg:x1="18.988cm" svg:y1="3.374cm" svg:x2="19.293cm" svg:y2="3.374cm">
          <text:p/>
        </draw:line>
        <draw:line draw:style-name="gr39" draw:text-style-name="P1" draw:layer="layout" svg:x1="18.989cm" svg:y1="4.374cm" svg:x2="19.294cm" svg:y2="4.374cm">
          <text:p/>
        </draw:line>
        <draw:line draw:style-name="gr39" draw:text-style-name="P1" draw:layer="layout" svg:x1="18.99cm" svg:y1="5.374cm" svg:x2="19.295cm" svg:y2="5.374cm">
          <text:p/>
        </draw:line>
        <draw:frame draw:style-name="gr45" draw:text-style-name="P11" draw:layer="layout" svg:width="4.826cm" svg:height="2.004cm" draw:transform="rotate (1.5707963267949) translate (15.681cm 6.347cm)">
          <draw:text-box>
            <text:p><text:span text:style-name="T6">Irradi</text:span><text:span text:style-name="T6">ance </text:span><text:span text:style-name="T6">(mE </text:span><text:span text:style-name="T6">m</text:span><text:span text:style-name="T7">-2</text:span><text:span text:style-name="T6"> s</text:span><text:span text:style-name="T7">-1</text:span><text:span text:style-name="T6">)</text:span></text:p>
          </draw:text-box>
        </draw:frame>
        <draw:line draw:style-name="gr39" draw:text-style-name="P1" draw:layer="layout" svg:x1="19.01cm" svg:y1="3.375cm" svg:x2="19.315cm" svg:y2="3.375cm">
          <text:p/>
        </draw:line>
        <draw:line draw:style-name="gr39" draw:text-style-name="P1" draw:layer="layout" svg:x1="19.011cm" svg:y1="4.375cm" svg:x2="19.316cm" svg:y2="4.375cm">
          <text:p/>
        </draw:line>
        <draw:line draw:style-name="gr39" draw:text-style-name="P1" draw:layer="layout" svg:x1="19.012cm" svg:y1="5.375cm" svg:x2="19.317cm" svg:y2="5.375cm">
          <text:p/>
        </draw:line>
        <draw:frame draw:style-name="gr16" draw:text-style-name="P13" draw:layer="layout" svg:width="0.79cm" svg:height="1.668cm" svg:x="18.343cm" svg:y="4.921cm">
          <draw:text-box>
            <text:p><text:span text:style-name="T8">0</text:span></text:p>
          </draw:text-box>
        </draw:frame>
        <draw:frame draw:style-name="gr46" draw:text-style-name="P13" draw:layer="layout" svg:width="1.668cm" svg:height="0.954cm" svg:x="17.501cm" svg:y="3.885cm">
          <draw:text-box>
            <text:p><text:span text:style-name="T8">1.25</text:span></text:p>
          </draw:text-box>
        </draw:frame>
        <draw:frame draw:style-name="gr46" draw:text-style-name="P13" draw:layer="layout" svg:width="1.668cm" svg:height="0.954cm" svg:x="17.801cm" svg:y="2.885cm">
          <draw:text-box>
            <text:p><text:span text:style-name="T8">2.5</text:span></text:p>
          </draw:text-box>
        </draw:frame>
        <draw:line draw:style-name="gr42" draw:text-style-name="P1" draw:layer="layout" svg:x1="19.507cm" svg:y1="6.16cm" svg:x2="19.507cm" svg:y2="6.414cm">
          <text:p/>
        </draw:line>
        <draw:frame draw:style-name="gr85" draw:text-style-name="P14" draw:layer="layout" svg:width="6.25cm" svg:height="2.046cm" svg:x="29.296cm" svg:y="1.546cm">
          <draw:text-box>
            <text:p><text:span text:style-name="T9">B</text:span></text:p>
          </draw:text-box>
        </draw:frame>
        <draw:frame draw:style-name="gr85" draw:text-style-name="P14" draw:layer="layout" svg:width="6.25cm" svg:height="2.046cm" svg:x="-0.104cm" svg:y="1.546cm">
          <draw:text-box>
            <text:p><text:span text:style-name="T9">A</text:span></text:p>
          </draw:text-box>
        </draw:frame>
        <draw:frame draw:style-name="gr85" draw:text-style-name="P14" draw:layer="layout" svg:width="6.25cm" svg:height="2.046cm" svg:x="7.096cm" svg:y="17.846cm">
          <draw:text-box>
            <text:p><text:span text:style-name="T9">C</text:span></text:p>
          </draw:text-box>
        </draw:frame>
        <draw:frame draw:style-name="gr85" draw:text-style-name="P14" draw:layer="layout" svg:width="6.25cm" svg:height="2.046cm" svg:x="35.096cm" svg:y="17.846cm">
          <draw:text-box>
            <text:p><text:span text:style-name="T9">D</text:span></text:p>
          </draw:text-box>
        </draw:frame>
        <draw:custom-shape draw:style-name="gr86" draw:text-style-name="P2" draw:layer="layout" svg:width="1.27cm" svg:height="1.016cm" svg:x="35.052cm" svg:y="33.0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5.052cm" svg:y="28.8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4.952cm" svg:y="24.4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4.952cm" svg:y="20.3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38.952cm" svg:y="35.0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42.752cm" svg:y="35.0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46.752cm" svg:y="35.0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18.352cm" svg:y="35.2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14.752cm" svg:y="35.2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10.852cm" svg:y="35.2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6.952cm" svg:y="30.1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6.952cm" svg:y="25.19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.27cm" svg:height="1.016cm" svg:x="6.952cm" svg:y="20.19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5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3.922cm" fo:page-height="54.86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882cm" svg:x="1cm" svg:y="3.331cm"/>
      <draw:page-thumbnail draw:layer="backgroundobjects" svg:width="8.999cm" svg:height="5.882cm" svg:x="1cm" svg:y="11.907cm"/>
      <draw:page-thumbnail draw:layer="backgroundobjects" svg:width="8.999cm" svg:height="5.882cm" svg:x="1cm" svg:y="20.483cm"/>
      <draw:page-thumbnail draw:layer="backgroundobjects" svg:width="8.999cm" svg:height="5.882cm" svg:x="11cm" svg:y="3.331cm"/>
      <draw:page-thumbnail draw:layer="backgroundobjects" svg:width="8.999cm" svg:height="5.882cm" svg:x="11cm" svg:y="11.907cm"/>
      <draw:page-thumbnail draw:layer="backgroundobjects" svg:width="8.999cm" svg:height="5.882cm" svg:x="11cm" svg:y="20.48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09-27T19:20:31.293543312</dc:date>
    <meta:editing-duration>PT11H44M21S</meta:editing-duration>
    <meta:editing-cycles>26</meta:editing-cycles>
    <meta:generator>LibreOffice/6.4.7.2$Linux_X86_64 LibreOffice_project/40$Build-2</meta:generator>
    <meta:document-statistic meta:object-count="1367"/>
  </office:meta>
</office:document-meta>
</file>